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3.12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office:value-type="string">
            <text:p>prediction %</text:p>
          </table:table-cell>
          <table:table-cell office:value-type="string">
            <text:p>last close</text:p>
          </table:table-cell>
          <table:table-cell table:style-name="Default" office:value-type="string">
            <text:p>pudDate</text:p>
          </table:table-cell>
          <table:table-cell table:style-name="Default" office:value-type="string">
            <text:p>pudTime</text:p>
          </table:table-cell>
          <table:table-cell office:value-type="string">
            <text:p>title</text:p>
          </table:table-cell>
          <table:table-cell table:number-columns-repeated="3"/>
        </table:table-row>
        <table:table-row table:style-name="ro1">
          <table:table-cell office:value-type="string">
            <text:p>CP</text:p>
          </table:table-cell>
          <table:table-cell office:value-type="float" office:value="-0.36924277772">
            <text:p>-0,3692427777</text:p>
          </table:table-cell>
          <table:table-cell office:value-type="float" office:value="-0.191834364814">
            <text:p>-0,1918343648</text:p>
          </table:table-cell>
          <table:table-cell office:value-type="float" office:value="192.479996">
            <text:p>192,479996</text:p>
          </table:table-cell>
          <table:table-cell office:value-type="date" office:date-value="2017-01-18">
            <text:p>2017-01-18</text:p>
          </table:table-cell>
          <table:table-cell office:value-type="string">
            <text:p>21:42:00</text:p>
          </table:table-cell>
          <table:table-cell office:value-type="string">
            <text:p>Railroad Vet Teams With Activist to Target CSX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396">
            <text:p>3,96%</text:p>
          </table:table-cell>
        </table:table-row>
        <table:table-row table:style-name="ro1">
          <table:table-cell office:value-type="string">
            <text:p>AAV</text:p>
          </table:table-cell>
          <table:table-cell office:value-type="float" office:value="0.0885493679209">
            <text:p>0,0885493679</text:p>
          </table:table-cell>
          <table:table-cell office:value-type="float" office:value="1.07462825147">
            <text:p>1,0746282515</text:p>
          </table:table-cell>
          <table:table-cell office:value-type="float" office:value="8.24">
            <text:p>8,24</text:p>
          </table:table-cell>
          <table:table-cell office:value-type="date" office:date-value="2017-01-18">
            <text:p>2017-01-18</text:p>
          </table:table-cell>
          <table:table-cell office:value-type="string">
            <text:p>19:56:00</text:p>
          </table:table-cell>
          <table:table-cell office:value-type="string">
            <text:p>Advantage Provides Operational Update - Glacier Montney Development Outperforms 2016 Operating &amp; Financial Targets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316">
            <text:p>3,16%</text:p>
          </table:table-cell>
        </table:table-row>
        <table:table-row table:style-name="ro1">
          <table:table-cell office:value-type="string">
            <text:p>CCO</text:p>
          </table:table-cell>
          <table:table-cell office:value-type="float" office:value="-0.0816430988514">
            <text:p>-0,0816430989</text:p>
          </table:table-cell>
          <table:table-cell office:value-type="float" office:value="-0.567359964221">
            <text:p>-0,5673599642</text:p>
          </table:table-cell>
          <table:table-cell office:value-type="float" office:value="14.39">
            <text:p>14,39</text:p>
          </table:table-cell>
          <table:table-cell office:value-type="date" office:date-value="2017-01-18">
            <text:p>2017-01-18</text:p>
          </table:table-cell>
          <table:table-cell office:value-type="string">
            <text:p>19:32:00</text:p>
          </table:table-cell>
          <table:table-cell office:value-type="string">
            <text:p>Why Pearson, Cameco, and Mallinckrodt Slumped Today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1015">
            <text:p>10,15%</text:p>
          </table:table-cell>
        </table:table-row>
        <table:table-row table:style-name="ro1">
          <table:table-cell office:value-type="string">
            <text:p>NPI</text:p>
          </table:table-cell>
          <table:table-cell office:value-type="float" office:value="-0.0895301870158">
            <text:p>-0,089530187</text:p>
          </table:table-cell>
          <table:table-cell office:value-type="float" office:value="-0.379043959464">
            <text:p>-0,3790439595</text:p>
          </table:table-cell>
          <table:table-cell office:value-type="float" office:value="23.620001">
            <text:p>23,620001</text:p>
          </table:table-cell>
          <table:table-cell office:value-type="date" office:date-value="2017-01-18">
            <text:p>2017-01-18</text:p>
          </table:table-cell>
          <table:table-cell office:value-type="string">
            <text:p>19:21:32</text:p>
          </table:table-cell>
          <table:table-cell office:value-type="string">
            <text:p>Northland Announces Dates for the Fourth Quarter and Year Ended December 31, 2016 Financial Results Release and Details of Investor Call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-0.0047">
            <text:p>-0,47%</text:p>
          </table:table-cell>
        </table:table-row>
        <table:table-row table:style-name="ro1">
          <table:table-cell office:value-type="string">
            <text:p>HSE</text:p>
          </table:table-cell>
          <table:table-cell office:value-type="float" office:value="0.488285235475">
            <text:p>0,4882852355</text:p>
          </table:table-cell>
          <table:table-cell office:value-type="float" office:value="3.0575155634">
            <text:p>3,0575155634</text:p>
          </table:table-cell>
          <table:table-cell office:value-type="float" office:value="15.97">
            <text:p>15,97</text:p>
          </table:table-cell>
          <table:table-cell office:value-type="date" office:date-value="2017-01-18">
            <text:p>2017-01-18</text:p>
          </table:table-cell>
          <table:table-cell office:value-type="string">
            <text:p>18:21:59</text:p>
          </table:table-cell>
          <table:table-cell office:value-type="string">
            <text:p>Husky Energy to Present at CIBC Institutional Investor Conference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081">
            <text:p>0,81%</text:p>
          </table:table-cell>
        </table:table-row>
        <table:table-row table:style-name="ro1">
          <table:table-cell office:value-type="string">
            <text:p>TD</text:p>
          </table:table-cell>
          <table:table-cell office:value-type="float" office:value="0.0336204701793">
            <text:p>0,0336204702</text:p>
          </table:table-cell>
          <table:table-cell office:value-type="float" office:value="0.0504206211447">
            <text:p>0,0504206211</text:p>
          </table:table-cell>
          <table:table-cell office:value-type="float" office:value="66.68">
            <text:p>66,68</text:p>
          </table:table-cell>
          <table:table-cell office:value-type="date" office:date-value="2017-01-18">
            <text:p>2017-01-18</text:p>
          </table:table-cell>
          <table:table-cell office:value-type="string">
            <text:p>17:31:57</text:p>
          </table:table-cell>
          <table:table-cell office:value-type="string">
            <text:p>TD Ameritrade CEO: Trump Rally 'Got Ahead of Itself'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01">
            <text:p>-0,10%</text:p>
          </table:table-cell>
        </table:table-row>
        <table:table-row table:style-name="ro1">
          <table:table-cell office:value-type="string">
            <text:p>KDX</text:p>
          </table:table-cell>
          <table:table-cell office:value-type="float" office:value="-0.315488500902">
            <text:p>-0,3154885009</text:p>
          </table:table-cell>
          <table:table-cell office:value-type="float" office:value="-4.58558867589">
            <text:p>-4,5855886759</text:p>
          </table:table-cell>
          <table:table-cell office:value-type="float" office:value="6.88">
            <text:p>6,88</text:p>
          </table:table-cell>
          <table:table-cell office:value-type="date" office:date-value="2017-01-18">
            <text:p>2017-01-18</text:p>
          </table:table-cell>
          <table:table-cell office:value-type="string">
            <text:p>17:24:40</text:p>
          </table:table-cell>
          <table:table-cell office:value-type="string">
            <text:p>Klondex Reports Record Quarterly Production of 51,833 GEOs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-0.0291">
            <text:p>-2,91%</text:p>
          </table:table-cell>
        </table:table-row>
        <table:table-row table:style-name="ro1">
          <table:table-cell office:value-type="string">
            <text:p>FFH</text:p>
          </table:table-cell>
          <table:table-cell office:value-type="float" office:value="13.0876442085">
            <text:p>13,0876442085</text:p>
          </table:table-cell>
          <table:table-cell office:value-type="float" office:value="2.16242496918">
            <text:p>2,1624249692</text:p>
          </table:table-cell>
          <table:table-cell office:value-type="float" office:value="605.22998">
            <text:p>605,22998</text:p>
          </table:table-cell>
          <table:table-cell office:value-type="date" office:date-value="2017-01-18">
            <text:p>2017-01-18</text:p>
          </table:table-cell>
          <table:table-cell office:value-type="string">
            <text:p>17:24:00</text:p>
          </table:table-cell>
          <table:table-cell office:value-type="string">
            <text:p>Allied World Announces Expiration of â€œGo-Shopâ€ Period and Schedules Fourth Quarter 2016 Earnings Announcement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13">
            <text:p>1,30%</text:p>
          </table:table-cell>
        </table:table-row>
        <table:table-row table:style-name="ro1">
          <table:table-cell office:value-type="string">
            <text:p>MDA</text:p>
          </table:table-cell>
          <table:table-cell office:value-type="float" office:value="-0.365874459121">
            <text:p>-0,3658744591</text:p>
          </table:table-cell>
          <table:table-cell office:value-type="float" office:value="-0.523725241747">
            <text:p>-0,5237252417</text:p>
          </table:table-cell>
          <table:table-cell office:value-type="float" office:value="69.860001">
            <text:p>69,860001</text:p>
          </table:table-cell>
          <table:table-cell office:value-type="date" office:date-value="2017-01-18">
            <text:p>2017-01-18</text:p>
          </table:table-cell>
          <table:table-cell office:value-type="string">
            <text:p>17:00:00</text:p>
          </table:table-cell>
          <table:table-cell office:value-type="string">
            <text:p>MDA provides operational support to Asteroid Mission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2">
            <text:p>0,20%</text:p>
          </table:table-cell>
        </table:table-row>
        <table:table-row table:style-name="ro1">
          <table:table-cell office:value-type="string">
            <text:p>SRU-UN</text:p>
          </table:table-cell>
          <table:table-cell office:value-type="float" office:value="0.267775711622">
            <text:p>0,2677757116</text:p>
          </table:table-cell>
          <table:table-cell office:value-type="float" office:value="0.836276426054">
            <text:p>0,8362764261</text:p>
          </table:table-cell>
          <table:table-cell office:value-type="float" office:value="32.02">
            <text:p>32,02</text:p>
          </table:table-cell>
          <table:table-cell office:value-type="date" office:date-value="2017-01-18">
            <text:p>2017-01-18</text:p>
          </table:table-cell>
          <table:table-cell office:value-type="string">
            <text:p>17:00:00</text:p>
          </table:table-cell>
          <table:table-cell office:value-type="string">
            <text:p>SmartREIT Declares Distribution for January 2017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037">
            <text:p>-0,37%</text:p>
          </table:table-cell>
        </table:table-row>
        <table:table-row table:style-name="ro1">
          <table:table-cell office:value-type="string">
            <text:p>CIGI</text:p>
          </table:table-cell>
          <table:table-cell office:value-type="float" office:value="0.510585061327">
            <text:p>0,5105850613</text:p>
          </table:table-cell>
          <table:table-cell office:value-type="float" office:value="1.08289510004">
            <text:p>1,0828951</text:p>
          </table:table-cell>
          <table:table-cell office:value-type="float" office:value="47.150002">
            <text:p>47,150002</text:p>
          </table:table-cell>
          <table:table-cell office:value-type="date" office:date-value="2017-01-18">
            <text:p>2017-01-18</text:p>
          </table:table-cell>
          <table:table-cell office:value-type="string">
            <text:p>16:01:01</text:p>
          </table:table-cell>
          <table:table-cell office:value-type="string">
            <text:p>Colliers International Completes US$700 Million Revolving Credit Facility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095">
            <text:p>-0,95%</text:p>
          </table:table-cell>
        </table:table-row>
        <table:table-row table:style-name="ro1">
          <table:table-cell office:value-type="string">
            <text:p>GIL</text:p>
          </table:table-cell>
          <table:table-cell office:value-type="float" office:value="0.526588455715">
            <text:p>0,5265884557</text:p>
          </table:table-cell>
          <table:table-cell office:value-type="float" office:value="1.60643218969">
            <text:p>1,6064321897</text:p>
          </table:table-cell>
          <table:table-cell office:value-type="float" office:value="32.779999">
            <text:p>32,779999</text:p>
          </table:table-cell>
          <table:table-cell office:value-type="date" office:date-value="2017-01-18">
            <text:p>2017-01-18</text:p>
          </table:table-cell>
          <table:table-cell office:value-type="string">
            <text:p>15:25:06</text:p>
          </table:table-cell>
          <table:table-cell office:value-type="string">
            <text:p>â€‹American Apparel to close pair of Austin stores after bankruptcy sale</text:p>
          </table:table-cell>
          <table:table-cell table:number-columns-repeated="3"/>
        </table:table-row>
        <table:table-row table:style-name="ro1">
          <table:table-cell office:value-type="string">
            <text:p>ITP</text:p>
          </table:table-cell>
          <table:table-cell office:value-type="float" office:value="-0.209461829664">
            <text:p>-0,2094618297</text:p>
          </table:table-cell>
          <table:table-cell office:value-type="float" office:value="-0.873485528207">
            <text:p>-0,8734855282</text:p>
          </table:table-cell>
          <table:table-cell office:value-type="float" office:value="23.98">
            <text:p>23,98</text:p>
          </table:table-cell>
          <table:table-cell office:value-type="date" office:date-value="2017-01-18">
            <text:p>2017-01-18</text:p>
          </table:table-cell>
          <table:table-cell office:value-type="string">
            <text:p>15:15:24</text:p>
          </table:table-cell>
          <table:table-cell office:value-type="string">
            <text:p>Intertape Polymer Group(R) Celebrates Centennial Milestone for Two Major Brands</text:p>
          </table:table-cell>
          <table:table-cell table:number-columns-repeated="3"/>
        </table:table-row>
        <table:table-row table:style-name="ro1">
          <table:table-cell office:value-type="string">
            <text:p>MTL</text:p>
          </table:table-cell>
          <table:table-cell office:value-type="float" office:value="-0.192984482889">
            <text:p>-0,1929844829</text:p>
          </table:table-cell>
          <table:table-cell office:value-type="float" office:value="-0.984112560164">
            <text:p>-0,9841125602</text:p>
          </table:table-cell>
          <table:table-cell office:value-type="float" office:value="19.610001">
            <text:p>19,610001</text:p>
          </table:table-cell>
          <table:table-cell office:value-type="date" office:date-value="2017-01-18">
            <text:p>2017-01-18</text:p>
          </table:table-cell>
          <table:table-cell office:value-type="string">
            <text:p>14:28:13</text:p>
          </table:table-cell>
          <table:table-cell office:value-type="string">
            <text:p>Mullen Group Ltd. â€“ Value Analysis (TORONTO:MTL) : January 18, 2017</text:p>
          </table:table-cell>
          <table:table-cell table:number-columns-repeated="3"/>
        </table:table-row>
        <table:table-row table:style-name="ro1">
          <table:table-cell office:value-type="string">
            <text:p>MSI</text:p>
          </table:table-cell>
          <table:table-cell office:value-type="float" office:value="-0.188593650306">
            <text:p>-0,1885936503</text:p>
          </table:table-cell>
          <table:table-cell office:value-type="float" office:value="-1.00960198236">
            <text:p>-1,0096019824</text:p>
          </table:table-cell>
          <table:table-cell office:value-type="float" office:value="18.68">
            <text:p>18,68</text:p>
          </table:table-cell>
          <table:table-cell office:value-type="date" office:date-value="2017-01-18">
            <text:p>2017-01-18</text:p>
          </table:table-cell>
          <table:table-cell office:value-type="string">
            <text:p>14:26:47</text:p>
          </table:table-cell>
          <table:table-cell office:value-type="string">
            <text:p>Morneau Shepell, Inc. â€“ Value Analysis (TORONTO:MSI) : January 18, 2017</text:p>
          </table:table-cell>
          <table:table-cell table:number-columns-repeated="3"/>
        </table:table-row>
        <table:table-row table:style-name="ro1">
          <table:table-cell office:value-type="string">
            <text:p>MRU</text:p>
          </table:table-cell>
          <table:table-cell office:value-type="float" office:value="0.441742541296">
            <text:p>0,4417425413</text:p>
          </table:table-cell>
          <table:table-cell office:value-type="float" office:value="1.07037204094">
            <text:p>1,0703720409</text:p>
          </table:table-cell>
          <table:table-cell office:value-type="float" office:value="41.27">
            <text:p>41,27</text:p>
          </table:table-cell>
          <table:table-cell office:value-type="date" office:date-value="2017-01-18">
            <text:p>2017-01-18</text:p>
          </table:table-cell>
          <table:table-cell office:value-type="string">
            <text:p>14:25:25</text:p>
          </table:table-cell>
          <table:table-cell office:value-type="string">
            <text:p>Metro, Inc. â€“ Value Analysis (TORONTO:MRU) : January 18, 2017</text:p>
          </table:table-cell>
          <table:table-cell table:number-columns-repeated="3"/>
        </table:table-row>
        <table:table-row table:style-name="ro1">
          <table:table-cell office:value-type="string">
            <text:p>MG</text:p>
          </table:table-cell>
          <table:table-cell office:value-type="float" office:value="-0.605830115456">
            <text:p>-0,6058301155</text:p>
          </table:table-cell>
          <table:table-cell office:value-type="float" office:value="-1.06044128278">
            <text:p>-1,0604412828</text:p>
          </table:table-cell>
          <table:table-cell office:value-type="float" office:value="57.130001">
            <text:p>57,130001</text:p>
          </table:table-cell>
          <table:table-cell office:value-type="date" office:date-value="2017-01-18">
            <text:p>2017-01-18</text:p>
          </table:table-cell>
          <table:table-cell office:value-type="string">
            <text:p>14:21:39</text:p>
          </table:table-cell>
          <table:table-cell office:value-type="string">
            <text:p>Magna International, Inc. â€“ Value Analysis (TORONTO:MG) : January 18, 2017</text:p>
          </table:table-cell>
          <table:table-cell table:number-columns-repeated="3"/>
        </table:table-row>
        <table:table-row table:style-name="ro1">
          <table:table-cell office:value-type="string">
            <text:p>MEG</text:p>
          </table:table-cell>
          <table:table-cell office:value-type="float" office:value="-0.0726786622055">
            <text:p>-0,0726786622</text:p>
          </table:table-cell>
          <table:table-cell office:value-type="float" office:value="-0.958821401128">
            <text:p>-0,9588214011</text:p>
          </table:table-cell>
          <table:table-cell office:value-type="float" office:value="7.58">
            <text:p>7,58</text:p>
          </table:table-cell>
          <table:table-cell office:value-type="date" office:date-value="2017-01-18">
            <text:p>2017-01-18</text:p>
          </table:table-cell>
          <table:table-cell office:value-type="string">
            <text:p>14:20:57</text:p>
          </table:table-cell>
          <table:table-cell office:value-type="string">
            <text:p>MEG Energy Corp. â€“ Value Analysis (TORONTO:MEG) : January 18, 2017</text:p>
          </table:table-cell>
          <table:table-cell table:number-columns-repeated="3"/>
        </table:table-row>
        <table:table-row table:style-name="ro1">
          <table:table-cell office:value-type="string">
            <text:p>NVC</text:p>
          </table:table-cell>
          <table:table-cell office:value-type="float" office:value="-0.0704959397893">
            <text:p>-0,0704959398</text:p>
          </table:table-cell>
          <table:table-cell office:value-type="float" office:value="-2.92514272985">
            <text:p>-2,9251427299</text:p>
          </table:table-cell>
          <table:table-cell office:value-type="float" office:value="2.41">
            <text:p>2,41</text:p>
          </table:table-cell>
          <table:table-cell office:value-type="date" office:date-value="2017-01-18">
            <text:p>2017-01-18</text:p>
          </table:table-cell>
          <table:table-cell office:value-type="string">
            <text:p>14:04:00</text:p>
          </table:table-cell>
          <table:table-cell office:value-type="string">
            <text:p>Neovasc Announces Update in Litigation with CardiAQ</text:p>
          </table:table-cell>
          <table:table-cell table:number-columns-repeated="3"/>
        </table:table-row>
        <table:table-row table:style-name="ro1">
          <table:table-cell office:value-type="string">
            <text:p>CM</text:p>
          </table:table-cell>
          <table:table-cell office:value-type="float" office:value="0.723702484036">
            <text:p>0,723702484</text:p>
          </table:table-cell>
          <table:table-cell office:value-type="float" office:value="0.655646406691">
            <text:p>0,6556464067</text:p>
          </table:table-cell>
          <table:table-cell office:value-type="float" office:value="110.379997">
            <text:p>110,379997</text:p>
          </table:table-cell>
          <table:table-cell office:value-type="date" office:date-value="2017-01-18">
            <text:p>2017-01-18</text:p>
          </table:table-cell>
          <table:table-cell office:value-type="string">
            <text:p>13:53:47</text:p>
          </table:table-cell>
          <table:table-cell office:value-type="string">
            <text:p>Value Investing Versus Growth Investing: CIBC</text:p>
          </table:table-cell>
          <table:table-cell table:number-columns-repeated="3"/>
        </table:table-row>
        <table:table-row table:style-name="ro1">
          <table:table-cell office:value-type="string">
            <text:p>KEL</text:p>
          </table:table-cell>
          <table:table-cell office:value-type="float" office:value="-0.232972774379">
            <text:p>-0,2329727744</text:p>
          </table:table-cell>
          <table:table-cell office:value-type="float" office:value="-3.40603471314">
            <text:p>-3,4060347131</text:p>
          </table:table-cell>
          <table:table-cell office:value-type="float" office:value="6.84">
            <text:p>6,84</text:p>
          </table:table-cell>
          <table:table-cell office:value-type="date" office:date-value="2017-01-18">
            <text:p>2017-01-18</text:p>
          </table:table-cell>
          <table:table-cell office:value-type="string">
            <text:p>13:38:00</text:p>
          </table:table-cell>
          <table:table-cell office:value-type="string">
            <text:p>IIROC Trade Resumption - KEL</text:p>
          </table:table-cell>
          <table:table-cell table:number-columns-repeated="3"/>
        </table:table-row>
        <table:table-row table:style-name="ro1">
          <table:table-cell office:value-type="string">
            <text:p>BTE</text:p>
          </table:table-cell>
          <table:table-cell office:value-type="float" office:value="-0.272255639651">
            <text:p>-0,2722556397</text:p>
          </table:table-cell>
          <table:table-cell office:value-type="float" office:value="-4.73488068959">
            <text:p>-4,7348806896</text:p>
          </table:table-cell>
          <table:table-cell office:value-type="float" office:value="5.75">
            <text:p>5,75</text:p>
          </table:table-cell>
          <table:table-cell office:value-type="date" office:date-value="2017-01-18">
            <text:p>2017-01-18</text:p>
          </table:table-cell>
          <table:table-cell office:value-type="string">
            <text:p>13:22:45</text:p>
          </table:table-cell>
          <table:table-cell office:value-type="string">
            <text:p>Baytex Energy Corp. â€“ Value Analysis (TORONTO:BTE) : January 18, 2017</text:p>
          </table:table-cell>
          <table:table-cell table:number-columns-repeated="3"/>
        </table:table-row>
        <table:table-row table:style-name="ro1">
          <table:table-cell office:value-type="string">
            <text:p>BNE</text:p>
          </table:table-cell>
          <table:table-cell office:value-type="float" office:value="-0.819020765593">
            <text:p>-0,8190207656</text:p>
          </table:table-cell>
          <table:table-cell office:value-type="float" office:value="-3.07440238865">
            <text:p>-3,0744023887</text:p>
          </table:table-cell>
          <table:table-cell office:value-type="float" office:value="26.639999">
            <text:p>26,639999</text:p>
          </table:table-cell>
          <table:table-cell office:value-type="date" office:date-value="2017-01-18">
            <text:p>2017-01-18</text:p>
          </table:table-cell>
          <table:table-cell office:value-type="string">
            <text:p>13:19:20</text:p>
          </table:table-cell>
          <table:table-cell office:value-type="string">
            <text:p>Bonterra Energy Corp. â€“ Value Analysis (TORONTO:BNE) : January 18, 2017</text:p>
          </table:table-cell>
          <table:table-cell table:number-columns-repeated="3"/>
        </table:table-row>
        <table:table-row table:style-name="ro1">
          <table:table-cell office:value-type="string">
            <text:p>AIF</text:p>
          </table:table-cell>
          <table:table-cell office:value-type="float" office:value="-0.744821404704">
            <text:p>-0,7448214047</text:p>
          </table:table-cell>
          <table:table-cell office:value-type="float" office:value="-2.4910414873">
            <text:p>-2,4910414873</text:p>
          </table:table-cell>
          <table:table-cell office:value-type="float" office:value="29.9">
            <text:p>29,9</text:p>
          </table:table-cell>
          <table:table-cell office:value-type="date" office:date-value="2017-01-18">
            <text:p>2017-01-18</text:p>
          </table:table-cell>
          <table:table-cell office:value-type="string">
            <text:p>13:04:20</text:p>
          </table:table-cell>
          <table:table-cell office:value-type="string">
            <text:p>Altus Group Ltd. â€“ Value Analysis (TORONTO:AIF) : January 18, 2017</text:p>
          </table:table-cell>
          <table:table-cell table:number-columns-repeated="3"/>
        </table:table-row>
        <table:table-row table:style-name="ro1">
          <table:table-cell office:value-type="string">
            <text:p>ENB</text:p>
          </table:table-cell>
          <table:table-cell office:value-type="float" office:value="0.0675122987932">
            <text:p>0,0675122988</text:p>
          </table:table-cell>
          <table:table-cell office:value-type="float" office:value="0.117843074908">
            <text:p>0,1178430749</text:p>
          </table:table-cell>
          <table:table-cell office:value-type="float" office:value="57.290001">
            <text:p>57,290001</text:p>
          </table:table-cell>
          <table:table-cell office:value-type="date" office:date-value="2017-01-18">
            <text:p>2017-01-18</text:p>
          </table:table-cell>
          <table:table-cell office:value-type="string">
            <text:p>12:54:46</text:p>
          </table:table-cell>
          <table:table-cell office:value-type="string">
            <text:p>Shell bolsters offshore wind interests with bid in U.S. tender</text:p>
          </table:table-cell>
          <table:table-cell table:number-columns-repeated="3"/>
        </table:table-row>
        <table:table-row table:style-name="ro1">
          <table:table-cell office:value-type="string">
            <text:p>D-UN</text:p>
          </table:table-cell>
          <table:table-cell office:value-type="float" office:value="-0.316671095661">
            <text:p>-0,3166710957</text:p>
          </table:table-cell>
          <table:table-cell office:value-type="float" office:value="-1.5945170177">
            <text:p>-1,5945170177</text:p>
          </table:table-cell>
          <table:table-cell office:value-type="float" office:value="19.860001">
            <text:p>19,860001</text:p>
          </table:table-cell>
          <table:table-cell office:value-type="date" office:date-value="2017-01-18">
            <text:p>2017-01-18</text:p>
          </table:table-cell>
          <table:table-cell office:value-type="string">
            <text:p>12:31:42</text:p>
          </table:table-cell>
          <table:table-cell office:value-type="string">
            <text:p>Dream Office REIT Q4 2016 Financial Results Release Date, Webcast and Conference Call</text:p>
          </table:table-cell>
          <table:table-cell table:number-columns-repeated="3"/>
        </table:table-row>
        <table:table-row table:style-name="ro1">
          <table:table-cell office:value-type="string">
            <text:p>DRG-UN</text:p>
          </table:table-cell>
          <table:table-cell office:value-type="float" office:value="0.0643390716947">
            <text:p>0,0643390717</text:p>
          </table:table-cell>
          <table:table-cell office:value-type="float" office:value="0.675830585028">
            <text:p>0,675830585</text:p>
          </table:table-cell>
          <table:table-cell office:value-type="float" office:value="9.52">
            <text:p>9,52</text:p>
          </table:table-cell>
          <table:table-cell office:value-type="date" office:date-value="2017-01-18">
            <text:p>2017-01-18</text:p>
          </table:table-cell>
          <table:table-cell office:value-type="string">
            <text:p>12:31:02</text:p>
          </table:table-cell>
          <table:table-cell office:value-type="string">
            <text:p>Dream Global REIT Q4 2016 Financial Results Release Date, Webcast and Conference Call</text:p>
          </table:table-cell>
          <table:table-cell table:number-columns-repeated="3"/>
        </table:table-row>
        <table:table-row table:style-name="ro1">
          <table:table-cell office:value-type="string">
            <text:p>CG</text:p>
          </table:table-cell>
          <table:table-cell office:value-type="float" office:value="-0.0400826193321">
            <text:p>-0,0400826193</text:p>
          </table:table-cell>
          <table:table-cell office:value-type="float" office:value="-0.581750643426">
            <text:p>-0,5817506434</text:p>
          </table:table-cell>
          <table:table-cell office:value-type="float" office:value="6.89">
            <text:p>6,89</text:p>
          </table:table-cell>
          <table:table-cell office:value-type="date" office:date-value="2017-01-18">
            <text:p>2017-01-18</text:p>
          </table:table-cell>
          <table:table-cell office:value-type="string">
            <text:p>11:03:23</text:p>
          </table:table-cell>
          <table:table-cell office:value-type="string">
            <text:p>Centerra Gold 2016 Fourth Quarter and Year-End Results Conference Call and Webcast</text:p>
          </table:table-cell>
          <table:table-cell table:number-columns-repeated="3"/>
        </table:table-row>
        <table:table-row table:style-name="ro1">
          <table:table-cell office:value-type="string">
            <text:p>BCE</text:p>
          </table:table-cell>
          <table:table-cell office:value-type="float" office:value="-0.137416067652">
            <text:p>-0,1374160677</text:p>
          </table:table-cell>
          <table:table-cell office:value-type="float" office:value="-0.234899260944">
            <text:p>-0,2348992609</text:p>
          </table:table-cell>
          <table:table-cell office:value-type="float" office:value="58.5">
            <text:p>58,5</text:p>
          </table:table-cell>
          <table:table-cell office:value-type="date" office:date-value="2017-01-18">
            <text:p>2017-01-18</text:p>
          </table:table-cell>
          <table:table-cell office:value-type="string">
            <text:p>11:00:00</text:p>
          </table:table-cell>
          <table:table-cell office:value-type="string">
            <text:p>Bell Let's Talk and Northwestel announce mental health initiative with Embrace Life Council for Nunavut communities</text:p>
          </table:table-cell>
          <table:table-cell table:number-columns-repeated="3"/>
        </table:table-row>
        <table:table-row table:style-name="ro1">
          <table:table-cell office:value-type="string">
            <text:p>MIC</text:p>
          </table:table-cell>
          <table:table-cell office:value-type="float" office:value="0.0528481349371">
            <text:p>0,0528481349</text:p>
          </table:table-cell>
          <table:table-cell office:value-type="float" office:value="0.161368350953">
            <text:p>0,161368351</text:p>
          </table:table-cell>
          <table:table-cell office:value-type="float" office:value="32.75">
            <text:p>32,75</text:p>
          </table:table-cell>
          <table:table-cell office:value-type="date" office:date-value="2017-01-18">
            <text:p>2017-01-18</text:p>
          </table:table-cell>
          <table:table-cell office:value-type="string">
            <text:p>10:44:23</text:p>
          </table:table-cell>
          <table:table-cell office:value-type="string">
            <text:p>Genworth MI Canada, Inc. breached its 50 day moving average in a Bearish Manner : MIC-CA : January 18, 2017</text:p>
          </table:table-cell>
          <table:table-cell table:number-columns-repeated="3"/>
        </table:table-row>
        <table:table-row table:style-name="ro1">
          <table:table-cell office:value-type="string">
            <text:p>VET</text:p>
          </table:table-cell>
          <table:table-cell office:value-type="float" office:value="-0.197976801671">
            <text:p>-0,1979768017</text:p>
          </table:table-cell>
          <table:table-cell office:value-type="float" office:value="-0.357423371087">
            <text:p>-0,3574233711</text:p>
          </table:table-cell>
          <table:table-cell office:value-type="float" office:value="55.389999">
            <text:p>55,389999</text:p>
          </table:table-cell>
          <table:table-cell office:value-type="date" office:date-value="2017-01-18">
            <text:p>2017-01-18</text:p>
          </table:table-cell>
          <table:table-cell office:value-type="string">
            <text:p>10:43:40</text:p>
          </table:table-cell>
          <table:table-cell office:value-type="string">
            <text:p>Vermilion Energy, Inc. breached its 50 day moving average in a Bearish Manner : VET-CA : January 18, 2017</text:p>
          </table:table-cell>
          <table:table-cell table:number-columns-repeated="3"/>
        </table:table-row>
        <table:table-row table:style-name="ro1">
          <table:table-cell office:value-type="string">
            <text:p>WPK</text:p>
          </table:table-cell>
          <table:table-cell office:value-type="float" office:value="-0.432041382247">
            <text:p>-0,4320413822</text:p>
          </table:table-cell>
          <table:table-cell office:value-type="float" office:value="-0.933739749831">
            <text:p>-0,9337397498</text:p>
          </table:table-cell>
          <table:table-cell office:value-type="float" office:value="46.27">
            <text:p>46,27</text:p>
          </table:table-cell>
          <table:table-cell office:value-type="date" office:date-value="2017-01-18">
            <text:p>2017-01-18</text:p>
          </table:table-cell>
          <table:table-cell office:value-type="string">
            <text:p>10:40:43</text:p>
          </table:table-cell>
          <table:table-cell office:value-type="string">
            <text:p>Winpak Ltd. breached its 50 day moving average in a Bullish Manner : WPK-CA : January 18, 2017</text:p>
          </table:table-cell>
          <table:table-cell table:number-columns-repeated="3"/>
        </table:table-row>
        <table:table-row table:style-name="ro1">
          <table:table-cell office:value-type="string">
            <text:p>FM</text:p>
          </table:table-cell>
          <table:table-cell office:value-type="float" office:value="-0.0908234704092">
            <text:p>-0,0908234704</text:p>
          </table:table-cell>
          <table:table-cell office:value-type="float" office:value="-0.541906148026">
            <text:p>-0,541906148</text:p>
          </table:table-cell>
          <table:table-cell office:value-type="float" office:value="16.76">
            <text:p>16,76</text:p>
          </table:table-cell>
          <table:table-cell office:value-type="date" office:date-value="2017-01-18">
            <text:p>2017-01-18</text:p>
          </table:table-cell>
          <table:table-cell office:value-type="string">
            <text:p>10:13:15</text:p>
          </table:table-cell>
          <table:table-cell office:value-type="string">
            <text:p>CANADA STOCKS-TSX falls as energy stocks slip, Cameco falls</text:p>
          </table:table-cell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office:value-type="float" office:value="0.138408199887">
            <text:p>0,1384081999</text:p>
          </table:table-cell>
          <table:table-cell office:value-type="float" office:value="0.700092058103">
            <text:p>0,7000920581</text:p>
          </table:table-cell>
          <table:table-cell office:value-type="float" office:value="19.77">
            <text:p>19,77</text:p>
          </table:table-cell>
          <table:table-cell office:value-type="date" office:date-value="2017-01-18">
            <text:p>2017-01-18</text:p>
          </table:table-cell>
          <table:table-cell office:value-type="string">
            <text:p>10:13:15</text:p>
          </table:table-cell>
          <table:table-cell office:value-type="string">
            <text:p>CANADA STOCKS-TSX falls as energy stocks slip, Cameco falls</text:p>
          </table:table-cell>
          <table:table-cell table:number-columns-repeated="3"/>
        </table:table-row>
        <table:table-row table:style-name="ro1">
          <table:table-cell office:value-type="string">
            <text:p>SU</text:p>
          </table:table-cell>
          <table:table-cell office:value-type="float" office:value="0.150539176409">
            <text:p>0,1505391764</text:p>
          </table:table-cell>
          <table:table-cell office:value-type="float" office:value="0.3522207987">
            <text:p>0,3522207987</text:p>
          </table:table-cell>
          <table:table-cell office:value-type="float" office:value="42.740002">
            <text:p>42,740002</text:p>
          </table:table-cell>
          <table:table-cell office:value-type="date" office:date-value="2017-01-18">
            <text:p>2017-01-18</text:p>
          </table:table-cell>
          <table:table-cell office:value-type="string">
            <text:p>10:13:15</text:p>
          </table:table-cell>
          <table:table-cell office:value-type="string">
            <text:p>CANADA STOCKS-TSX falls as energy stocks slip, Cameco falls</text:p>
          </table:table-cell>
          <table:table-cell table:number-columns-repeated="3"/>
        </table:table-row>
        <table:table-row table:style-name="ro1">
          <table:table-cell office:value-type="string">
            <text:p>IMG</text:p>
          </table:table-cell>
          <table:table-cell office:value-type="float" office:value="-0.190476306672">
            <text:p>-0,1904763067</text:p>
          </table:table-cell>
          <table:table-cell office:value-type="float" office:value="-3.1746051112">
            <text:p>-3,1746051112</text:p>
          </table:table-cell>
          <table:table-cell office:value-type="float" office:value="6">
            <text:p>6</text:p>
          </table:table-cell>
          <table:table-cell office:value-type="date" office:date-value="2017-01-18">
            <text:p>2017-01-18</text:p>
          </table:table-cell>
          <table:table-cell office:value-type="string">
            <text:p>09:26:33</text:p>
          </table:table-cell>
          <table:table-cell office:value-type="string">
            <text:p>3 Types of Gold Stocks You're Best Off Avoiding Right Now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-0.500219227337">
            <text:p>-0,5002192273</text:p>
          </table:table-cell>
          <table:table-cell office:value-type="float" office:value="-0.699900965913">
            <text:p>-0,6999009659</text:p>
          </table:table-cell>
          <table:table-cell office:value-type="float" office:value="71.470001">
            <text:p>71,470001</text:p>
          </table:table-cell>
          <table:table-cell office:value-type="date" office:date-value="2017-01-18">
            <text:p>2017-01-18</text:p>
          </table:table-cell>
          <table:table-cell office:value-type="string">
            <text:p>09:00:00</text:p>
          </table:table-cell>
          <table:table-cell office:value-type="string">
            <text:p>'Liquidity Alliance' builds blockchain solution for cross-border collateral transfer</text:p>
          </table:table-cell>
          <table:table-cell table:number-columns-repeated="3"/>
        </table:table-row>
        <table:table-row table:style-name="ro1">
          <table:table-cell office:value-type="string">
            <text:p>YCM</text:p>
          </table:table-cell>
          <table:table-cell office:value-type="float" office:value="0.159960893506">
            <text:p>0,1599608935</text:p>
          </table:table-cell>
          <table:table-cell office:value-type="float" office:value="7.58108500027">
            <text:p>7,5810850003</text:p>
          </table:table-cell>
          <table:table-cell office:value-type="float" office:value="2.11">
            <text:p>2,11</text:p>
          </table:table-cell>
          <table:table-cell office:value-type="date" office:date-value="2017-01-18">
            <text:p>2017-01-18</text:p>
          </table:table-cell>
          <table:table-cell office:value-type="string">
            <text:p>09:00:00</text:p>
          </table:table-cell>
          <table:table-cell office:value-type="string">
            <text:p>Commerce Split Monthly Dividend Declared for Class I and Class II Preferred Shares</text:p>
          </table:table-cell>
          <table:table-cell table:number-columns-repeated="3"/>
        </table:table-row>
        <table:table-row table:style-name="ro1">
          <table:table-cell office:value-type="string">
            <text:p>IMO</text:p>
          </table:table-cell>
          <table:table-cell office:value-type="float" office:value="-0.516814302874">
            <text:p>-0,5168143029</text:p>
          </table:table-cell>
          <table:table-cell office:value-type="float" office:value="-1.14516794022">
            <text:p>-1,1451679402</text:p>
          </table:table-cell>
          <table:table-cell office:value-type="float" office:value="45.130001">
            <text:p>45,130001</text:p>
          </table:table-cell>
          <table:table-cell office:value-type="date" office:date-value="2017-01-18">
            <text:p>2017-01-18</text:p>
          </table:table-cell>
          <table:table-cell office:value-type="string">
            <text:p>08:46:01</text:p>
          </table:table-cell>
          <table:table-cell office:value-type="string">
            <text:p>BP Might Allocate Below $17B of Capital for 2017 &amp; 2018</text:p>
          </table:table-cell>
          <table:table-cell table:number-columns-repeated="3"/>
        </table:table-row>
        <table:table-row table:style-name="ro1">
          <table:table-cell office:value-type="string">
            <text:p>PAA</text:p>
          </table:table-cell>
          <table:table-cell office:value-type="float" office:value="0.289598495178">
            <text:p>0,2895984952</text:p>
          </table:table-cell>
          <table:table-cell office:value-type="float" office:value="1.20666039657">
            <text:p>1,2066603966</text:p>
          </table:table-cell>
          <table:table-cell office:value-type="float" office:value="24">
            <text:p>24</text:p>
          </table:table-cell>
          <table:table-cell office:value-type="date" office:date-value="2017-01-18">
            <text:p>2017-01-18</text:p>
          </table:table-cell>
          <table:table-cell office:value-type="string">
            <text:p>08:46:01</text:p>
          </table:table-cell>
          <table:table-cell office:value-type="string">
            <text:p>Do Options Traders Know Something About Pan American Silver (PAAS) Stock We Don't?</text:p>
          </table:table-cell>
          <table:table-cell table:number-columns-repeated="3"/>
        </table:table-row>
        <table:table-row table:style-name="ro1">
          <table:table-cell office:value-type="string">
            <text:p>EIF</text:p>
          </table:table-cell>
          <table:table-cell office:value-type="float" office:value="-0.623600921851">
            <text:p>-0,6236009219</text:p>
          </table:table-cell>
          <table:table-cell office:value-type="float" office:value="-1.47597851326">
            <text:p>-1,4759785133</text:p>
          </table:table-cell>
          <table:table-cell office:value-type="float" office:value="42.25">
            <text:p>42,25</text:p>
          </table:table-cell>
          <table:table-cell office:value-type="date" office:date-value="2017-01-18">
            <text:p>2017-01-18</text:p>
          </table:table-cell>
          <table:table-cell office:value-type="string">
            <text:p>08:15:00</text:p>
          </table:table-cell>
          <table:table-cell office:value-type="string">
            <text:p>Research Reports Initiated on Industrials Stocks Chorus Aviation, Air Canada, Exchange Income, and WestJet Airlines</text:p>
          </table:table-cell>
          <table:table-cell table:number-columns-repeated="3"/>
        </table:table-row>
        <table:table-row table:style-name="ro1">
          <table:table-cell office:value-type="string">
            <text:p>WJA</text:p>
          </table:table-cell>
          <table:table-cell office:value-type="float" office:value="-0.0757105754452">
            <text:p>-0,0757105754</text:p>
          </table:table-cell>
          <table:table-cell office:value-type="float" office:value="-0.325217234506">
            <text:p>-0,3252172345</text:p>
          </table:table-cell>
          <table:table-cell office:value-type="float" office:value="23.280001">
            <text:p>23,280001</text:p>
          </table:table-cell>
          <table:table-cell office:value-type="date" office:date-value="2017-01-18">
            <text:p>2017-01-18</text:p>
          </table:table-cell>
          <table:table-cell office:value-type="string">
            <text:p>08:15:00</text:p>
          </table:table-cell>
          <table:table-cell office:value-type="string">
            <text:p>Research Reports Initiated on Industrials Stocks Chorus Aviation, Air Canada, Exchange Income, and WestJet Airlines</text:p>
          </table:table-cell>
          <table:table-cell table:number-columns-repeated="3"/>
        </table:table-row>
        <table:table-row table:style-name="ro1">
          <table:table-cell office:value-type="string">
            <text:p>AC</text:p>
          </table:table-cell>
          <table:table-cell office:value-type="float" office:value="-0.0398854161178">
            <text:p>-0,0398854161</text:p>
          </table:table-cell>
          <table:table-cell office:value-type="float" office:value="-0.294140236857">
            <text:p>-0,2941402369</text:p>
          </table:table-cell>
          <table:table-cell office:value-type="float" office:value="13.56">
            <text:p>13,56</text:p>
          </table:table-cell>
          <table:table-cell office:value-type="date" office:date-value="2017-01-18">
            <text:p>2017-01-18</text:p>
          </table:table-cell>
          <table:table-cell office:value-type="string">
            <text:p>08:15:00</text:p>
          </table:table-cell>
          <table:table-cell office:value-type="string">
            <text:p>Research Reports Initiated on Industrials Stocks Chorus Aviation, Air Canada, Exchange Income, and WestJet Airlines</text:p>
          </table:table-cell>
          <table:table-cell table:number-columns-repeated="3"/>
        </table:table-row>
        <table:table-row table:style-name="ro1">
          <table:table-cell office:value-type="string">
            <text:p>GUD</text:p>
          </table:table-cell>
          <table:table-cell office:value-type="float" office:value="-0.0198138126764">
            <text:p>-0,0198138127</text:p>
          </table:table-cell>
          <table:table-cell office:value-type="float" office:value="-0.193117082616">
            <text:p>-0,1931170826</text:p>
          </table:table-cell>
          <table:table-cell office:value-type="float" office:value="10.26">
            <text:p>10,26</text:p>
          </table:table-cell>
          <table:table-cell office:value-type="date" office:date-value="2017-01-18">
            <text:p>2017-01-18</text:p>
          </table:table-cell>
          <table:table-cell office:value-type="string">
            <text:p>08:15:00</text:p>
          </table:table-cell>
          <table:table-cell office:value-type="string">
            <text:p>Research Reports Initiated on Healthcare Stocks Knight Therapeutics, Valeant Pharmaceuticals International, Merus Labs International, and Canopy Growth</text:p>
          </table:table-cell>
          <table:table-cell table:number-columns-repeated="3"/>
        </table:table-row>
        <table:table-row table:style-name="ro1">
          <table:table-cell office:value-type="string">
            <text:p>AGI</text:p>
          </table:table-cell>
          <table:table-cell office:value-type="float" office:value="-0.0033393723502">
            <text:p>-0,0033393724</text:p>
          </table:table-cell>
          <table:table-cell office:value-type="float" office:value="-0.0300573568875">
            <text:p>-0,0300573569</text:p>
          </table:table-cell>
          <table:table-cell office:value-type="float" office:value="11.11">
            <text:p>11,11</text:p>
          </table:table-cell>
          <table:table-cell office:value-type="date" office:date-value="2017-01-18">
            <text:p>2017-01-18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Premier Gold Mines, Capstone Mining, Alamos Gold, and Teranga Gold</text:p>
          </table:table-cell>
          <table:table-cell table:number-columns-repeated="3"/>
        </table:table-row>
        <table:table-row table:style-name="ro1">
          <table:table-cell office:value-type="string">
            <text:p>DHX-B</text:p>
          </table:table-cell>
          <table:table-cell office:value-type="float" office:value="0.0283433246492">
            <text:p>0,0283433246</text:p>
          </table:table-cell>
          <table:table-cell office:value-type="float" office:value="0.410772821003">
            <text:p>0,410772821</text:p>
          </table:table-cell>
          <table:table-cell office:value-type="float" office:value="6.9">
            <text:p>6,9</text:p>
          </table:table-cell>
          <table:table-cell office:value-type="date" office:date-value="2017-01-18">
            <text:p>2017-01-18</text:p>
          </table:table-cell>
          <table:table-cell office:value-type="string">
            <text:p>08:15:00</text:p>
          </table:table-cell>
          <table:table-cell office:value-type="string">
            <text:p>Research Reports Initiated on Consumer Cyclical Stocks Snipp Interactive, Intema Solutions, Sirius XM Canada Holdings, and DHX Media</text:p>
          </table:table-cell>
          <table:table-cell table:number-columns-repeated="3"/>
        </table:table-row>
        <table:table-row table:style-name="ro1">
          <table:table-cell office:value-type="string">
            <text:p>VRX</text:p>
          </table:table-cell>
          <table:table-cell office:value-type="float" office:value="0.358926935228">
            <text:p>0,3589269352</text:p>
          </table:table-cell>
          <table:table-cell office:value-type="float" office:value="1.800937959">
            <text:p>1,800937959</text:p>
          </table:table-cell>
          <table:table-cell office:value-type="float" office:value="19.93">
            <text:p>19,93</text:p>
          </table:table-cell>
          <table:table-cell office:value-type="date" office:date-value="2017-01-18">
            <text:p>2017-01-18</text:p>
          </table:table-cell>
          <table:table-cell office:value-type="string">
            <text:p>08:15:00</text:p>
          </table:table-cell>
          <table:table-cell office:value-type="string">
            <text:p>Research Reports Initiated on Healthcare Stocks Knight Therapeutics, Valeant Pharmaceuticals International, Merus Labs International, and Canopy Growth</text:p>
          </table:table-cell>
          <table:table-cell table:number-columns-repeated="3"/>
        </table:table-row>
        <table:table-row table:style-name="ro1">
          <table:table-cell office:value-type="string">
            <text:p>BMO</text:p>
          </table:table-cell>
          <table:table-cell office:value-type="float" office:value="-0.220189039059">
            <text:p>-0,2201890391</text:p>
          </table:table-cell>
          <table:table-cell office:value-type="float" office:value="-0.225418754155">
            <text:p>-0,2254187542</text:p>
          </table:table-cell>
          <table:table-cell office:value-type="float" office:value="97.68">
            <text:p>97,68</text:p>
          </table:table-cell>
          <table:table-cell office:value-type="date" office:date-value="2017-01-18">
            <text:p>2017-01-18</text:p>
          </table:table-cell>
          <table:table-cell office:value-type="string">
            <text:p>08:00:00</text:p>
          </table:table-cell>
          <table:table-cell office:value-type="string">
            <text:p>BMO Harris Bank Introduces BMO Harris Bank Masterpass(TM), Android Pay(TM) and Samsung Pay(TM)</text:p>
          </table:table-cell>
          <table:table-cell table:number-columns-repeated="3"/>
        </table:table-row>
        <table:table-row table:style-name="ro1">
          <table:table-cell office:value-type="string">
            <text:p>NGD</text:p>
          </table:table-cell>
          <table:table-cell office:value-type="float" office:value="-0.000799371371962">
            <text:p>-0,0007993714</text:p>
          </table:table-cell>
          <table:table-cell office:value-type="float" office:value="-0.0147485492982">
            <text:p>-0,0147485493</text:p>
          </table:table-cell>
          <table:table-cell office:value-type="float" office:value="5.42">
            <text:p>5,42</text:p>
          </table:table-cell>
          <table:table-cell office:value-type="date" office:date-value="2017-01-18">
            <text:p>2017-01-18</text:p>
          </table:table-cell>
          <table:table-cell office:value-type="string">
            <text:p>07:38:31</text:p>
          </table:table-cell>
          <table:table-cell office:value-type="string">
            <text:p>Why Gold Stocks Stole the Show in 2016</text:p>
          </table:table-cell>
          <table:table-cell table:number-columns-repeated="3"/>
        </table:table-row>
        <table:table-row table:style-name="ro1">
          <table:table-cell office:value-type="string">
            <text:p>PLI</text:p>
          </table:table-cell>
          <table:table-cell office:value-type="float" office:value="0.0388081313775">
            <text:p>0,0388081314</text:p>
          </table:table-cell>
          <table:table-cell office:value-type="float" office:value="1.78839315104">
            <text:p>1,788393151</text:p>
          </table:table-cell>
          <table:table-cell office:value-type="float" office:value="2.17">
            <text:p>2,17</text:p>
          </table:table-cell>
          <table:table-cell office:value-type="date" office:date-value="2017-01-18">
            <text:p>2017-01-18</text:p>
          </table:table-cell>
          <table:table-cell office:value-type="string">
            <text:p>07:15:00</text:p>
          </table:table-cell>
          <table:table-cell office:value-type="string">
            <text:p>European Commission grants orphan drug designation to ProMetic's PBI-4050 drug for the treatment of AlstrÃ¶m Syndrome</text:p>
          </table:table-cell>
          <table:table-cell table:number-columns-repeated="3"/>
        </table:table-row>
        <table:table-row table:style-name="ro1">
          <table:table-cell office:value-type="string">
            <text:p>SMT</text:p>
          </table:table-cell>
          <table:table-cell office:value-type="float" office:value="0.0497268524711">
            <text:p>0,0497268525</text:p>
          </table:table-cell>
          <table:table-cell office:value-type="float" office:value="2.42570012054">
            <text:p>2,4257001205</text:p>
          </table:table-cell>
          <table:table-cell office:value-type="float" office:value="2.05">
            <text:p>2,05</text:p>
          </table:table-cell>
          <table:table-cell office:value-type="date" office:date-value="2017-01-18">
            <text:p>2017-01-18</text:p>
          </table:table-cell>
          <table:table-cell office:value-type="string">
            <text:p>07:00:00</text:p>
          </table:table-cell>
          <table:table-cell office:value-type="string">
            <text:p>Sierra Metals reports 2016 production results and announces 2017 production and cost guidance</text:p>
          </table:table-cell>
          <table:table-cell table:number-columns-repeated="3"/>
        </table:table-row>
        <table:table-row table:style-name="ro1">
          <table:table-cell office:value-type="string">
            <text:p>DSG</text:p>
          </table:table-cell>
          <table:table-cell office:value-type="float" office:value="0.0824723494649">
            <text:p>0,0824723495</text:p>
          </table:table-cell>
          <table:table-cell office:value-type="float" office:value="0.29193752023">
            <text:p>0,2919375202</text:p>
          </table:table-cell>
          <table:table-cell office:value-type="float" office:value="28.25">
            <text:p>28,25</text:p>
          </table:table-cell>
          <table:table-cell office:value-type="date" office:date-value="2017-01-18">
            <text:p>2017-01-18</text:p>
          </table:table-cell>
          <table:table-cell office:value-type="string">
            <text:p>06:46:02</text:p>
          </table:table-cell>
          <table:table-cell office:value-type="string">
            <text:p>BC Sands Deploys Descartes' Same-Day Optimization Technology in Australia</text:p>
          </table:table-cell>
          <table:table-cell table:number-columns-repeated="3"/>
        </table:table-row>
        <table:table-row table:style-name="ro1">
          <table:table-cell office:value-type="string">
            <text:p>SSO</text:p>
          </table:table-cell>
          <table:table-cell office:value-type="float" office:value="-0.330219783929">
            <text:p>-0,3302197839</text:p>
          </table:table-cell>
          <table:table-cell office:value-type="float" office:value="-2.45152029643">
            <text:p>-2,4515202964</text:p>
          </table:table-cell>
          <table:table-cell office:value-type="float" office:value="13.47">
            <text:p>13,47</text:p>
          </table:table-cell>
          <table:table-cell office:value-type="date" office:date-value="2017-01-18">
            <text:p>2017-01-18</text:p>
          </table:table-cell>
          <table:table-cell office:value-type="string">
            <text:p>06:40:16</text:p>
          </table:table-cell>
          <table:table-cell office:value-type="string">
            <text:p>Silver Standard Resources Inc.'s Best Moves in 2016</text:p>
          </table:table-cell>
          <table:table-cell table:number-columns-repeated="3"/>
        </table:table-row>
        <table:table-row table:style-name="ro1">
          <table:table-cell office:value-type="string">
            <text:p>RY</text:p>
          </table:table-cell>
          <table:table-cell office:value-type="float" office:value="0.0847556524344">
            <text:p>0,0847556524</text:p>
          </table:table-cell>
          <table:table-cell office:value-type="float" office:value="0.0905702614052">
            <text:p>0,0905702614</text:p>
          </table:table-cell>
          <table:table-cell office:value-type="float" office:value="93.580002">
            <text:p>93,580002</text:p>
          </table:table-cell>
          <table:table-cell office:value-type="date" office:date-value="2017-01-18">
            <text:p>2017-01-18</text:p>
          </table:table-cell>
          <table:table-cell office:value-type="string">
            <text:p>06:00:01</text:p>
          </table:table-cell>
          <table:table-cell office:value-type="string">
            <text:p>Canada's Royal Bank boosts focus on AI with new research lab</text:p>
          </table:table-cell>
          <table:table-cell table:number-columns-repeated="3"/>
        </table:table-row>
        <table:table-row table:style-name="ro1">
          <table:table-cell office:value-type="string">
            <text:p>ALA</text:p>
          </table:table-cell>
          <table:table-cell office:value-type="float" office:value="-0.273896395565">
            <text:p>-0,2738963956</text:p>
          </table:table-cell>
          <table:table-cell office:value-type="float" office:value="-0.84431690508">
            <text:p>-0,8443169051</text:p>
          </table:table-cell>
          <table:table-cell office:value-type="float" office:value="32.439999">
            <text:p>32,439999</text:p>
          </table:table-cell>
          <table:table-cell office:value-type="date" office:date-value="2017-01-18">
            <text:p>2017-01-18</text:p>
          </table:table-cell>
          <table:table-cell office:value-type="string">
            <text:p>05:36:38</text:p>
          </table:table-cell>
          <table:table-cell office:value-type="string">
            <text:p>PRESS DIGEST- Canada - Jan 18</text:p>
          </table:table-cell>
          <table:table-cell table:number-columns-repeated="3"/>
        </table:table-row>
        <table:table-row table:style-name="ro1">
          <table:table-cell office:value-type="string">
            <text:p>BBD-B</text:p>
          </table:table-cell>
          <table:table-cell office:value-type="float" office:value="-0.10171013112">
            <text:p>-0,1017101311</text:p>
          </table:table-cell>
          <table:table-cell office:value-type="float" office:value="-3.69855022255">
            <text:p>-3,6985502226</text:p>
          </table:table-cell>
          <table:table-cell office:value-type="float" office:value="2.75">
            <text:p>2,75</text:p>
          </table:table-cell>
          <table:table-cell office:value-type="date" office:date-value="2017-01-18">
            <text:p>2017-01-18</text:p>
          </table:table-cell>
          <table:table-cell office:value-type="string">
            <text:p>05:36:38</text:p>
          </table:table-cell>
          <table:table-cell office:value-type="string">
            <text:p>PRESS DIGEST- Canada - Jan 18</text:p>
          </table:table-cell>
          <table:table-cell table:number-columns-repeated="3"/>
        </table:table-row>
        <table:table-row table:style-name="ro1">
          <table:table-cell office:value-type="string">
            <text:p>BBD.B</text:p>
          </table:table-cell>
          <table:table-cell office:value-type="float" office:value="-0.0991156394111">
            <text:p>-0,0991156394</text:p>
          </table:table-cell>
          <table:table-cell office:value-type="float" office:value="-3.60420506949">
            <text:p>-3,6042050695</text:p>
          </table:table-cell>
          <table:table-cell office:value-type="float" office:value="2.75">
            <text:p>2,75</text:p>
          </table:table-cell>
          <table:table-cell office:value-type="date" office:date-value="2017-01-18">
            <text:p>2017-01-18</text:p>
          </table:table-cell>
          <table:table-cell office:value-type="string">
            <text:p>05:36:38</text:p>
          </table:table-cell>
          <table:table-cell office:value-type="string">
            <text:p>PRESS DIGEST- Canada - Jan 18</text:p>
          </table:table-cell>
          <table:table-cell table:number-columns-repeated="3"/>
        </table:table-row>
        <table:table-row table:style-name="ro1">
          <table:table-cell office:value-type="string">
            <text:p>YRI</text:p>
          </table:table-cell>
          <table:table-cell office:value-type="float" office:value="0.0974693175848">
            <text:p>0,0974693176</text:p>
          </table:table-cell>
          <table:table-cell office:value-type="float" office:value="2.28801214988">
            <text:p>2,2880121499</text:p>
          </table:table-cell>
          <table:table-cell office:value-type="float" office:value="4.26">
            <text:p>4,26</text:p>
          </table:table-cell>
          <table:table-cell office:value-type="date" office:date-value="2017-01-17">
            <text:p>2017-01-17</text:p>
          </table:table-cell>
          <table:table-cell office:value-type="string">
            <text:p>18:24:42</text:p>
          </table:table-cell>
          <table:table-cell office:value-type="string">
            <text:p>Strike ends at Yamana Gold's El PeÃ±Ã³n mine, union says</text:p>
          </table:table-cell>
          <table:table-cell table:number-columns-repeated="3"/>
        </table:table-row>
        <table:table-row table:style-name="ro1">
          <table:table-cell office:value-type="string">
            <text:p>MFC</text:p>
          </table:table-cell>
          <table:table-cell office:value-type="float" office:value="0.248189263092">
            <text:p>0,2481892631</text:p>
          </table:table-cell>
          <table:table-cell office:value-type="float" office:value="1.03111451222">
            <text:p>1,0311145122</text:p>
          </table:table-cell>
          <table:table-cell office:value-type="float" office:value="24.07">
            <text:p>24,07</text:p>
          </table:table-cell>
          <table:table-cell office:value-type="date" office:date-value="2017-01-17">
            <text:p>2017-01-17</text:p>
          </table:table-cell>
          <table:table-cell office:value-type="string">
            <text:p>18:21:06</text:p>
          </table:table-cell>
          <table:table-cell office:value-type="string">
            <text:p>Manulife's Greene: GOP Border-Tax Proposal a Scary One</text:p>
          </table:table-cell>
          <table:table-cell table:number-columns-repeated="3"/>
        </table:table-row>
        <table:table-row table:style-name="ro1">
          <table:table-cell office:value-type="string">
            <text:p>AEM</text:p>
          </table:table-cell>
          <table:table-cell office:value-type="float" office:value="-0.22593417749">
            <text:p>-0,2259341775</text:p>
          </table:table-cell>
          <table:table-cell office:value-type="float" office:value="-0.372153156337">
            <text:p>-0,3721531563</text:p>
          </table:table-cell>
          <table:table-cell office:value-type="float" office:value="60.709999">
            <text:p>60,709999</text:p>
          </table:table-cell>
          <table:table-cell office:value-type="date" office:date-value="2017-01-17">
            <text:p>2017-01-17</text:p>
          </table:table-cell>
          <table:table-cell office:value-type="string">
            <text:p>17:36:28</text:p>
          </table:table-cell>
          <table:table-cell office:value-type="string">
            <text:p>What Are Minersâ€™ Volatility and RSI Levels?</text:p>
          </table:table-cell>
          <table:table-cell table:number-columns-repeated="3"/>
        </table:table-row>
        <table:table-row table:style-name="ro1">
          <table:table-cell office:value-type="string">
            <text:p>CNR</text:p>
          </table:table-cell>
          <table:table-cell office:value-type="float" office:value="0.667055337671">
            <text:p>0,6670553377</text:p>
          </table:table-cell>
          <table:table-cell office:value-type="float" office:value="0.726560671171">
            <text:p>0,7265606712</text:p>
          </table:table-cell>
          <table:table-cell office:value-type="float" office:value="91.809998">
            <text:p>91,809998</text:p>
          </table:table-cell>
          <table:table-cell office:value-type="date" office:date-value="2017-01-17">
            <text:p>2017-01-17</text:p>
          </table:table-cell>
          <table:table-cell office:value-type="string">
            <text:p>17:36:02</text:p>
          </table:table-cell>
          <table:table-cell office:value-type="string">
            <text:p>Interpreting Canadian Nationalâ€™s Intermodal Volumes</text:p>
          </table:table-cell>
          <table:table-cell table:number-columns-repeated="3"/>
        </table:table-row>
        <table:table-row table:style-name="ro1">
          <table:table-cell office:value-type="string">
            <text:p>AP-UN</text:p>
          </table:table-cell>
          <table:table-cell office:value-type="float" office:value="-0.190507555969">
            <text:p>-0,190507556</text:p>
          </table:table-cell>
          <table:table-cell office:value-type="float" office:value="-0.541830363961">
            <text:p>-0,541830364</text:p>
          </table:table-cell>
          <table:table-cell office:value-type="float" office:value="35.16">
            <text:p>35,16</text:p>
          </table:table-cell>
          <table:table-cell office:value-type="date" office:date-value="2017-01-17">
            <text:p>2017-01-17</text:p>
          </table:table-cell>
          <table:table-cell office:value-type="string">
            <text:p>17:26:33</text:p>
          </table:table-cell>
          <table:table-cell office:value-type="string">
            <text:p>Allied Properties REIT Announces Conference Call to Discuss Fourth-Quarter and Year-End Financial Results</text:p>
          </table:table-cell>
          <table:table-cell table:number-columns-repeated="3"/>
        </table:table-row>
        <table:table-row table:style-name="ro1">
          <table:table-cell office:value-type="string">
            <text:p>GRT-UN</text:p>
          </table:table-cell>
          <table:table-cell office:value-type="float" office:value="-0.12533351328">
            <text:p>-0,1253335133</text:p>
          </table:table-cell>
          <table:table-cell office:value-type="float" office:value="-0.286463506308">
            <text:p>-0,2864635063</text:p>
          </table:table-cell>
          <table:table-cell office:value-type="float" office:value="43.752">
            <text:p>43,752</text:p>
          </table:table-cell>
          <table:table-cell office:value-type="date" office:date-value="2017-01-17">
            <text:p>2017-01-17</text:p>
          </table:table-cell>
          <table:table-cell office:value-type="string">
            <text:p>17:08:00</text:p>
          </table:table-cell>
          <table:table-cell office:value-type="string">
            <text:p>Granite REIT Declares Monthly Distribution</text:p>
          </table:table-cell>
          <table:table-cell table:number-columns-repeated="3"/>
        </table:table-row>
        <table:table-row table:style-name="ro1">
          <table:table-cell office:value-type="string">
            <text:p>HCG</text:p>
          </table:table-cell>
          <table:table-cell office:value-type="float" office:value="-0.0599402928325">
            <text:p>-0,0599402928</text:p>
          </table:table-cell>
          <table:table-cell office:value-type="float" office:value="-0.201141929006">
            <text:p>-0,201141929</text:p>
          </table:table-cell>
          <table:table-cell office:value-type="float" office:value="29.799999">
            <text:p>29,799999</text:p>
          </table:table-cell>
          <table:table-cell office:value-type="date" office:date-value="2017-01-17">
            <text:p>2017-01-17</text:p>
          </table:table-cell>
          <table:table-cell office:value-type="string">
            <text:p>17:03:22</text:p>
          </table:table-cell>
          <table:table-cell office:value-type="string">
            <text:p>CANADA STOCKS-TSX falls as financials, railway stocks weigh</text:p>
          </table:table-cell>
          <table:table-cell table:number-columns-repeated="3"/>
        </table:table-row>
        <table:table-row table:style-name="ro1">
          <table:table-cell office:value-type="string">
            <text:p>WFT</text:p>
          </table:table-cell>
          <table:table-cell office:value-type="float" office:value="-0.118454496906">
            <text:p>-0,1184544969</text:p>
          </table:table-cell>
          <table:table-cell office:value-type="float" office:value="-0.253649880876">
            <text:p>-0,2536498809</text:p>
          </table:table-cell>
          <table:table-cell office:value-type="float" office:value="46.700001">
            <text:p>46,700001</text:p>
          </table:table-cell>
          <table:table-cell office:value-type="date" office:date-value="2017-01-17">
            <text:p>2017-01-17</text:p>
          </table:table-cell>
          <table:table-cell office:value-type="string">
            <text:p>17:01:00</text:p>
          </table:table-cell>
          <table:table-cell office:value-type="string">
            <text:p>West Fraser Timber Co. Ltd. ("WFT"): Notice of Fourth Quarter Results Conference Call</text:p>
          </table:table-cell>
          <table:table-cell table:number-columns-repeated="3"/>
        </table:table-row>
        <table:table-row table:style-name="ro1">
          <table:table-cell office:value-type="string">
            <text:p>UNS</text:p>
          </table:table-cell>
          <table:table-cell office:value-type="float" office:value="0.0179441789148">
            <text:p>0,0179441789</text:p>
          </table:table-cell>
          <table:table-cell office:value-type="float" office:value="0.0598338743408">
            <text:p>0,0598338743</text:p>
          </table:table-cell>
          <table:table-cell office:value-type="float" office:value="29.99">
            <text:p>29,99</text:p>
          </table:table-cell>
          <table:table-cell office:value-type="date" office:date-value="2017-01-17">
            <text:p>2017-01-17</text:p>
          </table:table-cell>
          <table:table-cell office:value-type="string">
            <text:p>17:00:00</text:p>
          </table:table-cell>
          <table:table-cell office:value-type="string">
            <text:p>Uni-Select Inc.: FinishMaster completes two acquisitions in Northeast</text:p>
          </table:table-cell>
          <table:table-cell table:number-columns-repeated="3"/>
        </table:table-row>
        <table:table-row table:style-name="ro1">
          <table:table-cell office:value-type="string">
            <text:p>TRP</text:p>
          </table:table-cell>
          <table:table-cell office:value-type="float" office:value="0.178913249257">
            <text:p>0,1789132493</text:p>
          </table:table-cell>
          <table:table-cell office:value-type="float" office:value="0.28950364426">
            <text:p>0,2895036443</text:p>
          </table:table-cell>
          <table:table-cell office:value-type="float" office:value="61.799999">
            <text:p>61,799999</text:p>
          </table:table-cell>
          <table:table-cell office:value-type="date" office:date-value="2017-01-17">
            <text:p>2017-01-17</text:p>
          </table:table-cell>
          <table:table-cell office:value-type="string">
            <text:p>16:01:51</text:p>
          </table:table-cell>
          <table:table-cell office:value-type="string">
            <text:p>Exclusive - Canadian energy firms at bigger risk from cyber, bomb attacks - spy agency</text:p>
          </table:table-cell>
          <table:table-cell table:number-columns-repeated="3"/>
        </table:table-row>
        <table:table-row table:style-name="ro1">
          <table:table-cell office:value-type="string">
            <text:p>PWF</text:p>
          </table:table-cell>
          <table:table-cell office:value-type="float" office:value="-0.199433957509">
            <text:p>-0,1994339575</text:p>
          </table:table-cell>
          <table:table-cell office:value-type="float" office:value="-0.590740430461">
            <text:p>-0,5907404305</text:p>
          </table:table-cell>
          <table:table-cell office:value-type="float" office:value="33.759998">
            <text:p>33,759998</text:p>
          </table:table-cell>
          <table:table-cell office:value-type="date" office:date-value="2017-01-17">
            <text:p>2017-01-17</text:p>
          </table:table-cell>
          <table:table-cell office:value-type="string">
            <text:p>16:00:32</text:p>
          </table:table-cell>
          <table:table-cell office:value-type="string">
            <text:p>Deals of the day-Mergers and acquisitions</text:p>
          </table:table-cell>
          <table:table-cell table:number-columns-repeated="3"/>
        </table:table-row>
        <table:table-row table:style-name="ro1">
          <table:table-cell office:value-type="string">
            <text:p>EMA</text:p>
          </table:table-cell>
          <table:table-cell office:value-type="float" office:value="0.139810577491">
            <text:p>0,1398105775</text:p>
          </table:table-cell>
          <table:table-cell office:value-type="float" office:value="0.306266311864">
            <text:p>0,3062663119</text:p>
          </table:table-cell>
          <table:table-cell office:value-type="float" office:value="45.650002">
            <text:p>45,650002</text:p>
          </table:table-cell>
          <table:table-cell office:value-type="date" office:date-value="2017-01-17">
            <text:p>2017-01-17</text:p>
          </table:table-cell>
          <table:table-cell office:value-type="string">
            <text:p>15:03:00</text:p>
          </table:table-cell>
          <table:table-cell office:value-type="string">
            <text:p>Emera Announces Expiration and Settlement of Exchange Offer</text:p>
          </table:table-cell>
          <table:table-cell table:number-columns-repeated="3"/>
        </table:table-row>
        <table:table-row table:style-name="ro1">
          <table:table-cell office:value-type="string">
            <text:p>HBM</text:p>
          </table:table-cell>
          <table:table-cell office:value-type="float" office:value="-0.139595598218">
            <text:p>-0,1395955982</text:p>
          </table:table-cell>
          <table:table-cell office:value-type="float" office:value="-1.5223075051">
            <text:p>-1,5223075051</text:p>
          </table:table-cell>
          <table:table-cell office:value-type="float" office:value="9.17">
            <text:p>9,17</text:p>
          </table:table-cell>
          <table:table-cell office:value-type="date" office:date-value="2017-01-17">
            <text:p>2017-01-17</text:p>
          </table:table-cell>
          <table:table-cell office:value-type="string">
            <text:p>14:45:00</text:p>
          </table:table-cell>
          <table:table-cell office:value-type="string">
            <text:p>Hudbay Announces 2017 Production and Cost Guidance and Management Appointment</text:p>
          </table:table-cell>
          <table:table-cell table:number-columns-repeated="3"/>
        </table:table-row>
        <table:table-row table:style-name="ro1">
          <table:table-cell office:value-type="string">
            <text:p>TRQ</text:p>
          </table:table-cell>
          <table:table-cell office:value-type="float" office:value="0.208748159916">
            <text:p>0,2087481599</text:p>
          </table:table-cell>
          <table:table-cell office:value-type="float" office:value="4.68045201605">
            <text:p>4,6804520161</text:p>
          </table:table-cell>
          <table:table-cell office:value-type="float" office:value="4.46">
            <text:p>4,46</text:p>
          </table:table-cell>
          <table:table-cell office:value-type="date" office:date-value="2017-01-17">
            <text:p>2017-01-17</text:p>
          </table:table-cell>
          <table:table-cell office:value-type="string">
            <text:p>13:43:00</text:p>
          </table:table-cell>
          <table:table-cell office:value-type="string">
            <text:p>ETFs with exposure to Turquoise Hill Resources Ltd. : January 17, 2017</text:p>
          </table:table-cell>
          <table:table-cell table:number-columns-repeated="3"/>
        </table:table-row>
        <table:table-row table:style-name="ro1">
          <table:table-cell office:value-type="string">
            <text:p>BIR</text:p>
          </table:table-cell>
          <table:table-cell office:value-type="float" office:value="-0.0530509413573">
            <text:p>-0,0530509414</text:p>
          </table:table-cell>
          <table:table-cell office:value-type="float" office:value="-0.613305680431">
            <text:p>-0,6133056804</text:p>
          </table:table-cell>
          <table:table-cell office:value-type="float" office:value="8.65">
            <text:p>8,65</text:p>
          </table:table-cell>
          <table:table-cell office:value-type="date" office:date-value="2017-01-17">
            <text:p>2017-01-17</text:p>
          </table:table-cell>
          <table:table-cell office:value-type="string">
            <text:p>12:42:07</text:p>
          </table:table-cell>
          <table:table-cell office:value-type="string">
            <text:p>Encana Corp Stock Surged More Than 100% in 2016. Does It Have Anything Left for 2017?</text:p>
          </table:table-cell>
          <table:table-cell table:number-columns-repeated="3"/>
        </table:table-row>
        <table:table-row table:style-name="ro1">
          <table:table-cell office:value-type="string">
            <text:p>ECA</text:p>
          </table:table-cell>
          <table:table-cell office:value-type="float" office:value="0.283513624322">
            <text:p>0,2835136243</text:p>
          </table:table-cell>
          <table:table-cell office:value-type="float" office:value="1.65217729792">
            <text:p>1,6521772979</text:p>
          </table:table-cell>
          <table:table-cell office:value-type="float" office:value="17.16">
            <text:p>17,16</text:p>
          </table:table-cell>
          <table:table-cell office:value-type="date" office:date-value="2017-01-17">
            <text:p>2017-01-17</text:p>
          </table:table-cell>
          <table:table-cell office:value-type="string">
            <text:p>12:42:07</text:p>
          </table:table-cell>
          <table:table-cell office:value-type="string">
            <text:p>Encana Corp Stock Surged More Than 100% in 2016. Does It Have Anything Left for 2017?</text:p>
          </table:table-cell>
          <table:table-cell table:number-columns-repeated="3"/>
        </table:table-row>
        <table:table-row table:style-name="ro1">
          <table:table-cell office:value-type="string">
            <text:p>SLW</text:p>
          </table:table-cell>
          <table:table-cell office:value-type="float" office:value="0.169787643164">
            <text:p>0,1697876432</text:p>
          </table:table-cell>
          <table:table-cell office:value-type="float" office:value="0.629776147856">
            <text:p>0,6297761479</text:p>
          </table:table-cell>
          <table:table-cell office:value-type="float" office:value="26.959999">
            <text:p>26,959999</text:p>
          </table:table-cell>
          <table:table-cell office:value-type="date" office:date-value="2017-01-17">
            <text:p>2017-01-17</text:p>
          </table:table-cell>
          <table:table-cell office:value-type="string">
            <text:p>12:35:04</text:p>
          </table:table-cell>
          <table:table-cell office:value-type="string">
            <text:p>Why Credit Suisseâ€™s Top Metals &amp; Mining Picks Have 30% to 40% Upside</text:p>
          </table:table-cell>
          <table:table-cell table:number-columns-repeated="3"/>
        </table:table-row>
        <table:table-row table:style-name="ro1">
          <table:table-cell office:value-type="string">
            <text:p>IFC</text:p>
          </table:table-cell>
          <table:table-cell office:value-type="float" office:value="-0.457225999618">
            <text:p>-0,4572259996</text:p>
          </table:table-cell>
          <table:table-cell office:value-type="float" office:value="-0.486721300707">
            <text:p>-0,4867213007</text:p>
          </table:table-cell>
          <table:table-cell office:value-type="float" office:value="93.940002">
            <text:p>93,940002</text:p>
          </table:table-cell>
          <table:table-cell office:value-type="date" office:date-value="2017-01-17">
            <text:p>2017-01-17</text:p>
          </table:table-cell>
          <table:table-cell office:value-type="string">
            <text:p>12:12:33</text:p>
          </table:table-cell>
          <table:table-cell office:value-type="string">
            <text:p>ETFs with exposure to Intact Financial Corp. : January 17, 2017</text:p>
          </table:table-cell>
          <table:table-cell table:number-columns-repeated="3"/>
        </table:table-row>
        <table:table-row table:style-name="ro1">
          <table:table-cell office:value-type="string">
            <text:p>AIM</text:p>
          </table:table-cell>
          <table:table-cell office:value-type="float" office:value="0.0400058223451">
            <text:p>0,0400058223</text:p>
          </table:table-cell>
          <table:table-cell office:value-type="float" office:value="0.45720939823">
            <text:p>0,4572093982</text:p>
          </table:table-cell>
          <table:table-cell office:value-type="float" office:value="8.75">
            <text:p>8,75</text:p>
          </table:table-cell>
          <table:table-cell office:value-type="date" office:date-value="2017-01-17">
            <text:p>2017-01-17</text:p>
          </table:table-cell>
          <table:table-cell office:value-type="string">
            <text:p>12:00:00</text:p>
          </table:table-cell>
          <table:table-cell office:value-type="string">
            <text:p>Media Advisory - Aimia to report 2016 fourth quarter results</text:p>
          </table:table-cell>
          <table:table-cell table:number-columns-repeated="3"/>
        </table:table-row>
        <table:table-row table:style-name="ro1">
          <table:table-cell office:value-type="string">
            <text:p>BNS</text:p>
          </table:table-cell>
          <table:table-cell office:value-type="float" office:value="-0.0750781259132">
            <text:p>-0,0750781259</text:p>
          </table:table-cell>
          <table:table-cell office:value-type="float" office:value="-0.0970377704563">
            <text:p>-0,0970377705</text:p>
          </table:table-cell>
          <table:table-cell office:value-type="float" office:value="77.370003">
            <text:p>77,370003</text:p>
          </table:table-cell>
          <table:table-cell office:value-type="date" office:date-value="2017-01-17">
            <text:p>2017-01-17</text:p>
          </table:table-cell>
          <table:table-cell office:value-type="string">
            <text:p>11:33:00</text:p>
          </table:table-cell>
          <table:table-cell office:value-type="string">
            <text:p>Sunnier days for the global economy: Scotiabank Economics Global Outlook</text:p>
          </table:table-cell>
          <table:table-cell table:number-columns-repeated="3"/>
        </table:table-row>
        <table:table-row table:style-name="ro1">
          <table:table-cell office:value-type="string">
            <text:p>CLS</text:p>
          </table:table-cell>
          <table:table-cell office:value-type="float" office:value="-0.291808618481">
            <text:p>-0,2918086185</text:p>
          </table:table-cell>
          <table:table-cell office:value-type="float" office:value="-1.8035143293">
            <text:p>-1,8035143293</text:p>
          </table:table-cell>
          <table:table-cell office:value-type="float" office:value="16.18">
            <text:p>16,18</text:p>
          </table:table-cell>
          <table:table-cell office:value-type="date" office:date-value="2017-01-17">
            <text:p>2017-01-17</text:p>
          </table:table-cell>
          <table:table-cell office:value-type="string">
            <text:p>11:17:34</text:p>
          </table:table-cell>
          <table:table-cell office:value-type="string">
            <text:p>ETFs with exposure to Celestica, Inc. : January 17, 2017</text:p>
          </table:table-cell>
          <table:table-cell table:number-columns-repeated="3"/>
        </table:table-row>
        <table:table-row table:style-name="ro1">
          <table:table-cell office:value-type="string">
            <text:p>SLF</text:p>
          </table:table-cell>
          <table:table-cell office:value-type="float" office:value="-0.201477593438">
            <text:p>-0,2014775934</text:p>
          </table:table-cell>
          <table:table-cell office:value-type="float" office:value="-0.383693774732">
            <text:p>-0,3836937747</text:p>
          </table:table-cell>
          <table:table-cell office:value-type="float" office:value="52.509998">
            <text:p>52,509998</text:p>
          </table:table-cell>
          <table:table-cell office:value-type="date" office:date-value="2017-01-17">
            <text:p>2017-01-17</text:p>
          </table:table-cell>
          <table:table-cell office:value-type="string">
            <text:p>10:30:00</text:p>
          </table:table-cell>
          <table:table-cell office:value-type="string">
            <text:p>Boston Celtics and Sun Life Financial Team Up with YMCAs throughout New England for 3rd annual Fit to Win Program</text:p>
          </table:table-cell>
          <table:table-cell table:number-columns-repeated="3"/>
        </table:table-row>
        <table:table-row table:style-name="ro1">
          <table:table-cell office:value-type="string">
            <text:p>AYA</text:p>
          </table:table-cell>
          <table:table-cell office:value-type="float" office:value="-0.289798116678">
            <text:p>-0,2897981167</text:p>
          </table:table-cell>
          <table:table-cell office:value-type="float" office:value="-1.61088447292">
            <text:p>-1,6108844729</text:p>
          </table:table-cell>
          <table:table-cell office:value-type="float" office:value="17.99">
            <text:p>17,99</text:p>
          </table:table-cell>
          <table:table-cell office:value-type="date" office:date-value="2017-01-17">
            <text:p>2017-01-17</text:p>
          </table:table-cell>
          <table:table-cell office:value-type="string">
            <text:p>09:30:02</text:p>
          </table:table-cell>
          <table:table-cell office:value-type="string">
            <text:p>Does Amaya (AYA) Make for a Value Pick At The Moment?</text:p>
          </table:table-cell>
          <table:table-cell table:number-columns-repeated="3"/>
        </table:table-row>
        <table:table-row table:style-name="ro1">
          <table:table-cell office:value-type="string">
            <text:p>POT</text:p>
          </table:table-cell>
          <table:table-cell office:value-type="float" office:value="-0.167120903573">
            <text:p>-0,1671209036</text:p>
          </table:table-cell>
          <table:table-cell office:value-type="float" office:value="-0.676876860283">
            <text:p>-0,6768768603</text:p>
          </table:table-cell>
          <table:table-cell office:value-type="float" office:value="24.690001">
            <text:p>24,690001</text:p>
          </table:table-cell>
          <table:table-cell office:value-type="date" office:date-value="2017-01-17">
            <text:p>2017-01-17</text:p>
          </table:table-cell>
          <table:table-cell office:value-type="string">
            <text:p>08:49:17</text:p>
          </table:table-cell>
          <table:table-cell office:value-type="string">
            <text:p>Israeli official opposes extension to ICL's Dead Sea mining permit</text:p>
          </table:table-cell>
          <table:table-cell table:number-columns-repeated="3"/>
        </table:table-row>
        <table:table-row table:style-name="ro1">
          <table:table-cell office:value-type="string">
            <text:p>TV</text:p>
          </table:table-cell>
          <table:table-cell office:value-type="float" office:value="-0.04119732647">
            <text:p>-0,0411973265</text:p>
          </table:table-cell>
          <table:table-cell office:value-type="float" office:value="-3.2957861176">
            <text:p>-3,2957861176</text:p>
          </table:table-cell>
          <table:table-cell office:value-type="float" office:value="1.25">
            <text:p>1,25</text:p>
          </table:table-cell>
          <table:table-cell office:value-type="date" office:date-value="2017-01-17">
            <text:p>2017-01-17</text:p>
          </table:table-cell>
          <table:table-cell office:value-type="string">
            <text:p>08:48:05</text:p>
          </table:table-cell>
          <table:table-cell office:value-type="string">
            <text:p>Trevali reports record Q4-2016 and 2016 annual zinc production</text:p>
          </table:table-cell>
          <table:table-cell table:number-columns-repeated="3"/>
        </table:table-row>
        <table:table-row table:style-name="ro1">
          <table:table-cell office:value-type="string">
            <text:p>ABX</text:p>
          </table:table-cell>
          <table:table-cell office:value-type="float" office:value="0.0191189562936">
            <text:p>0,0191189563</text:p>
          </table:table-cell>
          <table:table-cell office:value-type="float" office:value="0.0849731390828">
            <text:p>0,0849731391</text:p>
          </table:table-cell>
          <table:table-cell office:value-type="float" office:value="22.5">
            <text:p>22,5</text:p>
          </table:table-cell>
          <table:table-cell office:value-type="date" office:date-value="2017-01-17">
            <text:p>2017-01-17</text:p>
          </table:table-cell>
          <table:table-cell office:value-type="string">
            <text:p>08:42:22</text:p>
          </table:table-cell>
          <table:table-cell office:value-type="string">
            <text:p>How Risky Is Royal Gold, Inc.?</text:p>
          </table:table-cell>
          <table:table-cell table:number-columns-repeated="3"/>
        </table:table-row>
        <table:table-row table:style-name="ro1">
          <table:table-cell office:value-type="string">
            <text:p>GIB-A</text:p>
          </table:table-cell>
          <table:table-cell office:value-type="float" office:value="0.0197177349996">
            <text:p>0,019717735</text:p>
          </table:table-cell>
          <table:table-cell office:value-type="float" office:value="0.0305275371121">
            <text:p>0,0305275371</text:p>
          </table:table-cell>
          <table:table-cell office:value-type="float" office:value="64.589996">
            <text:p>64,589996</text:p>
          </table:table-cell>
          <table:table-cell office:value-type="date" office:date-value="2017-01-17">
            <text:p>2017-01-17</text:p>
          </table:table-cell>
          <table:table-cell office:value-type="string">
            <text:p>08:30:00</text:p>
          </table:table-cell>
          <table:table-cell office:value-type="string">
            <text:p>CGI awarded Department of Homeland Security contract for credential management services</text:p>
          </table:table-cell>
          <table:table-cell table:number-columns-repeated="3"/>
        </table:table-row>
        <table:table-row table:style-name="ro1">
          <table:table-cell office:value-type="string">
            <text:p>FSV</text:p>
          </table:table-cell>
          <table:table-cell office:value-type="float" office:value="-0.948410741713">
            <text:p>-0,9484107417</text:p>
          </table:table-cell>
          <table:table-cell office:value-type="float" office:value="-1.44552770501">
            <text:p>-1,445527705</text:p>
          </table:table-cell>
          <table:table-cell office:value-type="float" office:value="65.610001">
            <text:p>65,610001</text:p>
          </table:table-cell>
          <table:table-cell office:value-type="date" office:date-value="2017-01-17">
            <text:p>2017-01-17</text:p>
          </table:table-cell>
          <table:table-cell office:value-type="string">
            <text:p>08:15:00</text:p>
          </table:table-cell>
          <table:table-cell office:value-type="string">
            <text:p>Research Reports Initiated on Real Estate Stocks FirstService, Brookfield Asset Management, Temple Hotels, and Canadian Apartment Properties REIT</text:p>
          </table:table-cell>
          <table:table-cell table:number-columns-repeated="3"/>
        </table:table-row>
        <table:table-row table:style-name="ro1">
          <table:table-cell office:value-type="string">
            <text:p>RBA</text:p>
          </table:table-cell>
          <table:table-cell office:value-type="float" office:value="-0.679950523303">
            <text:p>-0,6799505233</text:p>
          </table:table-cell>
          <table:table-cell office:value-type="float" office:value="-1.58681576439">
            <text:p>-1,5868157644</text:p>
          </table:table-cell>
          <table:table-cell office:value-type="float" office:value="42.849998">
            <text:p>42,849998</text:p>
          </table:table-cell>
          <table:table-cell office:value-type="date" office:date-value="2017-01-17">
            <text:p>2017-01-17</text:p>
          </table:table-cell>
          <table:table-cell office:value-type="string">
            <text:p>08:15:00</text:p>
          </table:table-cell>
          <table:table-cell office:value-type="string">
            <text:p>Research Reports Initiated on Industrials Stocks Ritchie Bros. Auctioneers, Data Communications Management, DealNet Capital, and Mission Ready Services</text:p>
          </table:table-cell>
          <table:table-cell table:number-columns-repeated="3"/>
        </table:table-row>
        <table:table-row table:style-name="ro1">
          <table:table-cell office:value-type="string">
            <text:p>CAR-UN</text:p>
          </table:table-cell>
          <table:table-cell office:value-type="float" office:value="-0.588615886189">
            <text:p>-0,5886158862</text:p>
          </table:table-cell>
          <table:table-cell office:value-type="float" office:value="-1.86625195791">
            <text:p>-1,8662519579</text:p>
          </table:table-cell>
          <table:table-cell office:value-type="float" office:value="31.540001">
            <text:p>31,540001</text:p>
          </table:table-cell>
          <table:table-cell office:value-type="date" office:date-value="2017-01-17">
            <text:p>2017-01-17</text:p>
          </table:table-cell>
          <table:table-cell office:value-type="string">
            <text:p>08:15:00</text:p>
          </table:table-cell>
          <table:table-cell office:value-type="string">
            <text:p>Research Reports Initiated on Real Estate Stocks FirstService, Brookfield Asset Management, Temple Hotels, and Canadian Apartment Properties REIT</text:p>
          </table:table-cell>
          <table:table-cell table:number-columns-repeated="3"/>
        </table:table-row>
        <table:table-row table:style-name="ro1">
          <table:table-cell office:value-type="string">
            <text:p>BAM-A</text:p>
          </table:table-cell>
          <table:table-cell office:value-type="float" office:value="-0.240905374676">
            <text:p>-0,2409053747</text:p>
          </table:table-cell>
          <table:table-cell office:value-type="float" office:value="-0.540995676343">
            <text:p>-0,5409956763</text:p>
          </table:table-cell>
          <table:table-cell office:value-type="float" office:value="44.53">
            <text:p>44,53</text:p>
          </table:table-cell>
          <table:table-cell office:value-type="date" office:date-value="2017-01-17">
            <text:p>2017-01-17</text:p>
          </table:table-cell>
          <table:table-cell office:value-type="string">
            <text:p>08:15:00</text:p>
          </table:table-cell>
          <table:table-cell office:value-type="string">
            <text:p>Research Reports Initiated on Real Estate Stocks FirstService, Brookfield Asset Management, Temple Hotels, and Canadian Apartment Properties REIT</text:p>
          </table:table-cell>
          <table:table-cell table:number-columns-repeated="3"/>
        </table:table-row>
        <table:table-row table:style-name="ro1">
          <table:table-cell office:value-type="string">
            <text:p>VFF</text:p>
          </table:table-cell>
          <table:table-cell office:value-type="float" office:value="-0.0213544312489">
            <text:p>-0,0213544312</text:p>
          </table:table-cell>
          <table:table-cell office:value-type="float" office:value="-1.4829466145">
            <text:p>-1,4829466145</text:p>
          </table:table-cell>
          <table:table-cell office:value-type="float" office:value="1.44">
            <text:p>1,44</text:p>
          </table:table-cell>
          <table:table-cell office:value-type="date" office:date-value="2017-01-17">
            <text:p>2017-01-17</text:p>
          </table:table-cell>
          <table:table-cell office:value-type="string">
            <text:p>08:15:00</text:p>
          </table:table-cell>
          <table:table-cell office:value-type="string">
            <text:p>Research Reports Initiated on Consumer Defensive Stocks Brick Brewing, Ten Peaks Coffee Company, Village Farms International, and Big Rock Brewery</text:p>
          </table:table-cell>
          <table:table-cell table:number-columns-repeated="3"/>
        </table:table-row>
        <table:table-row table:style-name="ro1">
          <table:table-cell office:value-type="string">
            <text:p>PVG</text:p>
          </table:table-cell>
          <table:table-cell office:value-type="float" office:value="0.0700831805648">
            <text:p>0,0700831806</text:p>
          </table:table-cell>
          <table:table-cell office:value-type="float" office:value="0.513429894247">
            <text:p>0,5134298942</text:p>
          </table:table-cell>
          <table:table-cell office:value-type="float" office:value="13.65">
            <text:p>13,65</text:p>
          </table:table-cell>
          <table:table-cell office:value-type="date" office:date-value="2017-01-17">
            <text:p>2017-01-17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UEX Corp, Silver Bull Resources, Ivanhoe Mines, and Pretium Resources</text:p>
          </table:table-cell>
          <table:table-cell table:number-columns-repeated="3"/>
        </table:table-row>
        <table:table-row table:style-name="ro1">
          <table:table-cell office:value-type="string">
            <text:p>IVN</text:p>
          </table:table-cell>
          <table:table-cell office:value-type="float" office:value="0.102151179236">
            <text:p>0,1021511792</text:p>
          </table:table-cell>
          <table:table-cell office:value-type="float" office:value="3.0311922622">
            <text:p>3,0311922622</text:p>
          </table:table-cell>
          <table:table-cell office:value-type="float" office:value="3.37">
            <text:p>3,37</text:p>
          </table:table-cell>
          <table:table-cell office:value-type="date" office:date-value="2017-01-17">
            <text:p>2017-01-17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UEX Corp, Silver Bull Resources, Ivanhoe Mines, and Pretium Resources</text:p>
          </table:table-cell>
          <table:table-cell table:number-columns-repeated="3"/>
        </table:table-row>
        <table:table-row table:style-name="ro1">
          <table:table-cell office:value-type="string">
            <text:p>REI-UN</text:p>
          </table:table-cell>
          <table:table-cell office:value-type="float" office:value="0.0302024474035">
            <text:p>0,0302024474</text:p>
          </table:table-cell>
          <table:table-cell office:value-type="float" office:value="0.114663809429">
            <text:p>0,1146638094</text:p>
          </table:table-cell>
          <table:table-cell office:value-type="float" office:value="26.34">
            <text:p>26,34</text:p>
          </table:table-cell>
          <table:table-cell office:value-type="date" office:date-value="2017-01-17">
            <text:p>2017-01-17</text:p>
          </table:table-cell>
          <table:table-cell office:value-type="string">
            <text:p>08:00:00</text:p>
          </table:table-cell>
          <table:table-cell office:value-type="string">
            <text:p>Allied and RioCan Achieve 75% Lease-Up of Office Space Under Construction at King Portland Centre in Toronto</text:p>
          </table:table-cell>
          <table:table-cell table:number-columns-repeated="3"/>
        </table:table-row>
        <table:table-row table:style-name="ro1">
          <table:table-cell office:value-type="string">
            <text:p>JE</text:p>
          </table:table-cell>
          <table:table-cell office:value-type="float" office:value="-0.217505050189">
            <text:p>-0,2175050502</text:p>
          </table:table-cell>
          <table:table-cell office:value-type="float" office:value="-3.03778003058">
            <text:p>-3,0377800306</text:p>
          </table:table-cell>
          <table:table-cell office:value-type="float" office:value="7.16">
            <text:p>7,16</text:p>
          </table:table-cell>
          <table:table-cell office:value-type="date" office:date-value="2017-01-17">
            <text:p>2017-01-17</text:p>
          </table:table-cell>
          <table:table-cell office:value-type="string">
            <text:p>07:31:01</text:p>
          </table:table-cell>
          <table:table-cell office:value-type="string">
            <text:p>Just Energy Announces Early Redemption of the Remaining $94,652,000 of its 6.0% Convertible Debentures Due June 2017</text:p>
          </table:table-cell>
          <table:table-cell table:number-columns-repeated="3"/>
        </table:table-row>
        <table:table-row table:style-name="ro1">
          <table:table-cell office:value-type="string">
            <text:p>KL</text:p>
          </table:table-cell>
          <table:table-cell office:value-type="float" office:value="0.399180195556">
            <text:p>0,3991801956</text:p>
          </table:table-cell>
          <table:table-cell office:value-type="float" office:value="4.86212174855">
            <text:p>4,8621217486</text:p>
          </table:table-cell>
          <table:table-cell office:value-type="float" office:value="8.21">
            <text:p>8,21</text:p>
          </table:table-cell>
          <table:table-cell office:value-type="date" office:date-value="2017-01-17">
            <text:p>2017-01-17</text:p>
          </table:table-cell>
          <table:table-cell office:value-type="string">
            <text:p>07:30:00</text:p>
          </table:table-cell>
          <table:table-cell office:value-type="string">
            <text:p>Kirkland Lake Gold Extends High-Grade Mineralization at Depth on the Lower Phoenix Gold System and Reports a Record High-Grade Drill Result From the Fosterville Gold Mine</text:p>
          </table:table-cell>
          <table:table-cell table:number-columns-repeated="3"/>
        </table:table-row>
        <table:table-row table:style-name="ro1">
          <table:table-cell office:value-type="string">
            <text:p>IFP</text:p>
          </table:table-cell>
          <table:table-cell office:value-type="float" office:value="-0.155223559132">
            <text:p>-0,1552235591</text:p>
          </table:table-cell>
          <table:table-cell office:value-type="float" office:value="-1.0617206507">
            <text:p>-1,0617206507</text:p>
          </table:table-cell>
          <table:table-cell office:value-type="float" office:value="14.62">
            <text:p>14,62</text:p>
          </table:table-cell>
          <table:table-cell office:value-type="date" office:date-value="2017-01-17">
            <text:p>2017-01-17</text:p>
          </table:table-cell>
          <table:table-cell office:value-type="string">
            <text:p>07:22:32</text:p>
          </table:table-cell>
          <table:table-cell office:value-type="string">
            <text:p>Interfor Corp. breached its 50 day moving average in a Bearish Manner : IFP-CA : January 17, 2017</text:p>
          </table:table-cell>
          <table:table-cell table:number-columns-repeated="3"/>
        </table:table-row>
        <table:table-row table:style-name="ro1">
          <table:table-cell office:value-type="string">
            <text:p>FR</text:p>
          </table:table-cell>
          <table:table-cell office:value-type="float" office:value="0.0460469685639">
            <text:p>0,0460469686</text:p>
          </table:table-cell>
          <table:table-cell office:value-type="float" office:value="0.381499325302">
            <text:p>0,3814993253</text:p>
          </table:table-cell>
          <table:table-cell office:value-type="float" office:value="12.07">
            <text:p>12,07</text:p>
          </table:table-cell>
          <table:table-cell office:value-type="date" office:date-value="2017-01-17">
            <text:p>2017-01-17</text:p>
          </table:table-cell>
          <table:table-cell office:value-type="string">
            <text:p>07:20:00</text:p>
          </table:table-cell>
          <table:table-cell office:value-type="string">
            <text:p>Evrim's partner First Majestic drills 11.4 grams per tonne gold over 18.0 metres at ErmitaÃ±o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float" office:value="0.178048474893">
            <text:p>0,1780484749</text:p>
          </table:table-cell>
          <table:table-cell office:value-type="float" office:value="3.98318735779">
            <text:p>3,9831873578</text:p>
          </table:table-cell>
          <table:table-cell office:value-type="float" office:value="4.47">
            <text:p>4,47</text:p>
          </table:table-cell>
          <table:table-cell office:value-type="date" office:date-value="2017-01-17">
            <text:p>2017-01-17</text:p>
          </table:table-cell>
          <table:table-cell office:value-type="string">
            <text:p>07:15:21</text:p>
          </table:table-cell>
          <table:table-cell office:value-type="string">
            <text:p>Kinross Gold Corp. breached its 50 day moving average in a Bullish Manner : K-CA : January 17, 2017</text:p>
          </table:table-cell>
          <table:table-cell table:number-columns-repeated="3"/>
        </table:table-row>
        <table:table-row table:style-name="ro1">
          <table:table-cell office:value-type="string">
            <text:p>RIC</text:p>
          </table:table-cell>
          <table:table-cell office:value-type="float" office:value="0.280137185308">
            <text:p>0,2801371853</text:p>
          </table:table-cell>
          <table:table-cell office:value-type="float" office:value="2.7736354981">
            <text:p>2,7736354981</text:p>
          </table:table-cell>
          <table:table-cell office:value-type="float" office:value="10.1">
            <text:p>10,1</text:p>
          </table:table-cell>
          <table:table-cell office:value-type="date" office:date-value="2017-01-17">
            <text:p>2017-01-17</text:p>
          </table:table-cell>
          <table:table-cell office:value-type="string">
            <text:p>06:30:00</text:p>
          </table:table-cell>
          <table:table-cell office:value-type="string">
            <text:p>Richmont Achieves Revised Annual Operational Guidance and Delivers Record Production</text:p>
          </table:table-cell>
          <table:table-cell table:number-columns-repeated="3"/>
        </table:table-row>
        <table:table-row table:style-name="ro1">
          <table:table-cell office:value-type="string">
            <text:p>CAE</text:p>
          </table:table-cell>
          <table:table-cell office:value-type="float" office:value="-0.259297722337">
            <text:p>-0,2592977223</text:p>
          </table:table-cell>
          <table:table-cell office:value-type="float" office:value="-1.38736066593">
            <text:p>-1,3873606659</text:p>
          </table:table-cell>
          <table:table-cell office:value-type="float" office:value="18.690001">
            <text:p>18,690001</text:p>
          </table:table-cell>
          <table:table-cell office:value-type="date" office:date-value="2017-01-17">
            <text:p>2017-01-17</text:p>
          </table:table-cell>
          <table:table-cell office:value-type="string">
            <text:p>06:00:00</text:p>
          </table:table-cell>
          <table:table-cell office:value-type="string">
            <text:p>CAE wins defence contracts on key platforms valued at more than C$175 million</text:p>
          </table:table-cell>
          <table:table-cell table:number-columns-repeated="3"/>
        </table:table-row>
        <table:table-row table:style-name="ro1">
          <table:table-cell office:value-type="string">
            <text:p>ASR</text:p>
          </table:table-cell>
          <table:table-cell office:value-type="float" office:value="0.0789248114167">
            <text:p>0,0789248114</text:p>
          </table:table-cell>
          <table:table-cell office:value-type="float" office:value="3.27488844053">
            <text:p>3,2748884405</text:p>
          </table:table-cell>
          <table:table-cell office:value-type="float" office:value="2.41">
            <text:p>2,41</text:p>
          </table:table-cell>
          <table:table-cell office:value-type="date" office:date-value="2017-01-17">
            <text:p>2017-01-17</text:p>
          </table:table-cell>
          <table:table-cell office:value-type="string">
            <text:p>06:00:00</text:p>
          </table:table-cell>
          <table:table-cell office:value-type="string">
            <text:p>Alacer Gold Announces 2016 Results and Increased 2017 Production Guidance</text:p>
          </table:table-cell>
          <table:table-cell table:number-columns-repeated="3"/>
        </table:table-row>
        <table:table-row table:style-name="ro1">
          <table:table-cell office:value-type="string">
            <text:p>NA</text:p>
          </table:table-cell>
          <table:table-cell office:value-type="float" office:value="-0.460786251535">
            <text:p>-0,4607862515</text:p>
          </table:table-cell>
          <table:table-cell office:value-type="float" office:value="-0.83430427582">
            <text:p>-0,8343042758</text:p>
          </table:table-cell>
          <table:table-cell office:value-type="float" office:value="55.23">
            <text:p>55,23</text:p>
          </table:table-cell>
          <table:table-cell office:value-type="date" office:date-value="2017-01-17">
            <text:p>2017-01-17</text:p>
          </table:table-cell>
          <table:table-cell office:value-type="string">
            <text:p>05:48:24</text:p>
          </table:table-cell>
          <table:table-cell office:value-type="string">
            <text:p>PRESS DIGEST- Canada - Jan 17</text:p>
          </table:table-cell>
          <table:table-cell table:number-columns-repeated="3"/>
        </table:table-row>
        <table:table-row table:style-name="ro1">
          <table:table-cell office:value-type="string">
            <text:p>AQN</text:p>
          </table:table-cell>
          <table:table-cell office:value-type="float" office:value="0.0982910039332">
            <text:p>0,0982910039</text:p>
          </table:table-cell>
          <table:table-cell office:value-type="float" office:value="0.87681537853">
            <text:p>0,8768153785</text:p>
          </table:table-cell>
          <table:table-cell office:value-type="float" office:value="11.21">
            <text:p>11,21</text:p>
          </table:table-cell>
          <table:table-cell office:value-type="date" office:date-value="2017-01-16">
            <text:p>2017-01-16</text:p>
          </table:table-cell>
          <table:table-cell office:value-type="string">
            <text:p>23:13:00</text:p>
          </table:table-cell>
          <table:table-cell office:value-type="string">
            <text:p>Algonquin Power &amp; Utilities Corp. Announces 10% Dividend Increase and Declares First Quarter 2017 Common Share Dividend of U.S. $0.1165 (Cdn. $0.1533)</text:p>
          </table:table-cell>
          <table:table-cell table:number-columns-repeated="3"/>
        </table:table-row>
        <table:table-row table:style-name="ro1">
          <table:table-cell office:value-type="string">
            <text:p>TA</text:p>
          </table:table-cell>
          <table:table-cell office:value-type="float" office:value="0.0668750804685">
            <text:p>0,0668750805</text:p>
          </table:table-cell>
          <table:table-cell office:value-type="float" office:value="0.835938505856">
            <text:p>0,8359385059</text:p>
          </table:table-cell>
          <table:table-cell office:value-type="float" office:value="8">
            <text:p>8</text:p>
          </table:table-cell>
          <table:table-cell office:value-type="date" office:date-value="2017-01-16">
            <text:p>2017-01-16</text:p>
          </table:table-cell>
          <table:table-cell office:value-type="string">
            <text:p>22:35:55</text:p>
          </table:table-cell>
          <table:table-cell office:value-type="string">
            <text:p>TransAlta Corporation Files Management Information Circular Relating to the Proposed Preferred Share Exchange and Announces Adjustment to Series A Offer Premium</text:p>
          </table:table-cell>
          <table:table-cell table:number-columns-repeated="3"/>
        </table:table-row>
        <table:table-row table:style-name="ro1">
          <table:table-cell office:value-type="string">
            <text:p>NVA</text:p>
          </table:table-cell>
          <table:table-cell office:value-type="float" office:value="0.0805574464305">
            <text:p>0,0805574464</text:p>
          </table:table-cell>
          <table:table-cell office:value-type="float" office:value="1.21504444088">
            <text:p>1,2150444409</text:p>
          </table:table-cell>
          <table:table-cell office:value-type="float" office:value="6.63">
            <text:p>6,63</text:p>
          </table:table-cell>
          <table:table-cell office:value-type="date" office:date-value="2017-01-16">
            <text:p>2017-01-16</text:p>
          </table:table-cell>
          <table:table-cell office:value-type="string">
            <text:p>20:35:14</text:p>
          </table:table-cell>
          <table:table-cell office:value-type="string">
            <text:p>NuVista Energy Ltd. Announces Operational Update and Reaffirms 2016 and 2017 Guidance</text:p>
          </table:table-cell>
          <table:table-cell table:number-columns-repeated="3"/>
        </table:table-row>
        <table:table-row table:style-name="ro1">
          <table:table-cell office:value-type="string">
            <text:p>MBA</text:p>
          </table:table-cell>
          <table:table-cell office:value-type="float" office:value="0.0504714845735">
            <text:p>0,0504714846</text:p>
          </table:table-cell>
          <table:table-cell office:value-type="float" office:value="8.27401386451">
            <text:p>8,2740138645</text:p>
          </table:table-cell>
          <table:table-cell office:value-type="float" office:value="0.61">
            <text:p>0,61</text:p>
          </table:table-cell>
          <table:table-cell office:value-type="date" office:date-value="2017-01-16">
            <text:p>2017-01-16</text:p>
          </table:table-cell>
          <table:table-cell office:value-type="string">
            <text:p>19:10:00</text:p>
          </table:table-cell>
          <table:table-cell office:value-type="string">
            <text:p>CIBT Reports Financial Results for First Quarter Ending November 30, 2016</text:p>
          </table:table-cell>
          <table:table-cell table:number-columns-repeated="3"/>
        </table:table-row>
        <table:table-row table:style-name="ro1">
          <table:table-cell office:value-type="string">
            <text:p>ARX</text:p>
          </table:table-cell>
          <table:table-cell office:value-type="float" office:value="-0.150552868704">
            <text:p>-0,1505528687</text:p>
          </table:table-cell>
          <table:table-cell office:value-type="float" office:value="-0.698621232899">
            <text:p>-0,6986212329</text:p>
          </table:table-cell>
          <table:table-cell office:value-type="float" office:value="21.549999">
            <text:p>21,549999</text:p>
          </table:table-cell>
          <table:table-cell office:value-type="date" office:date-value="2017-01-16">
            <text:p>2017-01-16</text:p>
          </table:table-cell>
          <table:table-cell office:value-type="string">
            <text:p>18:25:00</text:p>
          </table:table-cell>
          <table:table-cell office:value-type="string">
            <text:p>ARC Resources Ltd. Confirms February 15, 2017 Dividend Amount</text:p>
          </table:table-cell>
          <table:table-cell table:number-columns-repeated="3"/>
        </table:table-row>
        <table:table-row table:style-name="ro1">
          <table:table-cell office:value-type="string">
            <text:p>LUN</text:p>
          </table:table-cell>
          <table:table-cell office:value-type="float" office:value="-0.209734123425">
            <text:p>-0,2097341234</text:p>
          </table:table-cell>
          <table:table-cell office:value-type="float" office:value="-2.74880895707">
            <text:p>-2,7488089571</text:p>
          </table:table-cell>
          <table:table-cell office:value-type="float" office:value="7.63">
            <text:p>7,63</text:p>
          </table:table-cell>
          <table:table-cell office:value-type="date" office:date-value="2017-01-16">
            <text:p>2017-01-16</text:p>
          </table:table-cell>
          <table:table-cell office:value-type="string">
            <text:p>17:43:35</text:p>
          </table:table-cell>
          <table:table-cell office:value-type="string">
            <text:p>Congo Drops Objection to $3.8 Billion Freeport, Lundin Sales</text:p>
          </table:table-cell>
          <table:table-cell table:number-columns-repeated="3"/>
        </table:table-row>
        <table:table-row table:style-name="ro1">
          <table:table-cell office:value-type="string">
            <text:p>WCP</text:p>
          </table:table-cell>
          <table:table-cell office:value-type="float" office:value="0.113053355969">
            <text:p>0,113053356</text:p>
          </table:table-cell>
          <table:table-cell office:value-type="float" office:value="1.0112106974">
            <text:p>1,0112106974</text:p>
          </table:table-cell>
          <table:table-cell office:value-type="float" office:value="11.18">
            <text:p>11,18</text:p>
          </table:table-cell>
          <table:table-cell office:value-type="date" office:date-value="2017-01-16">
            <text:p>2017-01-16</text:p>
          </table:table-cell>
          <table:table-cell office:value-type="string">
            <text:p>17:00:00</text:p>
          </table:table-cell>
          <table:table-cell office:value-type="string">
            <text:p>Whitecap Resources Inc. confirms monthly dividend for January of $0.0233 per share</text:p>
          </table:table-cell>
          <table:table-cell table:number-columns-repeated="3"/>
        </table:table-row>
        <table:table-row table:style-name="ro1">
          <table:table-cell office:value-type="string">
            <text:p>DDC</text:p>
          </table:table-cell>
          <table:table-cell office:value-type="float" office:value="0.347013687188">
            <text:p>0,3470136872</text:p>
          </table:table-cell>
          <table:table-cell office:value-type="float" office:value="2.58386959931">
            <text:p>2,5838695993</text:p>
          </table:table-cell>
          <table:table-cell office:value-type="float" office:value="13.43">
            <text:p>13,43</text:p>
          </table:table-cell>
          <table:table-cell office:value-type="date" office:date-value="2017-01-16">
            <text:p>2017-01-16</text:p>
          </table:table-cell>
          <table:table-cell office:value-type="string">
            <text:p>17:00:00</text:p>
          </table:table-cell>
          <table:table-cell office:value-type="string">
            <text:p>Dominion Diamond Corporation Reports Diavik Diamond Mine Fourth Calendar Quarter Production</text:p>
          </table:table-cell>
          <table:table-cell table:number-columns-repeated="3"/>
        </table:table-row>
        <table:table-row table:style-name="ro1">
          <table:table-cell office:value-type="string">
            <text:p>SJ</text:p>
          </table:table-cell>
          <table:table-cell office:value-type="float" office:value="-0.608177108722">
            <text:p>-0,6081771087</text:p>
          </table:table-cell>
          <table:table-cell office:value-type="float" office:value="-1.53968888284">
            <text:p>-1,5396888828</text:p>
          </table:table-cell>
          <table:table-cell office:value-type="float" office:value="39.5">
            <text:p>39,5</text:p>
          </table:table-cell>
          <table:table-cell office:value-type="date" office:date-value="2017-01-16">
            <text:p>2017-01-16</text:p>
          </table:table-cell>
          <table:table-cell office:value-type="string">
            <text:p>16:50:22</text:p>
          </table:table-cell>
          <table:table-cell office:value-type="string">
            <text:p>CANADA STOCKS-TSX dips, pressured by financials and auto stocks</text:p>
          </table:table-cell>
          <table:table-cell table:number-columns-repeated="3"/>
        </table:table-row>
        <table:table-row table:style-name="ro1">
          <table:table-cell office:value-type="string">
            <text:p>EDV</text:p>
          </table:table-cell>
          <table:table-cell office:value-type="float" office:value="0.767937122456">
            <text:p>0,7679371225</text:p>
          </table:table-cell>
          <table:table-cell office:value-type="float" office:value="3.39194857056">
            <text:p>3,3919485706</text:p>
          </table:table-cell>
          <table:table-cell office:value-type="float" office:value="22.639999">
            <text:p>22,639999</text:p>
          </table:table-cell>
          <table:table-cell office:value-type="date" office:date-value="2017-01-16">
            <text:p>2017-01-16</text:p>
          </table:table-cell>
          <table:table-cell office:value-type="string">
            <text:p>16:49:18</text:p>
          </table:table-cell>
          <table:table-cell office:value-type="string">
            <text:p>Endeavour Mining Explores Merger With Acacia</text:p>
          </table:table-cell>
          <table:table-cell table:number-columns-repeated="3"/>
        </table:table-row>
        <table:table-row table:style-name="ro1">
          <table:table-cell office:value-type="string">
            <text:p>ZZZ</text:p>
          </table:table-cell>
          <table:table-cell office:value-type="float" office:value="0.319243507712">
            <text:p>0,3192435077</text:p>
          </table:table-cell>
          <table:table-cell office:value-type="float" office:value="1.06096213929">
            <text:p>1,0609621393</text:p>
          </table:table-cell>
          <table:table-cell office:value-type="float" office:value="30.09">
            <text:p>30,09</text:p>
          </table:table-cell>
          <table:table-cell office:value-type="date" office:date-value="2017-01-16">
            <text:p>2017-01-16</text:p>
          </table:table-cell>
          <table:table-cell office:value-type="string">
            <text:p>16:30:00</text:p>
          </table:table-cell>
          <table:table-cell office:value-type="string">
            <text:p>Sleep Country Canada Holdings Inc. Announces Fourth Quarter &amp; Year-end 2016 Earnings Release and Conference Call Schedule</text:p>
          </table:table-cell>
          <table:table-cell table:number-columns-repeated="3"/>
        </table:table-row>
        <table:table-row table:style-name="ro1">
          <table:table-cell office:value-type="string">
            <text:p>CPG</text:p>
          </table:table-cell>
          <table:table-cell office:value-type="float" office:value="-0.148997814992">
            <text:p>-0,148997815</text:p>
          </table:table-cell>
          <table:table-cell office:value-type="float" office:value="-0.895958051421">
            <text:p>-0,8959580514</text:p>
          </table:table-cell>
          <table:table-cell office:value-type="float" office:value="16.629999">
            <text:p>16,629999</text:p>
          </table:table-cell>
          <table:table-cell office:value-type="date" office:date-value="2017-01-16">
            <text:p>2017-01-16</text:p>
          </table:table-cell>
          <table:table-cell office:value-type="string">
            <text:p>11:21:06</text:p>
          </table:table-cell>
          <table:table-cell office:value-type="string">
            <text:p>Crescent Point Energy Confirms January 2017 Dividend</text:p>
          </table:table-cell>
          <table:table-cell table:number-columns-repeated="3"/>
        </table:table-row>
        <table:table-row table:style-name="ro1">
          <table:table-cell office:value-type="string">
            <text:p>LNR</text:p>
          </table:table-cell>
          <table:table-cell office:value-type="float" office:value="-1.73361263885">
            <text:p>-1,7336126389</text:p>
          </table:table-cell>
          <table:table-cell office:value-type="float" office:value="-3.00661227688">
            <text:p>-3,0066122769</text:p>
          </table:table-cell>
          <table:table-cell office:value-type="float" office:value="57.66">
            <text:p>57,66</text:p>
          </table:table-cell>
          <table:table-cell office:value-type="date" office:date-value="2017-01-16">
            <text:p>2017-01-16</text:p>
          </table:table-cell>
          <table:table-cell office:value-type="string">
            <text:p>10:56:50</text:p>
          </table:table-cell>
          <table:table-cell office:value-type="string">
            <text:p>CANADA STOCKS-TSX slips as Trump talk weighs on auto stocks</text:p>
          </table:table-cell>
          <table:table-cell table:number-columns-repeated="3"/>
        </table:table-row>
        <table:table-row table:style-name="ro1">
          <table:table-cell office:value-type="string">
            <text:p>ELD</text:p>
          </table:table-cell>
          <table:table-cell office:value-type="float" office:value="0.0596718148497">
            <text:p>0,0596718148</text:p>
          </table:table-cell>
          <table:table-cell office:value-type="float" office:value="1.3319601529">
            <text:p>1,3319601529</text:p>
          </table:table-cell>
          <table:table-cell office:value-type="float" office:value="4.48">
            <text:p>4,48</text:p>
          </table:table-cell>
          <table:table-cell office:value-type="date" office:date-value="2017-01-16">
            <text:p>2017-01-16</text:p>
          </table:table-cell>
          <table:table-cell office:value-type="string">
            <text:p>10:06:00</text:p>
          </table:table-cell>
          <table:table-cell office:value-type="string">
            <text:p>Brazil's Eldorado raises wood pulp prices by $30/tn</text:p>
          </table:table-cell>
          <table:table-cell table:number-columns-repeated="3"/>
        </table:table-row>
        <table:table-row table:style-name="ro1">
          <table:table-cell office:value-type="string">
            <text:p>WN</text:p>
          </table:table-cell>
          <table:table-cell office:value-type="float" office:value="-0.372114032672">
            <text:p>-0,3721140327</text:p>
          </table:table-cell>
          <table:table-cell office:value-type="float" office:value="-0.330415576949">
            <text:p>-0,3304155769</text:p>
          </table:table-cell>
          <table:table-cell office:value-type="float" office:value="112.620003">
            <text:p>112,620003</text:p>
          </table:table-cell>
          <table:table-cell office:value-type="date" office:date-value="2017-01-16">
            <text:p>2017-01-16</text:p>
          </table:table-cell>
          <table:table-cell office:value-type="string">
            <text:p>10:05:00</text:p>
          </table:table-cell>
          <table:table-cell office:value-type="string">
            <text:p>George Weston Limited Announces Timing of Fourth Quarter Earnings Release</text:p>
          </table:table-cell>
          <table:table-cell table:number-columns-repeated="3"/>
        </table:table-row>
        <table:table-row table:style-name="ro1">
          <table:table-cell office:value-type="string">
            <text:p>WEF</text:p>
          </table:table-cell>
          <table:table-cell office:value-type="float" office:value="0.00946297336738">
            <text:p>0,0094629734</text:p>
          </table:table-cell>
          <table:table-cell office:value-type="float" office:value="0.514292030836">
            <text:p>0,5142920308</text:p>
          </table:table-cell>
          <table:table-cell office:value-type="float" office:value="1.84">
            <text:p>1,84</text:p>
          </table:table-cell>
          <table:table-cell office:value-type="date" office:date-value="2017-01-16">
            <text:p>2017-01-16</text:p>
          </table:table-cell>
          <table:table-cell office:value-type="string">
            <text:p>09:15:00</text:p>
          </table:table-cell>
          <table:table-cell office:value-type="string">
            <text:p>Western Forest Products Announces Release Date of Fourth Quarter and Fiscal 2016 Results and Conference Call Details</text:p>
          </table:table-cell>
          <table:table-cell table:number-columns-repeated="3"/>
        </table:table-row>
        <table:table-row table:style-name="ro1">
          <table:table-cell office:value-type="string">
            <text:p>CCA</text:p>
          </table:table-cell>
          <table:table-cell office:value-type="float" office:value="0.757124140436">
            <text:p>0,7571241404</text:p>
          </table:table-cell>
          <table:table-cell office:value-type="float" office:value="1.08206964358">
            <text:p>1,0820696436</text:p>
          </table:table-cell>
          <table:table-cell office:value-type="float" office:value="69.970001">
            <text:p>69,970001</text:p>
          </table:table-cell>
          <table:table-cell office:value-type="date" office:date-value="2017-01-16">
            <text:p>2017-01-16</text:p>
          </table:table-cell>
          <table:table-cell office:value-type="string">
            <text:p>09:06:36</text:p>
          </table:table-cell>
          <table:table-cell office:value-type="string">
            <text:p>Cogeco Communications, Inc. :CCA-CA: Earnings Analysis: Q1, 2017 By the Numbers : January 16, 2017</text:p>
          </table:table-cell>
          <table:table-cell table:number-columns-repeated="3"/>
        </table:table-row>
        <table:table-row table:style-name="ro1">
          <table:table-cell office:value-type="string">
            <text:p>ITC</text:p>
          </table:table-cell>
          <table:table-cell office:value-type="float" office:value="0.0798041917148">
            <text:p>0,0798041917</text:p>
          </table:table-cell>
          <table:table-cell office:value-type="float" office:value="3.72916783714">
            <text:p>3,7291678371</text:p>
          </table:table-cell>
          <table:table-cell office:value-type="float" office:value="2.14">
            <text:p>2,14</text:p>
          </table:table-cell>
          <table:table-cell office:value-type="date" office:date-value="2017-01-16">
            <text:p>2017-01-16</text:p>
          </table:table-cell>
          <table:table-cell office:value-type="string">
            <text:p>09:00:00</text:p>
          </table:table-cell>
          <table:table-cell office:value-type="string">
            <text:p>Intrinsyc Announces New Product Development Agreement Received from Client Valued in excess of US$600,000</text:p>
          </table:table-cell>
          <table:table-cell table:number-columns-repeated="3"/>
        </table:table-row>
        <table:table-row table:style-name="ro1">
          <table:table-cell office:value-type="string">
            <text:p>RUS</text:p>
          </table:table-cell>
          <table:table-cell office:value-type="float" office:value="-0.0907566450469">
            <text:p>-0,090756645</text:p>
          </table:table-cell>
          <table:table-cell office:value-type="float" office:value="-0.35313868294">
            <text:p>-0,3531386829</text:p>
          </table:table-cell>
          <table:table-cell office:value-type="float" office:value="25.700001">
            <text:p>25,700001</text:p>
          </table:table-cell>
          <table:table-cell office:value-type="date" office:date-value="2017-01-16">
            <text:p>2017-01-16</text:p>
          </table:table-cell>
          <table:table-cell office:value-type="string">
            <text:p>08:55:00</text:p>
          </table:table-cell>
          <table:table-cell office:value-type="string">
            <text:p>Russel Metals Inc. Notice - 2016 Year End and Fourth Quarter Results Conference Call</text:p>
          </table:table-cell>
          <table:table-cell table:number-columns-repeated="3"/>
        </table:table-row>
        <table:table-row table:style-name="ro1">
          <table:table-cell office:value-type="string">
            <text:p>CSH-UN</text:p>
          </table:table-cell>
          <table:table-cell office:value-type="float" office:value="0.0220654814127">
            <text:p>0,0220654814</text:p>
          </table:table-cell>
          <table:table-cell office:value-type="float" office:value="0.152596690268">
            <text:p>0,1525966903</text:p>
          </table:table-cell>
          <table:table-cell office:value-type="float" office:value="14.46">
            <text:p>14,46</text:p>
          </table:table-cell>
          <table:table-cell office:value-type="date" office:date-value="2017-01-16">
            <text:p>2017-01-16</text:p>
          </table:table-cell>
          <table:table-cell office:value-type="string">
            <text:p>08:34:08</text:p>
          </table:table-cell>
          <table:table-cell office:value-type="string">
            <text:p>Chartwell Retirement Residences Announces January 2017 Distribution</text:p>
          </table:table-cell>
          <table:table-cell table:number-columns-repeated="3"/>
        </table:table-row>
        <table:table-row table:style-name="ro1">
          <table:table-cell office:value-type="string">
            <text:p>AAR-UN</text:p>
          </table:table-cell>
          <table:table-cell office:value-type="float" office:value="0.0261849321312">
            <text:p>0,0261849321</text:p>
          </table:table-cell>
          <table:table-cell office:value-type="float" office:value="0.47747870407">
            <text:p>0,4774787041</text:p>
          </table:table-cell>
          <table:table-cell office:value-type="float" office:value="5.484">
            <text:p>5,484</text:p>
          </table:table-cell>
          <table:table-cell office:value-type="date" office:date-value="2017-01-16">
            <text:p>2017-01-16</text:p>
          </table:table-cell>
          <table:table-cell office:value-type="string">
            <text:p>08:00:00</text:p>
          </table:table-cell>
          <table:table-cell office:value-type="string">
            <text:p>Pure Industrial Real Estate Trust Announces Cash Distribution for January 2017</text:p>
          </table:table-cell>
          <table:table-cell table:number-columns-repeated="3"/>
        </table:table-row>
        <table:table-row table:style-name="ro1">
          <table:table-cell office:value-type="string">
            <text:p>EXE</text:p>
          </table:table-cell>
          <table:table-cell office:value-type="float" office:value="0.0478803271575">
            <text:p>0,0478803272</text:p>
          </table:table-cell>
          <table:table-cell office:value-type="float" office:value="0.479762797169">
            <text:p>0,4797627972</text:p>
          </table:table-cell>
          <table:table-cell office:value-type="float" office:value="9.98">
            <text:p>9,98</text:p>
          </table:table-cell>
          <table:table-cell office:value-type="date" office:date-value="2017-01-16">
            <text:p>2017-01-16</text:p>
          </table:table-cell>
          <table:table-cell office:value-type="string">
            <text:p>08:00:00</text:p>
          </table:table-cell>
          <table:table-cell office:value-type="string">
            <text:p>Extendicare Announces January 2017 Dividend of C$0.04 per Share</text:p>
          </table:table-cell>
          <table:table-cell table:number-columns-repeated="3"/>
        </table:table-row>
        <table:table-row table:style-name="ro1">
          <table:table-cell office:value-type="string">
            <text:p>REF-UN</text:p>
          </table:table-cell>
          <table:table-cell office:value-type="float" office:value="0.0645082131915">
            <text:p>0,0645082132</text:p>
          </table:table-cell>
          <table:table-cell office:value-type="float" office:value="0.136352170425">
            <text:p>0,1363521704</text:p>
          </table:table-cell>
          <table:table-cell office:value-type="float" office:value="47.310001">
            <text:p>47,310001</text:p>
          </table:table-cell>
          <table:table-cell office:value-type="date" office:date-value="2017-01-16">
            <text:p>2017-01-16</text:p>
          </table:table-cell>
          <table:table-cell office:value-type="string">
            <text:p>08:00:00</text:p>
          </table:table-cell>
          <table:table-cell office:value-type="string">
            <text:p>Canadian Real Estate Investment Trust Announces January 2017 Distribution</text:p>
          </table:table-cell>
          <table:table-cell table:number-columns-repeated="3"/>
        </table:table-row>
        <table:table-row table:style-name="ro1">
          <table:table-cell office:value-type="string">
            <text:p>SNC</text:p>
          </table:table-cell>
          <table:table-cell office:value-type="float" office:value="0.179178808546">
            <text:p>0,1791788085</text:p>
          </table:table-cell>
          <table:table-cell office:value-type="float" office:value="0.310696748326">
            <text:p>0,3106967483</text:p>
          </table:table-cell>
          <table:table-cell office:value-type="float" office:value="57.669998">
            <text:p>57,669998</text:p>
          </table:table-cell>
          <table:table-cell office:value-type="date" office:date-value="2017-01-16">
            <text:p>2017-01-16</text:p>
          </table:table-cell>
          <table:table-cell office:value-type="string">
            <text:p>08:00:00</text:p>
          </table:table-cell>
          <table:table-cell office:value-type="string">
            <text:p>SNC-Lavalin awarded two rail &amp; transit contracts in the United States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float" office:value="-0.0204282932944">
            <text:p>-0,0204282933</text:p>
          </table:table-cell>
          <table:table-cell office:value-type="float" office:value="-1.26883809282">
            <text:p>-1,2688380928</text:p>
          </table:table-cell>
          <table:table-cell office:value-type="float" office:value="1.61">
            <text:p>1,61</text:p>
          </table:table-cell>
          <table:table-cell office:value-type="date" office:date-value="2017-01-16">
            <text:p>2017-01-16</text:p>
          </table:table-cell>
          <table:table-cell office:value-type="string">
            <text:p>07:30:00</text:p>
          </table:table-cell>
          <table:table-cell office:value-type="string">
            <text:p>Sherritt Provides an Update on Ambatovy Joint Venture Negotiations</text:p>
          </table:table-cell>
          <table:table-cell table:number-columns-repeated="3"/>
        </table:table-row>
        <table:table-row table:style-name="ro1">
          <table:table-cell office:value-type="string">
            <text:p>PEY</text:p>
          </table:table-cell>
          <table:table-cell office:value-type="float" office:value="-0.600941500371">
            <text:p>-0,6009415004</text:p>
          </table:table-cell>
          <table:table-cell office:value-type="float" office:value="-1.95301105093">
            <text:p>-1,9530110509</text:p>
          </table:table-cell>
          <table:table-cell office:value-type="float" office:value="30.77">
            <text:p>30,77</text:p>
          </table:table-cell>
          <table:table-cell office:value-type="date" office:date-value="2017-01-13">
            <text:p>2017-01-13</text:p>
          </table:table-cell>
          <table:table-cell office:value-type="string">
            <text:p>16:30:00</text:p>
          </table:table-cell>
          <table:table-cell office:value-type="string">
            <text:p>Peyto Exploration &amp; Development Corp. Confirms Dividends for First Quarter 2017</text:p>
          </table:table-cell>
          <table:table-cell table:number-columns-repeated="3"/>
        </table:table-row>
        <table:table-row table:style-name="ro1">
          <table:table-cell office:value-type="string">
            <text:p>TFII</text:p>
          </table:table-cell>
          <table:table-cell office:value-type="float" office:value="0.43727847177">
            <text:p>0,4372784718</text:p>
          </table:table-cell>
          <table:table-cell office:value-type="float" office:value="1.25799337437">
            <text:p>1,2579933744</text:p>
          </table:table-cell>
          <table:table-cell office:value-type="float" office:value="34.759998">
            <text:p>34,759998</text:p>
          </table:table-cell>
          <table:table-cell office:value-type="date" office:date-value="2017-01-13">
            <text:p>2017-01-13</text:p>
          </table:table-cell>
          <table:table-cell office:value-type="string">
            <text:p>15:02:01</text:p>
          </table:table-cell>
          <table:table-cell office:value-type="string">
            <text:p>TFI International Acquires World Courier Ground</text:p>
          </table:table-cell>
          <table:table-cell table:number-columns-repeated="3"/>
        </table:table-row>
        <table:table-row table:style-name="ro1">
          <table:table-cell office:value-type="string">
            <text:p>NWC</text:p>
          </table:table-cell>
          <table:table-cell office:value-type="float" office:value="0.229901601328">
            <text:p>0,2299016013</text:p>
          </table:table-cell>
          <table:table-cell office:value-type="float" office:value="0.829969649922">
            <text:p>0,8299696499</text:p>
          </table:table-cell>
          <table:table-cell office:value-type="float" office:value="27.700001">
            <text:p>27,700001</text:p>
          </table:table-cell>
          <table:table-cell office:value-type="date" office:date-value="2017-01-13">
            <text:p>2017-01-13</text:p>
          </table:table-cell>
          <table:table-cell office:value-type="string">
            <text:p>14:48:59</text:p>
          </table:table-cell>
          <table:table-cell office:value-type="string">
            <text:p>The North West Company Inc. to Acquire 76% Ownership in Roadtown Wholesale Trading Ltd. (operating as Riteway Food Markets)</text:p>
          </table:table-cell>
          <table:table-cell table:number-columns-repeated="3"/>
        </table:table-row>
        <table:table-row table:style-name="ro1">
          <table:table-cell office:value-type="string">
            <text:p>CRR-UN</text:p>
          </table:table-cell>
          <table:table-cell office:value-type="float" office:value="0.0286936027306">
            <text:p>0,0286936027</text:p>
          </table:table-cell>
          <table:table-cell office:value-type="float" office:value="0.213176840495">
            <text:p>0,2131768405</text:p>
          </table:table-cell>
          <table:table-cell office:value-type="float" office:value="13.46">
            <text:p>13,46</text:p>
          </table:table-cell>
          <table:table-cell office:value-type="date" office:date-value="2017-01-13">
            <text:p>2017-01-13</text:p>
          </table:table-cell>
          <table:table-cell office:value-type="string">
            <text:p>12:40:00</text:p>
          </table:table-cell>
          <table:table-cell office:value-type="string">
            <text:p>Crombie REIT Q4 Fiscal 2016 Conference Call</text:p>
          </table:table-cell>
          <table:table-cell table:number-columns-repeated="3"/>
        </table:table-row>
        <table:table-row table:style-name="ro1">
          <table:table-cell office:value-type="string">
            <text:p>BCB</text:p>
          </table:table-cell>
          <table:table-cell office:value-type="float" office:value="-0.23549478797">
            <text:p>-0,235494788</text:p>
          </table:table-cell>
          <table:table-cell office:value-type="float" office:value="-1.61408353646">
            <text:p>-1,6140835365</text:p>
          </table:table-cell>
          <table:table-cell office:value-type="float" office:value="14.59">
            <text:p>14,59</text:p>
          </table:table-cell>
          <table:table-cell office:value-type="date" office:date-value="2017-01-13">
            <text:p>2017-01-13</text:p>
          </table:table-cell>
          <table:table-cell office:value-type="string">
            <text:p>11:55:06</text:p>
          </table:table-cell>
          <table:table-cell office:value-type="string">
            <text:p>Incentives sweeten expansion for Tampa beverage company</text:p>
          </table:table-cell>
          <table:table-cell table:number-columns-repeated="3"/>
        </table:table-row>
        <table:table-row table:style-name="ro1">
          <table:table-cell office:value-type="string">
            <text:p>IT</text:p>
          </table:table-cell>
          <table:table-cell office:value-type="float" office:value="0.627422773124">
            <text:p>0,6274227731</text:p>
          </table:table-cell>
          <table:table-cell office:value-type="float" office:value="6.60445024341">
            <text:p>6,6044502434</text:p>
          </table:table-cell>
          <table:table-cell office:value-type="float" office:value="9.5">
            <text:p>9,5</text:p>
          </table:table-cell>
          <table:table-cell office:value-type="date" office:date-value="2017-01-13">
            <text:p>2017-01-13</text:p>
          </table:table-cell>
          <table:table-cell office:value-type="string">
            <text:p>11:10:00</text:p>
          </table:table-cell>
          <table:table-cell office:value-type="string">
            <text:p>IIROC Trade Resumption - IT</text:p>
          </table:table-cell>
          <table:table-cell table:number-columns-repeated="3"/>
        </table:table-row>
        <table:table-row table:style-name="ro1">
          <table:table-cell office:value-type="string">
            <text:p>KXS</text:p>
          </table:table-cell>
          <table:table-cell office:value-type="float" office:value="1.20468521615">
            <text:p>1,2046852162</text:p>
          </table:table-cell>
          <table:table-cell office:value-type="float" office:value="1.89684341692">
            <text:p>1,8968434169</text:p>
          </table:table-cell>
          <table:table-cell office:value-type="float" office:value="63.509998">
            <text:p>63,509998</text:p>
          </table:table-cell>
          <table:table-cell office:value-type="date" office:date-value="2017-01-13">
            <text:p>2017-01-13</text:p>
          </table:table-cell>
          <table:table-cell office:value-type="string">
            <text:p>10:56:38</text:p>
          </table:table-cell>
          <table:table-cell office:value-type="string">
            <text:p>Kinaxis, Inc. â€“ Value Analysis (TORONTO:KXS) : January 13, 2017</text:p>
          </table:table-cell>
          <table:table-cell table:number-columns-repeated="3"/>
        </table:table-row>
        <table:table-row table:style-name="ro1">
          <table:table-cell office:value-type="string">
            <text:p>CNQ</text:p>
          </table:table-cell>
          <table:table-cell office:value-type="float" office:value="0.875082118805">
            <text:p>0,8750821188</text:p>
          </table:table-cell>
          <table:table-cell office:value-type="float" office:value="2.16550883149">
            <text:p>2,1655088315</text:p>
          </table:table-cell>
          <table:table-cell office:value-type="float" office:value="40.41">
            <text:p>40,41</text:p>
          </table:table-cell>
          <table:table-cell office:value-type="date" office:date-value="2017-01-13">
            <text:p>2017-01-13</text:p>
          </table:table-cell>
          <table:table-cell office:value-type="string">
            <text:p>10:39:44</text:p>
          </table:table-cell>
          <table:table-cell office:value-type="string">
            <text:p>CANADA STOCKS-TSX rises, led by banks as U.S. earnings season kicks off</text:p>
          </table:table-cell>
          <table:table-cell table:number-columns-repeated="3"/>
        </table:table-row>
        <table:table-row table:style-name="ro1">
          <table:table-cell office:value-type="string">
            <text:p>SJR-B</text:p>
          </table:table-cell>
          <table:table-cell office:value-type="float" office:value="-1.31665997217">
            <text:p>-1,3166599722</text:p>
          </table:table-cell>
          <table:table-cell office:value-type="float" office:value="-4.82864862371">
            <text:p>-4,8286486237</text:p>
          </table:table-cell>
          <table:table-cell office:value-type="float" office:value="27.26767">
            <text:p>27,26767</text:p>
          </table:table-cell>
          <table:table-cell office:value-type="date" office:date-value="2017-01-13">
            <text:p>2017-01-13</text:p>
          </table:table-cell>
          <table:table-cell office:value-type="string">
            <text:p>10:10:03</text:p>
          </table:table-cell>
          <table:table-cell office:value-type="string">
            <text:p>Stock Market News for January 13, 2017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float" office:value="-0.00986609671466">
            <text:p>-0,0098660967</text:p>
          </table:table-cell>
          <table:table-cell office:value-type="float" office:value="-0.0414367792063">
            <text:p>-0,0414367792</text:p>
          </table:table-cell>
          <table:table-cell office:value-type="float" office:value="23.809999">
            <text:p>23,809999</text:p>
          </table:table-cell>
          <table:table-cell office:value-type="date" office:date-value="2017-01-13">
            <text:p>2017-01-13</text:p>
          </table:table-cell>
          <table:table-cell office:value-type="string">
            <text:p>09:01:00</text:p>
          </table:table-cell>
          <table:table-cell office:value-type="string">
            <text:p>Hydro One named one of Canada's Top Employers for Young People</text:p>
          </table:table-cell>
          <table:table-cell table:number-columns-repeated="3"/>
        </table:table-row>
        <table:table-row table:style-name="ro1">
          <table:table-cell office:value-type="string">
            <text:p>NG</text:p>
          </table:table-cell>
          <table:table-cell office:value-type="float" office:value="0.139936975168">
            <text:p>0,1399369752</text:p>
          </table:table-cell>
          <table:table-cell office:value-type="float" office:value="2.12993873924">
            <text:p>2,1299387392</text:p>
          </table:table-cell>
          <table:table-cell office:value-type="float" office:value="6.57">
            <text:p>6,57</text:p>
          </table:table-cell>
          <table:table-cell office:value-type="date" office:date-value="2017-01-12">
            <text:p>2017-01-12</text:p>
          </table:table-cell>
          <table:table-cell office:value-type="string">
            <text:p>19:18:21</text:p>
          </table:table-cell>
          <table:table-cell office:value-type="string">
            <text:p>PRESS DIGEST- British Business - Jan 13</text:p>
          </table:table-cell>
          <table:table-cell table:number-columns-repeated="3"/>
        </table:table-row>
        <table:table-row table:style-name="ro1">
          <table:table-cell office:value-type="string">
            <text:p>CU</text:p>
          </table:table-cell>
          <table:table-cell office:value-type="float" office:value="0.336964068285">
            <text:p>0,3369640683</text:p>
          </table:table-cell>
          <table:table-cell office:value-type="float" office:value="0.920666903546">
            <text:p>0,9206669035</text:p>
          </table:table-cell>
          <table:table-cell office:value-type="float" office:value="36.599998">
            <text:p>36,599998</text:p>
          </table:table-cell>
          <table:table-cell office:value-type="date" office:date-value="2017-01-12">
            <text:p>2017-01-12</text:p>
          </table:table-cell>
          <table:table-cell office:value-type="string">
            <text:p>17:37:20</text:p>
          </table:table-cell>
          <table:table-cell office:value-type="string">
            <text:p>Canadian Utilities Limited Eligible Dividends</text:p>
          </table:table-cell>
          <table:table-cell table:number-columns-repeated="3"/>
        </table:table-row>
        <table:table-row table:style-name="ro1">
          <table:table-cell office:value-type="string">
            <text:p>ACO-X</text:p>
          </table:table-cell>
          <table:table-cell office:value-type="float" office:value="0.184095598856">
            <text:p>0,1840955989</text:p>
          </table:table-cell>
          <table:table-cell office:value-type="float" office:value="0.413531633019">
            <text:p>0,413531633</text:p>
          </table:table-cell>
          <table:table-cell office:value-type="float" office:value="44.5179">
            <text:p>44,5179</text:p>
          </table:table-cell>
          <table:table-cell office:value-type="date" office:date-value="2017-01-12">
            <text:p>2017-01-12</text:p>
          </table:table-cell>
          <table:table-cell office:value-type="string">
            <text:p>17:36:10</text:p>
          </table:table-cell>
          <table:table-cell office:value-type="string">
            <text:p>ATCO Ltd. Eligible Dividends</text:p>
          </table:table-cell>
          <table:table-cell table:number-columns-repeated="3"/>
        </table:table-row>
        <table:table-row table:style-name="ro1">
          <table:table-cell office:value-type="string">
            <text:p>FRU</text:p>
          </table:table-cell>
          <table:table-cell office:value-type="float" office:value="0.249559162562">
            <text:p>0,2495591626</text:p>
          </table:table-cell>
          <table:table-cell office:value-type="float" office:value="1.84858638935">
            <text:p>1,8485863894</text:p>
          </table:table-cell>
          <table:table-cell office:value-type="float" office:value="13.5">
            <text:p>13,5</text:p>
          </table:table-cell>
          <table:table-cell office:value-type="date" office:date-value="2017-01-12">
            <text:p>2017-01-12</text:p>
          </table:table-cell>
          <table:table-cell office:value-type="string">
            <text:p>17:00:00</text:p>
          </table:table-cell>
          <table:table-cell office:value-type="string">
            <text:p>Freehold Royalties Ltd. Declares Dividend for January 2017</text:p>
          </table:table-cell>
          <table:table-cell table:number-columns-repeated="3"/>
        </table:table-row>
        <table:table-row table:style-name="ro1">
          <table:table-cell office:value-type="string">
            <text:p>EMP-A</text:p>
          </table:table-cell>
          <table:table-cell office:value-type="float" office:value="1.19102559225">
            <text:p>1,1910255923</text:p>
          </table:table-cell>
          <table:table-cell office:value-type="float" office:value="7.6691924807">
            <text:p>7,6691924807</text:p>
          </table:table-cell>
          <table:table-cell office:value-type="float" office:value="15.53">
            <text:p>15,53</text:p>
          </table:table-cell>
          <table:table-cell office:value-type="date" office:date-value="2017-01-12">
            <text:p>2017-01-12</text:p>
          </table:table-cell>
          <table:table-cell office:value-type="string">
            <text:p>16:28:00</text:p>
          </table:table-cell>
          <table:table-cell office:value-type="string">
            <text:p>Michael Medline appointed President and CEO of Empire Company Limited</text:p>
          </table:table-cell>
          <table:table-cell table:number-columns-repeated="3"/>
        </table:table-row>
        <table:table-row table:style-name="ro1">
          <table:table-cell office:value-type="string">
            <text:p>CEU</text:p>
          </table:table-cell>
          <table:table-cell office:value-type="float" office:value="-0.0958929605601">
            <text:p>-0,0958929606</text:p>
          </table:table-cell>
          <table:table-cell office:value-type="float" office:value="-1.29235795903">
            <text:p>-1,292357959</text:p>
          </table:table-cell>
          <table:table-cell office:value-type="float" office:value="7.42">
            <text:p>7,42</text:p>
          </table:table-cell>
          <table:table-cell office:value-type="date" office:date-value="2017-01-12">
            <text:p>2017-01-12</text:p>
          </table:table-cell>
          <table:table-cell office:value-type="string">
            <text:p>16:24:36</text:p>
          </table:table-cell>
          <table:table-cell office:value-type="string">
            <text:p>Canadian Energy Services &amp; Technology Corp. Announces Cash Dividend</text:p>
          </table:table-cell>
          <table:table-cell table:number-columns-repeated="3"/>
        </table:table-row>
        <table:table-row table:style-name="ro1">
          <table:table-cell office:value-type="string">
            <text:p>PSK</text:p>
          </table:table-cell>
          <table:table-cell office:value-type="float" office:value="-0.129707341994">
            <text:p>-0,129707342</text:p>
          </table:table-cell>
          <table:table-cell office:value-type="float" office:value="-0.390920259174">
            <text:p>-0,3909202592</text:p>
          </table:table-cell>
          <table:table-cell office:value-type="float" office:value="33.18">
            <text:p>33,18</text:p>
          </table:table-cell>
          <table:table-cell office:value-type="date" office:date-value="2017-01-12">
            <text:p>2017-01-12</text:p>
          </table:table-cell>
          <table:table-cell office:value-type="string">
            <text:p>16:01:00</text:p>
          </table:table-cell>
          <table:table-cell office:value-type="string">
            <text:p>PrairieSky Royalty Declares January Dividend</text:p>
          </table:table-cell>
          <table:table-cell table:number-columns-repeated="3"/>
        </table:table-row>
        <table:table-row table:style-name="ro1">
          <table:table-cell office:value-type="string">
            <text:p>RCI-B</text:p>
          </table:table-cell>
          <table:table-cell office:value-type="float" office:value="0.222392600143">
            <text:p>0,2223926001</text:p>
          </table:table-cell>
          <table:table-cell office:value-type="float" office:value="0.437866894594">
            <text:p>0,4378668946</text:p>
          </table:table-cell>
          <table:table-cell office:value-type="float" office:value="50.790001">
            <text:p>50,790001</text:p>
          </table:table-cell>
          <table:table-cell office:value-type="date" office:date-value="2017-01-12">
            <text:p>2017-01-12</text:p>
          </table:table-cell>
          <table:table-cell office:value-type="string">
            <text:p>14:25:11</text:p>
          </table:table-cell>
          <table:table-cell office:value-type="string">
            <text:p>ETFs with exposure to Rogers Communications, Inc. : January 12, 2017</text:p>
          </table:table-cell>
          <table:table-cell table:number-columns-repeated="3"/>
        </table:table-row>
        <table:table-row table:style-name="ro1">
          <table:table-cell office:value-type="string">
            <text:p>POW</text:p>
          </table:table-cell>
          <table:table-cell office:value-type="float" office:value="-0.532046521963">
            <text:p>-0,532046522</text:p>
          </table:table-cell>
          <table:table-cell office:value-type="float" office:value="-1.72462405823">
            <text:p>-1,7246240582</text:p>
          </table:table-cell>
          <table:table-cell office:value-type="float" office:value="30.85">
            <text:p>30,85</text:p>
          </table:table-cell>
          <table:table-cell office:value-type="date" office:date-value="2017-01-12">
            <text:p>2017-01-12</text:p>
          </table:table-cell>
          <table:table-cell office:value-type="string">
            <text:p>14:23:10</text:p>
          </table:table-cell>
          <table:table-cell office:value-type="string">
            <text:p>ETFs with exposure to Power Corp. of Canada : January 12, 2017</text:p>
          </table:table-cell>
          <table:table-cell table:number-columns-repeated="3"/>
        </table:table-row>
        <table:table-row table:style-name="ro1">
          <table:table-cell office:value-type="string">
            <text:p>ONEX</text:p>
          </table:table-cell>
          <table:table-cell office:value-type="float" office:value="-0.730069484726">
            <text:p>-0,7300694847</text:p>
          </table:table-cell>
          <table:table-cell office:value-type="float" office:value="-0.819106371928">
            <text:p>-0,8191063719</text:p>
          </table:table-cell>
          <table:table-cell office:value-type="float" office:value="89.129997">
            <text:p>89,129997</text:p>
          </table:table-cell>
          <table:table-cell office:value-type="date" office:date-value="2017-01-12">
            <text:p>2017-01-12</text:p>
          </table:table-cell>
          <table:table-cell office:value-type="string">
            <text:p>14:22:13</text:p>
          </table:table-cell>
          <table:table-cell office:value-type="string">
            <text:p>LPC: US market expects more leveraged M&amp;A in 2017</text:p>
          </table:table-cell>
          <table:table-cell table:number-columns-repeated="3"/>
        </table:table-row>
        <table:table-row table:style-name="ro1">
          <table:table-cell office:value-type="string">
            <text:p>LUC</text:p>
          </table:table-cell>
          <table:table-cell office:value-type="float" office:value="0.0217281510842">
            <text:p>0,0217281511</text:p>
          </table:table-cell>
          <table:table-cell office:value-type="float" office:value="0.710070296871">
            <text:p>0,7100702969</text:p>
          </table:table-cell>
          <table:table-cell office:value-type="float" office:value="3.06">
            <text:p>3,06</text:p>
          </table:table-cell>
          <table:table-cell office:value-type="date" office:date-value="2017-01-12">
            <text:p>2017-01-12</text:p>
          </table:table-cell>
          <table:table-cell office:value-type="string">
            <text:p>14:13:49</text:p>
          </table:table-cell>
          <table:table-cell office:value-type="string">
            <text:p>ETFs with exposure to Lucara Diamond Corp. : January 12, 2017</text:p>
          </table:table-cell>
          <table:table-cell table:number-columns-repeated="3"/>
        </table:table-row>
        <table:table-row table:style-name="ro1">
          <table:table-cell office:value-type="string">
            <text:p>GC</text:p>
          </table:table-cell>
          <table:table-cell office:value-type="float" office:value="-0.0289381857345">
            <text:p>-0,0289381857</text:p>
          </table:table-cell>
          <table:table-cell office:value-type="float" office:value="-0.11424471273">
            <text:p>-0,1142447127</text:p>
          </table:table-cell>
          <table:table-cell office:value-type="float" office:value="25.33">
            <text:p>25,33</text:p>
          </table:table-cell>
          <table:table-cell office:value-type="date" office:date-value="2017-01-12">
            <text:p>2017-01-12</text:p>
          </table:table-cell>
          <table:table-cell office:value-type="string">
            <text:p>14:04:28</text:p>
          </table:table-cell>
          <table:table-cell office:value-type="string">
            <text:p>ETFs with exposure to Great Canadian Gaming Corp. : January 12, 2017</text:p>
          </table:table-cell>
          <table:table-cell table:number-columns-repeated="3"/>
        </table:table-row>
        <table:table-row table:style-name="ro1">
          <table:table-cell office:value-type="string">
            <text:p>BTO</text:p>
          </table:table-cell>
          <table:table-cell office:value-type="float" office:value="-0.124321963203">
            <text:p>-0,1243219632</text:p>
          </table:table-cell>
          <table:table-cell office:value-type="float" office:value="-3.42484747116">
            <text:p>-3,4248474712</text:p>
          </table:table-cell>
          <table:table-cell office:value-type="float" office:value="3.63">
            <text:p>3,63</text:p>
          </table:table-cell>
          <table:table-cell office:value-type="date" office:date-value="2017-01-12">
            <text:p>2017-01-12</text:p>
          </table:table-cell>
          <table:table-cell office:value-type="string">
            <text:p>13:52:27</text:p>
          </table:table-cell>
          <table:table-cell office:value-type="string">
            <text:p>ETFs with exposure to B2Gold Corp. : January 12, 2017</text:p>
          </table:table-cell>
          <table:table-cell table:number-columns-repeated="3"/>
        </table:table-row>
        <table:table-row table:style-name="ro1">
          <table:table-cell office:value-type="string">
            <text:p>SAP</text:p>
          </table:table-cell>
          <table:table-cell office:value-type="float" office:value="0.172149011638">
            <text:p>0,1721490116</text:p>
          </table:table-cell>
          <table:table-cell office:value-type="float" office:value="0.367761179151">
            <text:p>0,3677611792</text:p>
          </table:table-cell>
          <table:table-cell office:value-type="float" office:value="46.810001">
            <text:p>46,810001</text:p>
          </table:table-cell>
          <table:table-cell office:value-type="date" office:date-value="2017-01-12">
            <text:p>2017-01-12</text:p>
          </table:table-cell>
          <table:table-cell office:value-type="string">
            <text:p>10:20:59</text:p>
          </table:table-cell>
          <table:table-cell office:value-type="string">
            <text:p>Saputo Inc.: Fiscal 2017 Third Quarter Results</text:p>
          </table:table-cell>
          <table:table-cell table:number-columns-repeated="3"/>
        </table:table-row>
        <table:table-row table:style-name="ro1">
          <table:table-cell office:value-type="string">
            <text:p>PXT</text:p>
          </table:table-cell>
          <table:table-cell office:value-type="float" office:value="-0.327567439444">
            <text:p>-0,3275674394</text:p>
          </table:table-cell>
          <table:table-cell office:value-type="float" office:value="-2.02077396454">
            <text:p>-2,0207739645</text:p>
          </table:table-cell>
          <table:table-cell office:value-type="float" office:value="16.209999">
            <text:p>16,209999</text:p>
          </table:table-cell>
          <table:table-cell office:value-type="date" office:date-value="2017-01-12">
            <text:p>2017-01-12</text:p>
          </table:table-cell>
          <table:table-cell office:value-type="string">
            <text:p>10:06:35</text:p>
          </table:table-cell>
          <table:table-cell office:value-type="string">
            <text:p>Parex Resources, Inc. â€“ Value Analysis (TORONTO:PXT) : January 12, 2017</text:p>
          </table:table-cell>
          <table:table-cell table:number-columns-repeated="3"/>
        </table:table-row>
        <table:table-row table:style-name="ro1">
          <table:table-cell office:value-type="string">
            <text:p>PKI</text:p>
          </table:table-cell>
          <table:table-cell office:value-type="float" office:value="0.0564453567323">
            <text:p>0,0564453567</text:p>
          </table:table-cell>
          <table:table-cell office:value-type="float" office:value="0.202207110905">
            <text:p>0,2022071109</text:p>
          </table:table-cell>
          <table:table-cell office:value-type="float" office:value="27.914625">
            <text:p>27,914625</text:p>
          </table:table-cell>
          <table:table-cell office:value-type="date" office:date-value="2017-01-12">
            <text:p>2017-01-12</text:p>
          </table:table-cell>
          <table:table-cell office:value-type="string">
            <text:p>10:04:34</text:p>
          </table:table-cell>
          <table:table-cell office:value-type="string">
            <text:p>Parkland Fuel Corp. â€“ Value Analysis (TORONTO:PKI) : January 12, 2017</text:p>
          </table:table-cell>
          <table:table-cell table:number-columns-repeated="3"/>
        </table:table-row>
        <table:table-row table:style-name="ro1">
          <table:table-cell office:value-type="string">
            <text:p>INE</text:p>
          </table:table-cell>
          <table:table-cell office:value-type="float" office:value="-0.00950837153585">
            <text:p>-0,0095083715</text:p>
          </table:table-cell>
          <table:table-cell office:value-type="float" office:value="-0.0679654863177">
            <text:p>-0,0679654863</text:p>
          </table:table-cell>
          <table:table-cell office:value-type="float" office:value="13.99">
            <text:p>13,99</text:p>
          </table:table-cell>
          <table:table-cell office:value-type="date" office:date-value="2017-01-12">
            <text:p>2017-01-12</text:p>
          </table:table-cell>
          <table:table-cell office:value-type="string">
            <text:p>09:49:16</text:p>
          </table:table-cell>
          <table:table-cell office:value-type="string">
            <text:p>Innergex Renewable Energy, Inc. â€“ Value Analysis (TORONTO:INE) : January 12, 2017</text:p>
          </table:table-cell>
          <table:table-cell table:number-columns-repeated="3"/>
        </table:table-row>
        <table:table-row table:style-name="ro1">
          <table:table-cell office:value-type="string">
            <text:p>NDM</text:p>
          </table:table-cell>
          <table:table-cell office:value-type="float" office:value="-0.307208855888">
            <text:p>-0,3072088559</text:p>
          </table:table-cell>
          <table:table-cell office:value-type="float" office:value="-11.0905724147">
            <text:p>-11,0905724147</text:p>
          </table:table-cell>
          <table:table-cell office:value-type="float" office:value="2.77">
            <text:p>2,77</text:p>
          </table:table-cell>
          <table:table-cell office:value-type="date" office:date-value="2017-01-12">
            <text:p>2017-01-12</text:p>
          </table:table-cell>
          <table:table-cell office:value-type="string">
            <text:p>09:39:18</text:p>
          </table:table-cell>
          <table:table-cell office:value-type="string">
            <text:p>Northern Dynasty Announces Increase to Bought Deal Offering of Common Shares</text:p>
          </table:table-cell>
          <table:table-cell table:number-columns-repeated="3"/>
        </table:table-row>
        <table:table-row table:style-name="ro1">
          <table:table-cell office:value-type="string">
            <text:p>DRT</text:p>
          </table:table-cell>
          <table:table-cell office:value-type="float" office:value="0.0198537482944">
            <text:p>0,0198537483</text:p>
          </table:table-cell>
          <table:table-cell office:value-type="float" office:value="0.295003689368">
            <text:p>0,2950036894</text:p>
          </table:table-cell>
          <table:table-cell office:value-type="float" office:value="6.73">
            <text:p>6,73</text:p>
          </table:table-cell>
          <table:table-cell office:value-type="date" office:date-value="2017-01-12">
            <text:p>2017-01-12</text:p>
          </table:table-cell>
          <table:table-cell office:value-type="string">
            <text:p>08:58:25</text:p>
          </table:table-cell>
          <table:table-cell office:value-type="string">
            <text:p>Ice Edge Business Solutions' ICE(R) Software Platform Achieves Certified Integration with SAP(R) ERP</text:p>
          </table:table-cell>
          <table:table-cell table:number-columns-repeated="3"/>
        </table:table-row>
        <table:table-row table:style-name="ro1">
          <table:table-cell office:value-type="string">
            <text:p>GTE</text:p>
          </table:table-cell>
          <table:table-cell office:value-type="float" office:value="0.0480536362218">
            <text:p>0,0480536362</text:p>
          </table:table-cell>
          <table:table-cell office:value-type="float" office:value="1.29874692491">
            <text:p>1,2987469249</text:p>
          </table:table-cell>
          <table:table-cell office:value-type="float" office:value="3.7">
            <text:p>3,7</text:p>
          </table:table-cell>
          <table:table-cell office:value-type="date" office:date-value="2017-01-12">
            <text:p>2017-01-12</text:p>
          </table:table-cell>
          <table:table-cell office:value-type="string">
            <text:p>08:15:00</text:p>
          </table:table-cell>
          <table:table-cell office:value-type="string">
            <text:p>Research Reports Initiated on Energy Stocks Chinook Energy, Enerplus, Athabasca Oil, and Gran Tierra Energy</text:p>
          </table:table-cell>
          <table:table-cell table:number-columns-repeated="3"/>
        </table:table-row>
        <table:table-row table:style-name="ro1">
          <table:table-cell office:value-type="string">
            <text:p>ERF</text:p>
          </table:table-cell>
          <table:table-cell office:value-type="float" office:value="0.0979753708673">
            <text:p>0,0979753709</text:p>
          </table:table-cell>
          <table:table-cell office:value-type="float" office:value="0.836681220045">
            <text:p>0,83668122</text:p>
          </table:table-cell>
          <table:table-cell office:value-type="float" office:value="11.71">
            <text:p>11,71</text:p>
          </table:table-cell>
          <table:table-cell office:value-type="date" office:date-value="2017-01-12">
            <text:p>2017-01-12</text:p>
          </table:table-cell>
          <table:table-cell office:value-type="string">
            <text:p>08:15:00</text:p>
          </table:table-cell>
          <table:table-cell office:value-type="string">
            <text:p>Research Reports Initiated on Energy Stocks Chinook Energy, Enerplus, Athabasca Oil, and Gran Tierra Energy</text:p>
          </table:table-cell>
          <table:table-cell table:number-columns-repeated="3"/>
        </table:table-row>
        <table:table-row table:style-name="ro1">
          <table:table-cell office:value-type="string">
            <text:p>FTS</text:p>
          </table:table-cell>
          <table:table-cell office:value-type="float" office:value="0.429753152393">
            <text:p>0,4297531524</text:p>
          </table:table-cell>
          <table:table-cell office:value-type="float" office:value="1.05151251017">
            <text:p>1,0515125102</text:p>
          </table:table-cell>
          <table:table-cell office:value-type="float" office:value="40.869999">
            <text:p>40,869999</text:p>
          </table:table-cell>
          <table:table-cell office:value-type="date" office:date-value="2017-01-12">
            <text:p>2017-01-12</text:p>
          </table:table-cell>
          <table:table-cell office:value-type="string">
            <text:p>08:15:00</text:p>
          </table:table-cell>
          <table:table-cell office:value-type="string">
            <text:p>Research Reports Initiated on Utilities Stocks Fortis, Emera, Brookfield Infrastructure Partners, and Canadian Utilities</text:p>
          </table:table-cell>
          <table:table-cell table:number-columns-repeated="3"/>
        </table:table-row>
        <table:table-row table:style-name="ro1">
          <table:table-cell office:value-type="string">
            <text:p>IAG</text:p>
          </table:table-cell>
          <table:table-cell office:value-type="float" office:value="-0.0840454557947">
            <text:p>-0,0840454558</text:p>
          </table:table-cell>
          <table:table-cell office:value-type="float" office:value="-0.152090949758">
            <text:p>-0,1520909498</text:p>
          </table:table-cell>
          <table:table-cell office:value-type="float" office:value="55.259998">
            <text:p>55,259998</text:p>
          </table:table-cell>
          <table:table-cell office:value-type="date" office:date-value="2017-01-12">
            <text:p>2017-01-12</text:p>
          </table:table-cell>
          <table:table-cell office:value-type="string">
            <text:p>08:07:43</text:p>
          </table:table-cell>
          <table:table-cell office:value-type="string">
            <text:p>Industrial Alliance Insurance &amp; Financial Services, Inc. breached its 50 day moving average in a Bullish Manner : IAG-CA : January 12, 2017</text:p>
          </table:table-cell>
          <table:table-cell table:number-columns-repeated="3"/>
        </table:table-row>
        <table:table-row table:style-name="ro1">
          <table:table-cell office:value-type="string">
            <text:p>NSU</text:p>
          </table:table-cell>
          <table:table-cell office:value-type="float" office:value="0.120048679759">
            <text:p>0,1200486798</text:p>
          </table:table-cell>
          <table:table-cell office:value-type="float" office:value="2.74083743742">
            <text:p>2,7408374374</text:p>
          </table:table-cell>
          <table:table-cell office:value-type="float" office:value="4.38">
            <text:p>4,38</text:p>
          </table:table-cell>
          <table:table-cell office:value-type="date" office:date-value="2017-01-12">
            <text:p>2017-01-12</text:p>
          </table:table-cell>
          <table:table-cell office:value-type="string">
            <text:p>07:50:00</text:p>
          </table:table-cell>
          <table:table-cell office:value-type="string">
            <text:p>Nevsun Meets Zinc and Gold Production Guidance and Delivers on Corporate Objectives in 2016</text:p>
          </table:table-cell>
          <table:table-cell table:number-columns-repeated="3"/>
        </table:table-row>
        <table:table-row table:style-name="ro1">
          <table:table-cell office:value-type="string">
            <text:p>CVE</text:p>
          </table:table-cell>
          <table:table-cell office:value-type="float" office:value="-0.374349280571">
            <text:p>-0,3743492806</text:p>
          </table:table-cell>
          <table:table-cell office:value-type="float" office:value="-1.90025005872">
            <text:p>-1,9002500587</text:p>
          </table:table-cell>
          <table:table-cell office:value-type="float" office:value="19.700001">
            <text:p>19,700001</text:p>
          </table:table-cell>
          <table:table-cell office:value-type="date" office:date-value="2017-01-11">
            <text:p>2017-01-11</text:p>
          </table:table-cell>
          <table:table-cell office:value-type="string">
            <text:p>20:23:58</text:p>
          </table:table-cell>
          <table:table-cell office:value-type="string">
            <text:p>MEG Expands Christina Lake, Taps Debt Market in Oil-Sands Rebound</text:p>
          </table:table-cell>
          <table:table-cell table:number-columns-repeated="3"/>
        </table:table-row>
        <table:table-row table:style-name="ro1">
          <table:table-cell office:value-type="string">
            <text:p>L</text:p>
          </table:table-cell>
          <table:table-cell office:value-type="float" office:value="-0.387958081212">
            <text:p>-0,3879580812</text:p>
          </table:table-cell>
          <table:table-cell office:value-type="float" office:value="-0.553119599007">
            <text:p>-0,553119599</text:p>
          </table:table-cell>
          <table:table-cell office:value-type="float" office:value="70.139999">
            <text:p>70,139999</text:p>
          </table:table-cell>
          <table:table-cell office:value-type="date" office:date-value="2017-01-11">
            <text:p>2017-01-11</text:p>
          </table:table-cell>
          <table:table-cell office:value-type="string">
            <text:p>17:30:00</text:p>
          </table:table-cell>
          <table:table-cell office:value-type="string">
            <text:p>Loblaw Companies Limited Announces Timing of Fourth Quarter 2016 Earnings Release</text:p>
          </table:table-cell>
          <table:table-cell table:number-columns-repeated="3"/>
        </table:table-row>
        <table:table-row table:style-name="ro1">
          <table:table-cell office:value-type="string">
            <text:p>AGU</text:p>
          </table:table-cell>
          <table:table-cell office:value-type="float" office:value="1.20766402072">
            <text:p>1,2076640207</text:p>
          </table:table-cell>
          <table:table-cell office:value-type="float" office:value="0.888380169895">
            <text:p>0,8883801699</text:p>
          </table:table-cell>
          <table:table-cell office:value-type="float" office:value="135.940002">
            <text:p>135,940002</text:p>
          </table:table-cell>
          <table:table-cell office:value-type="date" office:date-value="2017-01-11">
            <text:p>2017-01-11</text:p>
          </table:table-cell>
          <table:table-cell office:value-type="string">
            <text:p>13:45:20</text:p>
          </table:table-cell>
          <table:table-cell office:value-type="string">
            <text:p>Slumping fertilizer makers turn to high-margin industrial uses</text:p>
          </table:table-cell>
          <table:table-cell table:number-columns-repeated="3"/>
        </table:table-row>
        <table:table-row table:style-name="ro1">
          <table:table-cell office:value-type="string">
            <text:p>SES</text:p>
          </table:table-cell>
          <table:table-cell office:value-type="float" office:value="0.0894621370139">
            <text:p>0,089462137</text:p>
          </table:table-cell>
          <table:table-cell office:value-type="float" office:value="0.800198005491">
            <text:p>0,8001980055</text:p>
          </table:table-cell>
          <table:table-cell office:value-type="float" office:value="11.18">
            <text:p>11,18</text:p>
          </table:table-cell>
          <table:table-cell office:value-type="date" office:date-value="2017-01-11">
            <text:p>2017-01-11</text:p>
          </table:table-cell>
          <table:table-cell office:value-type="string">
            <text:p>13:20:07</text:p>
          </table:table-cell>
          <table:table-cell office:value-type="string">
            <text:p>ETFs with exposure to Secure Energy Services, Inc. : January 11, 2017</text:p>
          </table:table-cell>
          <table:table-cell table:number-columns-repeated="3"/>
        </table:table-row>
        <table:table-row table:style-name="ro1">
          <table:table-cell office:value-type="string">
            <text:p>PJC-A</text:p>
          </table:table-cell>
          <table:table-cell office:value-type="float" office:value="0.0199659780454">
            <text:p>0,019965978</text:p>
          </table:table-cell>
          <table:table-cell office:value-type="float" office:value="0.0986412630078">
            <text:p>0,098641263</text:p>
          </table:table-cell>
          <table:table-cell office:value-type="float" office:value="20.241">
            <text:p>20,241</text:p>
          </table:table-cell>
          <table:table-cell office:value-type="date" office:date-value="2017-01-11">
            <text:p>2017-01-11</text:p>
          </table:table-cell>
          <table:table-cell office:value-type="string">
            <text:p>13:09:39</text:p>
          </table:table-cell>
          <table:table-cell office:value-type="string">
            <text:p>ETFs with exposure to The Jean Coutu Group (PJC), Inc. : January 11, 2017</text:p>
          </table:table-cell>
          <table:table-cell table:number-columns-repeated="3"/>
        </table:table-row>
        <table:table-row table:style-name="ro1">
          <table:table-cell office:value-type="string">
            <text:p>MRE</text:p>
          </table:table-cell>
          <table:table-cell office:value-type="float" office:value="0.0483877177773">
            <text:p>0,0483877178</text:p>
          </table:table-cell>
          <table:table-cell office:value-type="float" office:value="0.553002488884">
            <text:p>0,5530024889</text:p>
          </table:table-cell>
          <table:table-cell office:value-type="float" office:value="8.75">
            <text:p>8,75</text:p>
          </table:table-cell>
          <table:table-cell office:value-type="date" office:date-value="2017-01-11">
            <text:p>2017-01-11</text:p>
          </table:table-cell>
          <table:table-cell office:value-type="string">
            <text:p>13:01:10</text:p>
          </table:table-cell>
          <table:table-cell office:value-type="string">
            <text:p>ETFs with exposure to Martinrea International, Inc. : January 11, 2017</text:p>
          </table:table-cell>
          <table:table-cell table:number-columns-repeated="3"/>
        </table:table-row>
        <table:table-row table:style-name="ro1">
          <table:table-cell office:value-type="string">
            <text:p>DGC</text:p>
          </table:table-cell>
          <table:table-cell office:value-type="float" office:value="-0.927205501721">
            <text:p>-0,9272055017</text:p>
          </table:table-cell>
          <table:table-cell office:value-type="float" office:value="-5.03916033544">
            <text:p>-5,0391603354</text:p>
          </table:table-cell>
          <table:table-cell office:value-type="float" office:value="18.4">
            <text:p>18,4</text:p>
          </table:table-cell>
          <table:table-cell office:value-type="date" office:date-value="2017-01-11">
            <text:p>2017-01-11</text:p>
          </table:table-cell>
          <table:table-cell office:value-type="string">
            <text:p>12:41:45</text:p>
          </table:table-cell>
          <table:table-cell office:value-type="string">
            <text:p>ETFs with exposure to Detour Gold Corp. : January 11, 2017</text:p>
          </table:table-cell>
          <table:table-cell table:number-columns-repeated="3"/>
        </table:table-row>
        <table:table-row table:style-name="ro1">
          <table:table-cell office:value-type="string">
            <text:p>TOG</text:p>
          </table:table-cell>
          <table:table-cell office:value-type="float" office:value="-0.0285563005771">
            <text:p>-0,0285563006</text:p>
          </table:table-cell>
          <table:table-cell office:value-type="float" office:value="-0.376732197587">
            <text:p>-0,3767321976</text:p>
          </table:table-cell>
          <table:table-cell office:value-type="float" office:value="7.58">
            <text:p>7,58</text:p>
          </table:table-cell>
          <table:table-cell office:value-type="date" office:date-value="2017-01-11">
            <text:p>2017-01-11</text:p>
          </table:table-cell>
          <table:table-cell office:value-type="string">
            <text:p>11:43:52</text:p>
          </table:table-cell>
          <table:table-cell office:value-type="string">
            <text:p>TORC Oil &amp; Gas Ltd. â€“ Value Analysis (TORONTO:TOG) : January 11, 2017</text:p>
          </table:table-cell>
          <table:table-cell table:number-columns-repeated="3"/>
        </table:table-row>
        <table:table-row table:style-name="ro1">
          <table:table-cell office:value-type="string">
            <text:p>SPE</text:p>
          </table:table-cell>
          <table:table-cell office:value-type="float" office:value="0.0405242493511">
            <text:p>0,0405242494</text:p>
          </table:table-cell>
          <table:table-cell office:value-type="float" office:value="1.3508083117">
            <text:p>1,3508083117</text:p>
          </table:table-cell>
          <table:table-cell office:value-type="float" office:value="3">
            <text:p>3</text:p>
          </table:table-cell>
          <table:table-cell office:value-type="date" office:date-value="2017-01-11">
            <text:p>2017-01-11</text:p>
          </table:table-cell>
          <table:table-cell office:value-type="string">
            <text:p>11:38:36</text:p>
          </table:table-cell>
          <table:table-cell office:value-type="string">
            <text:p>Spartan Energy Corp. â€“ Value Analysis (TORONTO:SPE) : January 11, 2017</text:p>
          </table:table-cell>
          <table:table-cell table:number-columns-repeated="3"/>
        </table:table-row>
        <table:table-row table:style-name="ro1">
          <table:table-cell office:value-type="string">
            <text:p>FTT</text:p>
          </table:table-cell>
          <table:table-cell office:value-type="float" office:value="0.0200279254207">
            <text:p>0,0200279254</text:p>
          </table:table-cell>
          <table:table-cell office:value-type="float" office:value="0.0771789003812">
            <text:p>0,0771789004</text:p>
          </table:table-cell>
          <table:table-cell office:value-type="float" office:value="25.950001">
            <text:p>25,950001</text:p>
          </table:table-cell>
          <table:table-cell office:value-type="date" office:date-value="2017-01-11">
            <text:p>2017-01-11</text:p>
          </table:table-cell>
          <table:table-cell office:value-type="string">
            <text:p>10:54:15</text:p>
          </table:table-cell>
          <table:table-cell office:value-type="string">
            <text:p>Finning International, Inc. â€“ Value Analysis (TORONTO:FTT) : January 11, 2017</text:p>
          </table:table-cell>
          <table:table-cell table:number-columns-repeated="3"/>
        </table:table-row>
        <table:table-row table:style-name="ro1">
          <table:table-cell office:value-type="string">
            <text:p>STN</text:p>
          </table:table-cell>
          <table:table-cell office:value-type="float" office:value="0.32923656214">
            <text:p>0,3292365621</text:p>
          </table:table-cell>
          <table:table-cell office:value-type="float" office:value="0.968058163778">
            <text:p>0,9680581638</text:p>
          </table:table-cell>
          <table:table-cell office:value-type="float" office:value="34.009998">
            <text:p>34,009998</text:p>
          </table:table-cell>
          <table:table-cell office:value-type="date" office:date-value="2017-01-11">
            <text:p>2017-01-11</text:p>
          </table:table-cell>
          <table:table-cell office:value-type="string">
            <text:p>09:35:02</text:p>
          </table:table-cell>
          <table:table-cell office:value-type="string">
            <text:p>Can Stantec Be a Top Choice for Value Investors?</text:p>
          </table:table-cell>
          <table:table-cell table:number-columns-repeated="3"/>
        </table:table-row>
        <table:table-row table:style-name="ro1">
          <table:table-cell office:value-type="string">
            <text:p>QSR</text:p>
          </table:table-cell>
          <table:table-cell office:value-type="float" office:value="0.340121014149">
            <text:p>0,3401210141</text:p>
          </table:table-cell>
          <table:table-cell office:value-type="float" office:value="0.518240179333">
            <text:p>0,5182401793</text:p>
          </table:table-cell>
          <table:table-cell office:value-type="float" office:value="65.629997">
            <text:p>65,629997</text:p>
          </table:table-cell>
          <table:table-cell office:value-type="date" office:date-value="2017-01-11">
            <text:p>2017-01-11</text:p>
          </table:table-cell>
          <table:table-cell office:value-type="string">
            <text:p>09:02:00</text:p>
          </table:table-cell>
          <table:table-cell office:value-type="string">
            <text:p>Wake Up and Smell the New BKÂ® Joe Coffee Blend at BURGER KINGÂ® Restaurants</text:p>
          </table:table-cell>
          <table:table-cell table:number-columns-repeated="3"/>
        </table:table-row>
        <table:table-row table:style-name="ro1">
          <table:table-cell office:value-type="string">
            <text:p>ENGH</text:p>
          </table:table-cell>
          <table:table-cell office:value-type="float" office:value="-0.673894681119">
            <text:p>-0,6738946811</text:p>
          </table:table-cell>
          <table:table-cell office:value-type="float" office:value="-1.26910490866">
            <text:p>-1,2691049087</text:p>
          </table:table-cell>
          <table:table-cell office:value-type="float" office:value="53.099998">
            <text:p>53,099998</text:p>
          </table:table-cell>
          <table:table-cell office:value-type="date" office:date-value="2017-01-11">
            <text:p>2017-01-11</text:p>
          </table:table-cell>
          <table:table-cell office:value-type="string">
            <text:p>08:23:12</text:p>
          </table:table-cell>
          <table:table-cell office:value-type="string">
            <text:p>Enghouse Systems Ltd. breached its 50 day moving average in a Bearish Manner : ENGH-CA : January 11, 2017</text:p>
          </table:table-cell>
          <table:table-cell table:number-columns-repeated="3"/>
        </table:table-row>
        <table:table-row table:style-name="ro1">
          <table:table-cell office:value-type="string">
            <text:p>SMF</text:p>
          </table:table-cell>
          <table:table-cell office:value-type="float" office:value="-0.0888492758296">
            <text:p>-0,0888492758</text:p>
          </table:table-cell>
          <table:table-cell office:value-type="float" office:value="-1.83194383154">
            <text:p>-1,8319438315</text:p>
          </table:table-cell>
          <table:table-cell office:value-type="float" office:value="4.85">
            <text:p>4,85</text:p>
          </table:table-cell>
          <table:table-cell office:value-type="date" office:date-value="2017-01-11">
            <text:p>2017-01-11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NexGen Energy, Semafo, U3O8 Corp, and Alacer Gold</text:p>
          </table:table-cell>
          <table:table-cell table:number-columns-repeated="3"/>
        </table:table-row>
        <table:table-row table:style-name="ro1">
          <table:table-cell office:value-type="string">
            <text:p>BNP</text:p>
          </table:table-cell>
          <table:table-cell office:value-type="float" office:value="0.0613160472766">
            <text:p>0,0613160473</text:p>
          </table:table-cell>
          <table:table-cell office:value-type="float" office:value="1.36866176957">
            <text:p>1,3686617696</text:p>
          </table:table-cell>
          <table:table-cell office:value-type="float" office:value="4.48">
            <text:p>4,48</text:p>
          </table:table-cell>
          <table:table-cell office:value-type="date" office:date-value="2017-01-11">
            <text:p>2017-01-11</text:p>
          </table:table-cell>
          <table:table-cell office:value-type="string">
            <text:p>08:15:00</text:p>
          </table:table-cell>
          <table:table-cell office:value-type="string">
            <text:p>Research Reports Initiated on Energy Stocks ARC Resources, Crescent Point Energy, and Bonavista Energy</text:p>
          </table:table-cell>
          <table:table-cell table:number-columns-repeated="3"/>
        </table:table-row>
        <table:table-row table:style-name="ro1">
          <table:table-cell office:value-type="string">
            <text:p>SSL</text:p>
          </table:table-cell>
          <table:table-cell office:value-type="float" office:value="0.0481907026276">
            <text:p>0,0481907026</text:p>
          </table:table-cell>
          <table:table-cell office:value-type="float" office:value="0.843970273688">
            <text:p>0,8439702737</text:p>
          </table:table-cell>
          <table:table-cell office:value-type="float" office:value="5.71">
            <text:p>5,71</text:p>
          </table:table-cell>
          <table:table-cell office:value-type="date" office:date-value="2017-01-11">
            <text:p>2017-01-11</text:p>
          </table:table-cell>
          <table:table-cell office:value-type="string">
            <text:p>08:00:00</text:p>
          </table:table-cell>
          <table:table-cell office:value-type="string">
            <text:p>Sandstorm Gold Announces Record Gold Production in Q4/FY 2016</text:p>
          </table:table-cell>
          <table:table-cell table:number-columns-repeated="3"/>
        </table:table-row>
        <table:table-row table:style-name="ro1">
          <table:table-cell office:value-type="string">
            <text:p>AKG</text:p>
          </table:table-cell>
          <table:table-cell office:value-type="float" office:value="-0.173578825624">
            <text:p>-0,1735788256</text:p>
          </table:table-cell>
          <table:table-cell office:value-type="float" office:value="-3.6313561846">
            <text:p>-3,6313561846</text:p>
          </table:table-cell>
          <table:table-cell office:value-type="float" office:value="4.78">
            <text:p>4,78</text:p>
          </table:table-cell>
          <table:table-cell office:value-type="date" office:date-value="2017-01-11">
            <text:p>2017-01-11</text:p>
          </table:table-cell>
          <table:table-cell office:value-type="string">
            <text:p>07:00:00</text:p>
          </table:table-cell>
          <table:table-cell office:value-type="string">
            <text:p>Asanko Gold Produces 57,178oz in Q4 2016</text:p>
          </table:table-cell>
          <table:table-cell table:number-columns-repeated="3"/>
        </table:table-row>
        <table:table-row table:style-name="ro1">
          <table:table-cell office:value-type="string">
            <text:p>FVI</text:p>
          </table:table-cell>
          <table:table-cell office:value-type="float" office:value="-0.129985502767">
            <text:p>-0,1299855028</text:p>
          </table:table-cell>
          <table:table-cell office:value-type="float" office:value="-1.50620513056">
            <text:p>-1,5062051306</text:p>
          </table:table-cell>
          <table:table-cell office:value-type="float" office:value="8.63">
            <text:p>8,63</text:p>
          </table:table-cell>
          <table:table-cell office:value-type="date" office:date-value="2017-01-11">
            <text:p>2017-01-11</text:p>
          </table:table-cell>
          <table:table-cell office:value-type="string">
            <text:p>07:00:00</text:p>
          </table:table-cell>
          <table:table-cell office:value-type="string">
            <text:p>Fortuna reports 2016 production of 10.2 million silver equivalent ounces and issues guidance for 2017</text:p>
          </table:table-cell>
          <table:table-cell table:number-columns-repeated="3"/>
        </table:table-row>
        <table:table-row table:style-name="ro1">
          <table:table-cell office:value-type="string">
            <text:p>IPL</text:p>
          </table:table-cell>
          <table:table-cell office:value-type="float" office:value="0.356167924738">
            <text:p>0,3561679247</text:p>
          </table:table-cell>
          <table:table-cell office:value-type="float" office:value="1.23028639874">
            <text:p>1,2302863987</text:p>
          </table:table-cell>
          <table:table-cell office:value-type="float" office:value="28.950001">
            <text:p>28,950001</text:p>
          </table:table-cell>
          <table:table-cell office:value-type="date" office:date-value="2017-01-10">
            <text:p>2017-01-10</text:p>
          </table:table-cell>
          <table:table-cell office:value-type="string">
            <text:p>18:52:03</text:p>
          </table:table-cell>
          <table:table-cell office:value-type="string">
            <text:p>Canadian Natural Resources Limited -- Moody's changes CNRL's Baa3 outlook to stable</text:p>
          </table:table-cell>
          <table:table-cell table:number-columns-repeated="3"/>
        </table:table-row>
        <table:table-row table:style-name="ro1">
          <table:table-cell office:value-type="string">
            <text:p>AX-UN</text:p>
          </table:table-cell>
          <table:table-cell office:value-type="float" office:value="-0.123065913802">
            <text:p>-0,1230659138</text:p>
          </table:table-cell>
          <table:table-cell office:value-type="float" office:value="-0.972084627185">
            <text:p>-0,9720846272</text:p>
          </table:table-cell>
          <table:table-cell office:value-type="float" office:value="12.66">
            <text:p>12,66</text:p>
          </table:table-cell>
          <table:table-cell office:value-type="date" office:date-value="2017-01-10">
            <text:p>2017-01-10</text:p>
          </table:table-cell>
          <table:table-cell office:value-type="string">
            <text:p>17:00:00</text:p>
          </table:table-cell>
          <table:table-cell office:value-type="string">
            <text:p>Artis Real Estate Investment Trust Announces Timing of Release of 2016 Annual Results and Conference Call</text:p>
          </table:table-cell>
          <table:table-cell table:number-columns-repeated="3"/>
        </table:table-row>
        <table:table-row table:style-name="ro1">
          <table:table-cell office:value-type="string">
            <text:p>FCR</text:p>
          </table:table-cell>
          <table:table-cell office:value-type="float" office:value="-0.0767485794634">
            <text:p>-0,0767485795</text:p>
          </table:table-cell>
          <table:table-cell office:value-type="float" office:value="-0.367218083557">
            <text:p>-0,3672180836</text:p>
          </table:table-cell>
          <table:table-cell office:value-type="float" office:value="20.9">
            <text:p>20,9</text:p>
          </table:table-cell>
          <table:table-cell office:value-type="date" office:date-value="2017-01-10">
            <text:p>2017-01-10</text:p>
          </table:table-cell>
          <table:table-cell office:value-type="string">
            <text:p>17:00:00</text:p>
          </table:table-cell>
          <table:table-cell office:value-type="string">
            <text:p>First Capital Realty announces date for Q4 2016 and year end results conference call</text:p>
          </table:table-cell>
          <table:table-cell table:number-columns-repeated="3"/>
        </table:table-row>
        <table:table-row table:style-name="ro1">
          <table:table-cell office:value-type="string">
            <text:p>PSI</text:p>
          </table:table-cell>
          <table:table-cell office:value-type="float" office:value="0.0471539239756">
            <text:p>0,047153924</text:p>
          </table:table-cell>
          <table:table-cell office:value-type="float" office:value="0.246492035758">
            <text:p>0,2464920358</text:p>
          </table:table-cell>
          <table:table-cell office:value-type="float" office:value="19.129999">
            <text:p>19,129999</text:p>
          </table:table-cell>
          <table:table-cell office:value-type="date" office:date-value="2017-01-10">
            <text:p>2017-01-10</text:p>
          </table:table-cell>
          <table:table-cell office:value-type="string">
            <text:p>17:00:00</text:p>
          </table:table-cell>
          <table:table-cell office:value-type="string">
            <text:p>Pason to Release Fourth Quarter and Full-Year 2016 Results on February 22, 2017</text:p>
          </table:table-cell>
          <table:table-cell table:number-columns-repeated="3"/>
        </table:table-row>
        <table:table-row table:style-name="ro1">
          <table:table-cell office:value-type="string">
            <text:p>OTC</text:p>
          </table:table-cell>
          <table:table-cell office:value-type="float" office:value="0.364945820538">
            <text:p>0,3649458205</text:p>
          </table:table-cell>
          <table:table-cell office:value-type="float" office:value="0.437165557526">
            <text:p>0,4371655575</text:p>
          </table:table-cell>
          <table:table-cell office:value-type="float" office:value="83.480003">
            <text:p>83,480003</text:p>
          </table:table-cell>
          <table:table-cell office:value-type="date" office:date-value="2017-01-10">
            <text:p>2017-01-10</text:p>
          </table:table-cell>
          <table:table-cell office:value-type="string">
            <text:p>16:11:00</text:p>
          </table:table-cell>
          <table:table-cell office:value-type="string">
            <text:p>OpenText to Report Second Quarter Fiscal Year 2017 Financial Results on Thursday, February 2, 2017</text:p>
          </table:table-cell>
          <table:table-cell table:number-columns-repeated="3"/>
        </table:table-row>
        <table:table-row table:style-name="ro1">
          <table:table-cell office:value-type="string">
            <text:p>DOO</text:p>
          </table:table-cell>
          <table:table-cell office:value-type="float" office:value="-0.87427238223">
            <text:p>-0,8742723822</text:p>
          </table:table-cell>
          <table:table-cell office:value-type="float" office:value="-3.12017267034">
            <text:p>-3,1201726703</text:p>
          </table:table-cell>
          <table:table-cell office:value-type="float" office:value="28.02">
            <text:p>28,02</text:p>
          </table:table-cell>
          <table:table-cell office:value-type="date" office:date-value="2017-01-10">
            <text:p>2017-01-10</text:p>
          </table:table-cell>
          <table:table-cell office:value-type="string">
            <text:p>16:00:00</text:p>
          </table:table-cell>
          <table:table-cell office:value-type="string">
            <text:p>Citi Retail Services and BRP Announce New Financial Services Agreement</text:p>
          </table:table-cell>
          <table:table-cell table:number-columns-repeated="3"/>
        </table:table-row>
        <table:table-row table:style-name="ro1">
          <table:table-cell office:value-type="string">
            <text:p>SW</text:p>
          </table:table-cell>
          <table:table-cell office:value-type="float" office:value="0.150895006816">
            <text:p>0,1508950068</text:p>
          </table:table-cell>
          <table:table-cell office:value-type="float" office:value="0.702490720745">
            <text:p>0,7024907207</text:p>
          </table:table-cell>
          <table:table-cell office:value-type="float" office:value="21.48">
            <text:p>21,48</text:p>
          </table:table-cell>
          <table:table-cell office:value-type="date" office:date-value="2017-01-10">
            <text:p>2017-01-10</text:p>
          </table:table-cell>
          <table:table-cell office:value-type="string">
            <text:p>13:01:26</text:p>
          </table:table-cell>
          <table:table-cell office:value-type="string">
            <text:p>Sierra Wireless' Most Disappointing Business Segment in 2016</text:p>
          </table:table-cell>
          <table:table-cell table:number-columns-repeated="3"/>
        </table:table-row>
        <table:table-row table:style-name="ro1">
          <table:table-cell office:value-type="string">
            <text:p>CR</text:p>
          </table:table-cell>
          <table:table-cell office:value-type="float" office:value="0.00971679636882">
            <text:p>0,0097167964</text:p>
          </table:table-cell>
          <table:table-cell office:value-type="float" office:value="0.145897843376">
            <text:p>0,1458978434</text:p>
          </table:table-cell>
          <table:table-cell office:value-type="float" office:value="6.66">
            <text:p>6,66</text:p>
          </table:table-cell>
          <table:table-cell office:value-type="date" office:date-value="2017-01-10">
            <text:p>2017-01-10</text:p>
          </table:table-cell>
          <table:table-cell office:value-type="string">
            <text:p>10:37:21</text:p>
          </table:table-cell>
          <table:table-cell office:value-type="string">
            <text:p>Crew Energy, Inc. â€“ Value Analysis (TORONTO:CR) : January 10, 2017</text:p>
          </table:table-cell>
          <table:table-cell table:number-columns-repeated="3"/>
        </table:table-row>
        <table:table-row table:style-name="ro1">
          <table:table-cell office:value-type="string">
            <text:p>CFP</text:p>
          </table:table-cell>
          <table:table-cell office:value-type="float" office:value="0.172188491288">
            <text:p>0,1721884913</text:p>
          </table:table-cell>
          <table:table-cell office:value-type="float" office:value="1.17856599102">
            <text:p>1,178565991</text:p>
          </table:table-cell>
          <table:table-cell office:value-type="float" office:value="14.61">
            <text:p>14,61</text:p>
          </table:table-cell>
          <table:table-cell office:value-type="date" office:date-value="2017-01-10">
            <text:p>2017-01-10</text:p>
          </table:table-cell>
          <table:table-cell office:value-type="string">
            <text:p>10:34:04</text:p>
          </table:table-cell>
          <table:table-cell office:value-type="string">
            <text:p>Canfor Corp. â€“ Value Analysis (TORONTO:CFP) : January 10, 2017</text:p>
          </table:table-cell>
          <table:table-cell table:number-columns-repeated="3"/>
        </table:table-row>
        <table:table-row table:style-name="ro1">
          <table:table-cell office:value-type="string">
            <text:p>CGX</text:p>
          </table:table-cell>
          <table:table-cell office:value-type="float" office:value="-0.184987573676">
            <text:p>-0,1849875737</text:p>
          </table:table-cell>
          <table:table-cell office:value-type="float" office:value="-0.35926891919">
            <text:p>-0,3592689192</text:p>
          </table:table-cell>
          <table:table-cell office:value-type="float" office:value="51.490002">
            <text:p>51,490002</text:p>
          </table:table-cell>
          <table:table-cell office:value-type="date" office:date-value="2017-01-10">
            <text:p>2017-01-10</text:p>
          </table:table-cell>
          <table:table-cell office:value-type="string">
            <text:p>09:00:00</text:p>
          </table:table-cell>
          <table:table-cell office:value-type="string">
            <text:p>WorldGaming and Cineplex Launch 2017 Canadian Championship Season with Call of DutyÂ®</text:p>
          </table:table-cell>
          <table:table-cell table:number-columns-repeated="3"/>
        </table:table-row>
        <table:table-row table:style-name="ro1">
          <table:table-cell office:value-type="string">
            <text:p>BEP-UN</text:p>
          </table:table-cell>
          <table:table-cell office:value-type="float" office:value="-0.139825610381">
            <text:p>-0,1398256104</text:p>
          </table:table-cell>
          <table:table-cell office:value-type="float" office:value="-0.361680316556">
            <text:p>-0,3616803166</text:p>
          </table:table-cell>
          <table:table-cell office:value-type="float" office:value="38.66">
            <text:p>38,66</text:p>
          </table:table-cell>
          <table:table-cell office:value-type="date" office:date-value="2017-01-10">
            <text:p>2017-01-10</text:p>
          </table:table-cell>
          <table:table-cell office:value-type="string">
            <text:p>08:31:00</text:p>
          </table:table-cell>
          <table:table-cell office:value-type="string">
            <text:p>4 Cheap High-Yield Dividend Stocks You Don't Have to Babysit</text:p>
          </table:table-cell>
          <table:table-cell table:number-columns-repeated="3"/>
        </table:table-row>
        <table:table-row table:style-name="ro1">
          <table:table-cell office:value-type="string">
            <text:p>CHE-UN</text:p>
          </table:table-cell>
          <table:table-cell office:value-type="float" office:value="-0.330956849631">
            <text:p>-0,3309568496</text:p>
          </table:table-cell>
          <table:table-cell office:value-type="float" office:value="-1.75760408726">
            <text:p>-1,7576040873</text:p>
          </table:table-cell>
          <table:table-cell office:value-type="float" office:value="18.83">
            <text:p>18,83</text:p>
          </table:table-cell>
          <table:table-cell office:value-type="date" office:date-value="2017-01-10">
            <text:p>2017-01-10</text:p>
          </table:table-cell>
          <table:table-cell office:value-type="string">
            <text:p>08:17:00</text:p>
          </table:table-cell>
          <table:table-cell office:value-type="string">
            <text:p>IIROC Trade Resumption - CHE.UN</text:p>
          </table:table-cell>
          <table:table-cell table:number-columns-repeated="3"/>
        </table:table-row>
        <table:table-row table:style-name="ro1">
          <table:table-cell office:value-type="string">
            <text:p>MST-UN</text:p>
          </table:table-cell>
          <table:table-cell office:value-type="float" office:value="-0.115930532858">
            <text:p>-0,1159305329</text:p>
          </table:table-cell>
          <table:table-cell office:value-type="float" office:value="-0.595737609532">
            <text:p>-0,5957376095</text:p>
          </table:table-cell>
          <table:table-cell office:value-type="float" office:value="19.459999">
            <text:p>19,459999</text:p>
          </table:table-cell>
          <table:table-cell office:value-type="date" office:date-value="2017-01-10">
            <text:p>2017-01-10</text:p>
          </table:table-cell>
          <table:table-cell office:value-type="string">
            <text:p>08:15:00</text:p>
          </table:table-cell>
          <table:table-cell office:value-type="string">
            <text:p>Research Reports Initiated on Real Estate Stocks Milestone Apartments REIT, CT REIT, and Pure Industrial Real Estate Trust</text:p>
          </table:table-cell>
          <table:table-cell table:number-columns-repeated="3"/>
        </table:table-row>
        <table:table-row table:style-name="ro1">
          <table:table-cell office:value-type="string">
            <text:p>DH</text:p>
          </table:table-cell>
          <table:table-cell office:value-type="float" office:value="0.918523431411">
            <text:p>0,9185234314</text:p>
          </table:table-cell>
          <table:table-cell office:value-type="float" office:value="4.01979619874">
            <text:p>4,0197961987</text:p>
          </table:table-cell>
          <table:table-cell office:value-type="float" office:value="22.85">
            <text:p>22,85</text:p>
          </table:table-cell>
          <table:table-cell office:value-type="date" office:date-value="2017-01-10">
            <text:p>2017-01-10</text:p>
          </table:table-cell>
          <table:table-cell office:value-type="string">
            <text:p>08:00:00</text:p>
          </table:table-cell>
          <table:table-cell office:value-type="string">
            <text:p>D+H Accelerates the U.S. Move to Real-time Payments by Providing an Innovative Cloud Test Environment</text:p>
          </table:table-cell>
          <table:table-cell table:number-columns-repeated="3"/>
        </table:table-row>
        <table:table-row table:style-name="ro1">
          <table:table-cell office:value-type="string">
            <text:p>WCN</text:p>
          </table:table-cell>
          <table:table-cell office:value-type="float" office:value="0.110153730821">
            <text:p>0,1101537308</text:p>
          </table:table-cell>
          <table:table-cell office:value-type="float" office:value="0.102697863852">
            <text:p>0,1026978639</text:p>
          </table:table-cell>
          <table:table-cell office:value-type="float" office:value="107.260002">
            <text:p>107,260002</text:p>
          </table:table-cell>
          <table:table-cell office:value-type="date" office:date-value="2017-01-10">
            <text:p>2017-01-10</text:p>
          </table:table-cell>
          <table:table-cell office:value-type="string">
            <text:p>07:11:00</text:p>
          </table:table-cell>
          <table:table-cell office:value-type="string">
            <text:p>Brown Gibbons Lang &amp; Company (BGL) Announces the Sale of Groot Industries, Inc.</text:p>
          </table:table-cell>
          <table:table-cell table:number-columns-repeated="3"/>
        </table:table-row>
        <table:table-row table:style-name="ro1">
          <table:table-cell office:value-type="string">
            <text:p>PD</text:p>
          </table:table-cell>
          <table:table-cell office:value-type="float" office:value="-0.0563051558081">
            <text:p>-0,0563051558</text:p>
          </table:table-cell>
          <table:table-cell office:value-type="float" office:value="-0.729341396478">
            <text:p>-0,7293413965</text:p>
          </table:table-cell>
          <table:table-cell office:value-type="float" office:value="7.72">
            <text:p>7,72</text:p>
          </table:table-cell>
          <table:table-cell office:value-type="date" office:date-value="2017-01-10">
            <text:p>2017-01-10</text:p>
          </table:table-cell>
          <table:table-cell office:value-type="string">
            <text:p>06:00:00</text:p>
          </table:table-cell>
          <table:table-cell office:value-type="string">
            <text:p>Precision Drilling Announces Management Changes</text:p>
          </table:table-cell>
          <table:table-cell table:number-columns-repeated="3"/>
        </table:table-row>
        <table:table-row table:style-name="ro1">
          <table:table-cell office:value-type="string">
            <text:p>HBC</text:p>
          </table:table-cell>
          <table:table-cell office:value-type="float" office:value="0.249358676576">
            <text:p>0,2493586766</text:p>
          </table:table-cell>
          <table:table-cell office:value-type="float" office:value="2.13858213187">
            <text:p>2,1385821319</text:p>
          </table:table-cell>
          <table:table-cell office:value-type="float" office:value="11.66">
            <text:p>11,66</text:p>
          </table:table-cell>
          <table:table-cell office:value-type="date" office:date-value="2017-01-09">
            <text:p>2017-01-09</text:p>
          </table:table-cell>
          <table:table-cell office:value-type="string">
            <text:p>18:11:52</text:p>
          </table:table-cell>
          <table:table-cell office:value-type="string">
            <text:p>Canadian retailer Hudson's Bay cuts revenue forecast</text:p>
          </table:table-cell>
          <table:table-cell table:number-columns-repeated="3"/>
        </table:table-row>
        <table:table-row table:style-name="ro1">
          <table:table-cell office:value-type="string">
            <text:p>ECN</text:p>
          </table:table-cell>
          <table:table-cell office:value-type="float" office:value="0.0124361991901">
            <text:p>0,0124361992</text:p>
          </table:table-cell>
          <table:table-cell office:value-type="float" office:value="0.40116771581">
            <text:p>0,4011677158</text:p>
          </table:table-cell>
          <table:table-cell office:value-type="float" office:value="3.1">
            <text:p>3,1</text:p>
          </table:table-cell>
          <table:table-cell office:value-type="date" office:date-value="2017-01-09">
            <text:p>2017-01-09</text:p>
          </table:table-cell>
          <table:table-cell office:value-type="string">
            <text:p>17:24:51</text:p>
          </table:table-cell>
          <table:table-cell office:value-type="string">
            <text:p>ECN Capital Appoints Chief Financial Officer</text:p>
          </table:table-cell>
          <table:table-cell table:number-columns-repeated="3"/>
        </table:table-row>
        <table:table-row table:style-name="ro1">
          <table:table-cell office:value-type="string">
            <text:p>EFN</text:p>
          </table:table-cell>
          <table:table-cell office:value-type="float" office:value="0.119982555887">
            <text:p>0,1199825559</text:p>
          </table:table-cell>
          <table:table-cell office:value-type="float" office:value="0.966043123084">
            <text:p>0,9660431231</text:p>
          </table:table-cell>
          <table:table-cell office:value-type="float" office:value="12.42">
            <text:p>12,42</text:p>
          </table:table-cell>
          <table:table-cell office:value-type="date" office:date-value="2017-01-09">
            <text:p>2017-01-09</text:p>
          </table:table-cell>
          <table:table-cell office:value-type="string">
            <text:p>17:00:00</text:p>
          </table:table-cell>
          <table:table-cell office:value-type="string">
            <text:p>Element Fleet Management Appoints Chief Financial Officer</text:p>
          </table:table-cell>
          <table:table-cell table:number-columns-repeated="3"/>
        </table:table-row>
        <table:table-row table:style-name="ro1">
          <table:table-cell office:value-type="string">
            <text:p>OR</text:p>
          </table:table-cell>
          <table:table-cell office:value-type="float" office:value="0.0690419317859">
            <text:p>0,0690419318</text:p>
          </table:table-cell>
          <table:table-cell office:value-type="float" office:value="0.491052146415">
            <text:p>0,4910521464</text:p>
          </table:table-cell>
          <table:table-cell office:value-type="float" office:value="14.06">
            <text:p>14,06</text:p>
          </table:table-cell>
          <table:table-cell office:value-type="date" office:date-value="2017-01-09">
            <text:p>2017-01-09</text:p>
          </table:table-cell>
          <table:table-cell office:value-type="string">
            <text:p>16:43:27</text:p>
          </table:table-cell>
          <table:table-cell office:value-type="string">
            <text:p>Osisko Gold Royalties Announces Record 2016 Gold Equivalent Ounces and Monetization of Investments</text:p>
          </table:table-cell>
          <table:table-cell table:number-columns-repeated="3"/>
        </table:table-row>
        <table:table-row table:style-name="ro1">
          <table:table-cell office:value-type="string">
            <text:p>TOU</text:p>
          </table:table-cell>
          <table:table-cell office:value-type="float" office:value="-1.43159667261">
            <text:p>-1,4315966726</text:p>
          </table:table-cell>
          <table:table-cell office:value-type="float" office:value="-4.22923709659">
            <text:p>-4,2292370966</text:p>
          </table:table-cell>
          <table:table-cell office:value-type="float" office:value="33.849998">
            <text:p>33,849998</text:p>
          </table:table-cell>
          <table:table-cell office:value-type="date" office:date-value="2017-01-09">
            <text:p>2017-01-09</text:p>
          </table:table-cell>
          <table:table-cell office:value-type="string">
            <text:p>14:18:32</text:p>
          </table:table-cell>
          <table:table-cell office:value-type="string">
            <text:p>ETFs with exposure to Tourmaline Oil Corp. : January 9, 2017</text:p>
          </table:table-cell>
          <table:table-cell table:number-columns-repeated="3"/>
        </table:table-row>
        <table:table-row table:style-name="ro1">
          <table:table-cell office:value-type="string">
            <text:p>RRX</text:p>
          </table:table-cell>
          <table:table-cell office:value-type="float" office:value="-0.36677014085">
            <text:p>-0,3667701409</text:p>
          </table:table-cell>
          <table:table-cell office:value-type="float" office:value="-3.57824527658">
            <text:p>-3,5782452766</text:p>
          </table:table-cell>
          <table:table-cell office:value-type="float" office:value="10.25">
            <text:p>10,25</text:p>
          </table:table-cell>
          <table:table-cell office:value-type="date" office:date-value="2017-01-09">
            <text:p>2017-01-09</text:p>
          </table:table-cell>
          <table:table-cell office:value-type="string">
            <text:p>14:03:52</text:p>
          </table:table-cell>
          <table:table-cell office:value-type="string">
            <text:p>ETFs with exposure to Raging River Exploration, Inc. : January 9, 2017</text:p>
          </table:table-cell>
          <table:table-cell table:number-columns-repeated="3"/>
        </table:table-row>
        <table:table-row table:style-name="ro1">
          <table:table-cell office:value-type="string">
            <text:p>GEI</text:p>
          </table:table-cell>
          <table:table-cell office:value-type="float" office:value="0.0563596818294">
            <text:p>0,0563596818</text:p>
          </table:table-cell>
          <table:table-cell office:value-type="float" office:value="0.293846099215">
            <text:p>0,2938460992</text:p>
          </table:table-cell>
          <table:table-cell office:value-type="float" office:value="19.18">
            <text:p>19,18</text:p>
          </table:table-cell>
          <table:table-cell office:value-type="date" office:date-value="2017-01-09">
            <text:p>2017-01-09</text:p>
          </table:table-cell>
          <table:table-cell office:value-type="string">
            <text:p>13:22:34</text:p>
          </table:table-cell>
          <table:table-cell office:value-type="string">
            <text:p>ETFs with exposure to Gibson Energy, Inc. : January 9, 2017</text:p>
          </table:table-cell>
          <table:table-cell table:number-columns-repeated="3"/>
        </table:table-row>
        <table:table-row table:style-name="ro1">
          <table:table-cell office:value-type="string">
            <text:p>CUF-UN</text:p>
          </table:table-cell>
          <table:table-cell office:value-type="float" office:value="-0.0760665086275">
            <text:p>-0,0760665086</text:p>
          </table:table-cell>
          <table:table-cell office:value-type="float" office:value="-0.509487666627">
            <text:p>-0,5094876666</text:p>
          </table:table-cell>
          <table:table-cell office:value-type="float" office:value="14.93">
            <text:p>14,93</text:p>
          </table:table-cell>
          <table:table-cell office:value-type="date" office:date-value="2017-01-09">
            <text:p>2017-01-09</text:p>
          </table:table-cell>
          <table:table-cell office:value-type="string">
            <text:p>12:09:00</text:p>
          </table:table-cell>
          <table:table-cell office:value-type="string">
            <text:p>Cominar Real Estate Investment Trust to Announce its Fourth Quarter and Year-End 2016 Results on March 9, 2017</text:p>
          </table:table-cell>
          <table:table-cell table:number-columns-repeated="3"/>
        </table:table-row>
        <table:table-row table:style-name="ro1">
          <table:table-cell office:value-type="string">
            <text:p>VII</text:p>
          </table:table-cell>
          <table:table-cell office:value-type="float" office:value="-0.996619787597">
            <text:p>-0,9966197876</text:p>
          </table:table-cell>
          <table:table-cell office:value-type="float" office:value="-3.34885681316">
            <text:p>-3,3488568132</text:p>
          </table:table-cell>
          <table:table-cell office:value-type="float" office:value="29.76">
            <text:p>29,76</text:p>
          </table:table-cell>
          <table:table-cell office:value-type="date" office:date-value="2017-01-09">
            <text:p>2017-01-09</text:p>
          </table:table-cell>
          <table:table-cell office:value-type="string">
            <text:p>10:56:20</text:p>
          </table:table-cell>
          <table:table-cell office:value-type="string">
            <text:p>CANADA STOCKS-TSX falls in broad retreat led by energy stocks</text:p>
          </table:table-cell>
          <table:table-cell table:number-columns-repeated="3"/>
        </table:table-row>
        <table:table-row table:style-name="ro1">
          <table:table-cell office:value-type="string">
            <text:p>SGY</text:p>
          </table:table-cell>
          <table:table-cell office:value-type="float" office:value="-0.156887148356">
            <text:p>-0,1568871484</text:p>
          </table:table-cell>
          <table:table-cell office:value-type="float" office:value="-4.72551651675">
            <text:p>-4,7255165168</text:p>
          </table:table-cell>
          <table:table-cell office:value-type="float" office:value="3.32">
            <text:p>3,32</text:p>
          </table:table-cell>
          <table:table-cell office:value-type="date" office:date-value="2017-01-09">
            <text:p>2017-01-09</text:p>
          </table:table-cell>
          <table:table-cell office:value-type="string">
            <text:p>08:15:00</text:p>
          </table:table-cell>
          <table:table-cell office:value-type="string">
            <text:p>Research Reports Initiated on Energy Stocks MEG Energy, Penn West Petroleum, RMP Energy, and Surge Energy</text:p>
          </table:table-cell>
          <table:table-cell table:number-columns-repeated="3"/>
        </table:table-row>
        <table:table-row table:style-name="ro1">
          <table:table-cell office:value-type="string">
            <text:p>CMG</text:p>
          </table:table-cell>
          <table:table-cell office:value-type="float" office:value="-0.0689735003169">
            <text:p>-0,0689735003</text:p>
          </table:table-cell>
          <table:table-cell office:value-type="float" office:value="-0.737684495368">
            <text:p>-0,7376844954</text:p>
          </table:table-cell>
          <table:table-cell office:value-type="float" office:value="9.35">
            <text:p>9,35</text:p>
          </table:table-cell>
          <table:table-cell office:value-type="date" office:date-value="2017-01-09">
            <text:p>2017-01-09</text:p>
          </table:table-cell>
          <table:table-cell office:value-type="string">
            <text:p>08:15:00</text:p>
          </table:table-cell>
          <table:table-cell office:value-type="string">
            <text:p>Research Reports Initiated on Info Tech Stocks DH Corp, Redknee Solutions, MacDonald Dettwiler and Associates, and Computer Modelling Group</text:p>
          </table:table-cell>
          <table:table-cell table:number-columns-repeated="3"/>
        </table:table-row>
        <table:table-row table:style-name="ro1">
          <table:table-cell office:value-type="string">
            <text:p>RKN</text:p>
          </table:table-cell>
          <table:table-cell office:value-type="float" office:value="0.0128542356193">
            <text:p>0,0128542356</text:p>
          </table:table-cell>
          <table:table-cell office:value-type="float" office:value="0.818741122248">
            <text:p>0,8187411222</text:p>
          </table:table-cell>
          <table:table-cell office:value-type="float" office:value="1.57">
            <text:p>1,57</text:p>
          </table:table-cell>
          <table:table-cell office:value-type="date" office:date-value="2017-01-09">
            <text:p>2017-01-09</text:p>
          </table:table-cell>
          <table:table-cell office:value-type="string">
            <text:p>08:15:00</text:p>
          </table:table-cell>
          <table:table-cell office:value-type="string">
            <text:p>Research Reports Initiated on Info Tech Stocks DH Corp, Redknee Solutions, MacDonald Dettwiler and Associates, and Computer Modelling Group</text:p>
          </table:table-cell>
          <table:table-cell table:number-columns-repeated="3"/>
        </table:table-row>
        <table:table-row table:style-name="ro1">
          <table:table-cell office:value-type="string">
            <text:p>GUY</text:p>
          </table:table-cell>
          <table:table-cell office:value-type="float" office:value="0.0644902617718">
            <text:p>0,0644902618</text:p>
          </table:table-cell>
          <table:table-cell office:value-type="float" office:value="0.984584149188">
            <text:p>0,9845841492</text:p>
          </table:table-cell>
          <table:table-cell office:value-type="float" office:value="6.55">
            <text:p>6,55</text:p>
          </table:table-cell>
          <table:table-cell office:value-type="date" office:date-value="2017-01-09">
            <text:p>2017-01-09</text:p>
          </table:table-cell>
          <table:table-cell office:value-type="string">
            <text:p>07:30:00</text:p>
          </table:table-cell>
          <table:table-cell office:value-type="string">
            <text:p>Guyana Goldfields Inc. Reports 156,000 Ounces of Gold Sold in 2016</text:p>
          </table:table-cell>
          <table:table-cell table:number-columns-repeated="3"/>
        </table:table-row>
        <table:table-row table:style-name="ro1">
          <table:table-cell office:value-type="string">
            <text:p>MX</text:p>
          </table:table-cell>
          <table:table-cell office:value-type="float" office:value="-1.81085982955">
            <text:p>-1,8108598296</text:p>
          </table:table-cell>
          <table:table-cell office:value-type="float" office:value="-2.90155396499">
            <text:p>-2,901553965</text:p>
          </table:table-cell>
          <table:table-cell office:value-type="float" office:value="62.41">
            <text:p>62,41</text:p>
          </table:table-cell>
          <table:table-cell office:value-type="date" office:date-value="2017-01-09">
            <text:p>2017-01-09</text:p>
          </table:table-cell>
          <table:table-cell office:value-type="string">
            <text:p>07:28:12</text:p>
          </table:table-cell>
          <table:table-cell office:value-type="string">
            <text:p>Methanex Touches Fresh 52-Week High: What's Driving It?</text:p>
          </table:table-cell>
          <table:table-cell table:number-columns-repeated="3"/>
        </table:table-row>
        <table:table-row table:style-name="ro1">
          <table:table-cell office:value-type="string">
            <text:p>THO</text:p>
          </table:table-cell>
          <table:table-cell office:value-type="float" office:value="-0.144413350155">
            <text:p>-0,1444133502</text:p>
          </table:table-cell>
          <table:table-cell office:value-type="float" office:value="-1.13694907573">
            <text:p>-1,1369490757</text:p>
          </table:table-cell>
          <table:table-cell office:value-type="float" office:value="12.701831">
            <text:p>12,701831</text:p>
          </table:table-cell>
          <table:table-cell office:value-type="date" office:date-value="2017-01-09">
            <text:p>2017-01-09</text:p>
          </table:table-cell>
          <table:table-cell office:value-type="string">
            <text:p>07:00:00</text:p>
          </table:table-cell>
          <table:table-cell office:value-type="string">
            <text:p>Tahoe Resources Reports 2016 Exploration Results</text:p>
          </table:table-cell>
          <table:table-cell table:number-columns-repeated="3"/>
        </table:table-row>
        <table:table-row table:style-name="ro1">
          <table:table-cell office:value-type="string">
            <text:p>TXG</text:p>
          </table:table-cell>
          <table:table-cell office:value-type="float" office:value="0.790467904922">
            <text:p>0,7904679049</text:p>
          </table:table-cell>
          <table:table-cell office:value-type="float" office:value="3.06027063462">
            <text:p>3,0602706346</text:p>
          </table:table-cell>
          <table:table-cell office:value-type="float" office:value="25.83">
            <text:p>25,83</text:p>
          </table:table-cell>
          <table:table-cell office:value-type="date" office:date-value="2017-01-09">
            <text:p>2017-01-09</text:p>
          </table:table-cell>
          <table:table-cell office:value-type="string">
            <text:p>06:00:00</text:p>
          </table:table-cell>
          <table:table-cell office:value-type="string">
            <text:p>Torex Poured 279,937 Ounces of Gold in 2016 and Provides 2017 Outlook</text:p>
          </table:table-cell>
          <table:table-cell table:number-columns-repeated="3"/>
        </table:table-row>
        <table:table-row table:style-name="ro1">
          <table:table-cell office:value-type="string">
            <text:p>CCL-B</text:p>
          </table:table-cell>
          <table:table-cell office:value-type="float" office:value="-0.97018186243">
            <text:p>-0,9701818624</text:p>
          </table:table-cell>
          <table:table-cell office:value-type="float" office:value="-0.376156119118">
            <text:p>-0,3761561191</text:p>
          </table:table-cell>
          <table:table-cell office:value-type="float" office:value="257.92">
            <text:p>257,92</text:p>
          </table:table-cell>
          <table:table-cell office:value-type="date" office:date-value="2017-01-06">
            <text:p>2017-01-06</text:p>
          </table:table-cell>
          <table:table-cell office:value-type="string">
            <text:p>15:55:07</text:p>
          </table:table-cell>
          <table:table-cell office:value-type="string">
            <text:p>ccl-industries-inc-announces-appointment-of-two-new-directors</text:p>
          </table:table-cell>
          <table:table-cell table:number-columns-repeated="3"/>
        </table:table-row>
        <table:table-row table:style-name="ro1">
          <table:table-cell office:value-type="string">
            <text:p>SPB</text:p>
          </table:table-cell>
          <table:table-cell office:value-type="float" office:value="0.137284979216">
            <text:p>0,1372849792</text:p>
          </table:table-cell>
          <table:table-cell office:value-type="float" office:value="1.06093492439">
            <text:p>1,0609349244</text:p>
          </table:table-cell>
          <table:table-cell office:value-type="float" office:value="12.94">
            <text:p>12,94</text:p>
          </table:table-cell>
          <table:table-cell office:value-type="date" office:date-value="2017-01-06">
            <text:p>2017-01-06</text:p>
          </table:table-cell>
          <table:table-cell office:value-type="string">
            <text:p>14:05:07</text:p>
          </table:table-cell>
          <table:table-cell office:value-type="string">
            <text:p>Superior Plus Announces January 2017 Cash Dividend and Upcoming Events</text:p>
          </table:table-cell>
          <table:table-cell table:number-columns-repeated="3"/>
        </table:table-row>
        <table:table-row table:style-name="ro1">
          <table:table-cell office:value-type="string">
            <text:p>TECK-B</text:p>
          </table:table-cell>
          <table:table-cell office:value-type="float" office:value="-0.736408371919">
            <text:p>-0,7364083719</text:p>
          </table:table-cell>
          <table:table-cell office:value-type="float" office:value="-2.57665630483">
            <text:p>-2,5766563048</text:p>
          </table:table-cell>
          <table:table-cell office:value-type="float" office:value="28.58">
            <text:p>28,58</text:p>
          </table:table-cell>
          <table:table-cell office:value-type="date" office:date-value="2017-01-06">
            <text:p>2017-01-06</text:p>
          </table:table-cell>
          <table:table-cell office:value-type="string">
            <text:p>12:14:44</text:p>
          </table:table-cell>
          <table:table-cell office:value-type="string">
            <text:p>Teck's Q4 2016 Financial Results and Investors' Conference Call February 15, 2017</text:p>
          </table:table-cell>
          <table:table-cell table:number-columns-repeated="3"/>
        </table:table-row>
        <table:table-row table:style-name="ro1">
          <table:table-cell office:value-type="string">
            <text:p>BAD</text:p>
          </table:table-cell>
          <table:table-cell office:value-type="float" office:value="-0.185106321167">
            <text:p>-0,1851063212</text:p>
          </table:table-cell>
          <table:table-cell office:value-type="float" office:value="-0.566074359346">
            <text:p>-0,5660743593</text:p>
          </table:table-cell>
          <table:table-cell office:value-type="float" office:value="32.700001">
            <text:p>32,700001</text:p>
          </table:table-cell>
          <table:table-cell office:value-type="date" office:date-value="2017-01-06">
            <text:p>2017-01-06</text:p>
          </table:table-cell>
          <table:table-cell office:value-type="string">
            <text:p>11:23:51</text:p>
          </table:table-cell>
          <table:table-cell office:value-type="string">
            <text:p>ETFs with exposure to Badger Daylighting Ltd. : January 6, 2017</text:p>
          </table:table-cell>
          <table:table-cell table:number-columns-repeated="3"/>
        </table:table-row>
        <table:table-row table:style-name="ro1">
          <table:table-cell office:value-type="string">
            <text:p>QBR-B</text:p>
          </table:table-cell>
          <table:table-cell office:value-type="float" office:value="0.254318282927">
            <text:p>0,2543182829</text:p>
          </table:table-cell>
          <table:table-cell office:value-type="float" office:value="0.684571421068">
            <text:p>0,6845714211</text:p>
          </table:table-cell>
          <table:table-cell office:value-type="float" office:value="37.15">
            <text:p>37,15</text:p>
          </table:table-cell>
          <table:table-cell office:value-type="date" office:date-value="2017-01-06">
            <text:p>2017-01-06</text:p>
          </table:table-cell>
          <table:table-cell office:value-type="string">
            <text:p>10:53:42</text:p>
          </table:table-cell>
          <table:table-cell office:value-type="string">
            <text:p>Canada's competition watchdog closes two-year Apple probe</text:p>
          </table:table-cell>
          <table:table-cell table:number-columns-repeated="3"/>
        </table:table-row>
        <table:table-row table:style-name="ro1">
          <table:table-cell office:value-type="string">
            <text:p>TRI</text:p>
          </table:table-cell>
          <table:table-cell office:value-type="float" office:value="0.0782128191806">
            <text:p>0,0782128192</text:p>
          </table:table-cell>
          <table:table-cell office:value-type="float" office:value="0.132027036698">
            <text:p>0,1320270367</text:p>
          </table:table-cell>
          <table:table-cell office:value-type="float" office:value="59.240002">
            <text:p>59,240002</text:p>
          </table:table-cell>
          <table:table-cell office:value-type="date" office:date-value="2017-01-06">
            <text:p>2017-01-06</text:p>
          </table:table-cell>
          <table:table-cell office:value-type="string">
            <text:p>10:21:19</text:p>
          </table:table-cell>
          <table:table-cell office:value-type="string">
            <text:p>Thomson Reuters daily spot FX volumes hit multi-year low</text:p>
          </table:table-cell>
          <table:table-cell table:number-columns-repeated="3"/>
        </table:table-row>
        <table:table-row table:style-name="ro1">
          <table:table-cell office:value-type="string">
            <text:p>CIX</text:p>
          </table:table-cell>
          <table:table-cell office:value-type="float" office:value="-0.210451769335">
            <text:p>-0,2104517693</text:p>
          </table:table-cell>
          <table:table-cell office:value-type="float" office:value="-0.716797555063">
            <text:p>-0,7167975551</text:p>
          </table:table-cell>
          <table:table-cell office:value-type="float" office:value="29.360001">
            <text:p>29,360001</text:p>
          </table:table-cell>
          <table:table-cell office:value-type="date" office:date-value="2017-01-06">
            <text:p>2017-01-06</text:p>
          </table:table-cell>
          <table:table-cell office:value-type="string">
            <text:p>10:03:00</text:p>
          </table:table-cell>
          <table:table-cell office:value-type="string">
            <text:p>Skylon Growth &amp; Income Trust Announces Indicative Distribution For Next Twelve Months</text:p>
          </table:table-cell>
          <table:table-cell table:number-columns-repeated="3"/>
        </table:table-row>
        <table:table-row table:style-name="ro1">
          <table:table-cell office:value-type="string">
            <text:p>PBH</text:p>
          </table:table-cell>
          <table:table-cell office:value-type="float" office:value="-1.09924631249">
            <text:p>-1,0992463125</text:p>
          </table:table-cell>
          <table:table-cell office:value-type="float" office:value="-1.61915794474">
            <text:p>-1,6191579447</text:p>
          </table:table-cell>
          <table:table-cell office:value-type="float" office:value="67.889999">
            <text:p>67,889999</text:p>
          </table:table-cell>
          <table:table-cell office:value-type="date" office:date-value="2017-01-06">
            <text:p>2017-01-06</text:p>
          </table:table-cell>
          <table:table-cell office:value-type="string">
            <text:p>09:00:45</text:p>
          </table:table-cell>
          <table:table-cell office:value-type="string">
            <text:p>Premium Brands Holdings Corp. breached its 50 day moving average in a Bullish Manner : PBH-CA : January 6, 2017</text:p>
          </table:table-cell>
          <table:table-cell table:number-columns-repeated="3"/>
        </table:table-row>
        <table:table-row table:style-name="ro1">
          <table:table-cell office:value-type="string">
            <text:p>MAG</text:p>
          </table:table-cell>
          <table:table-cell office:value-type="float" office:value="-1.1490091107">
            <text:p>-1,1490091107</text:p>
          </table:table-cell>
          <table:table-cell office:value-type="float" office:value="-6.7708260366">
            <text:p>-6,7708260366</text:p>
          </table:table-cell>
          <table:table-cell office:value-type="float" office:value="16.969999">
            <text:p>16,969999</text:p>
          </table:table-cell>
          <table:table-cell office:value-type="date" office:date-value="2017-01-06">
            <text:p>2017-01-06</text:p>
          </table:table-cell>
          <table:table-cell office:value-type="string">
            <text:p>08:35:01</text:p>
          </table:table-cell>
          <table:table-cell office:value-type="string">
            <text:p>MAG Silver (MAG) Catches Eye: Stock Adds 7.6% in Session</text:p>
          </table:table-cell>
          <table:table-cell table:number-columns-repeated="3"/>
        </table:table-row>
        <table:table-row table:style-name="ro1">
          <table:table-cell office:value-type="string">
            <text:p>TIH</text:p>
          </table:table-cell>
          <table:table-cell office:value-type="float" office:value="-0.162564634029">
            <text:p>-0,162564634</text:p>
          </table:table-cell>
          <table:table-cell office:value-type="float" office:value="-0.386047566298">
            <text:p>-0,3860475663</text:p>
          </table:table-cell>
          <table:table-cell office:value-type="float" office:value="42.110001">
            <text:p>42,110001</text:p>
          </table:table-cell>
          <table:table-cell office:value-type="date" office:date-value="2017-01-06">
            <text:p>2017-01-06</text:p>
          </table:table-cell>
          <table:table-cell office:value-type="string">
            <text:p>08:15:00</text:p>
          </table:table-cell>
          <table:table-cell office:value-type="string">
            <text:p>Research Reports Initiated on Industrials Stocks Thomson Reuters, Intermap Technologies, Finning International, and Toromont Industries</text:p>
          </table:table-cell>
          <table:table-cell table:number-columns-repeated="3"/>
        </table:table-row>
        <table:table-row table:style-name="ro1">
          <table:table-cell office:value-type="string">
            <text:p>ENF</text:p>
          </table:table-cell>
          <table:table-cell office:value-type="float" office:value="0.329521931572">
            <text:p>0,3295219316</text:p>
          </table:table-cell>
          <table:table-cell office:value-type="float" office:value="0.937740298662">
            <text:p>0,9377402987</text:p>
          </table:table-cell>
          <table:table-cell office:value-type="float" office:value="35.139999">
            <text:p>35,139999</text:p>
          </table:table-cell>
          <table:table-cell office:value-type="date" office:date-value="2017-01-05">
            <text:p>2017-01-05</text:p>
          </table:table-cell>
          <table:table-cell office:value-type="string">
            <text:p>17:15:00</text:p>
          </table:table-cell>
          <table:table-cell office:value-type="string">
            <text:p>Enbridge Income Fund Holdings Inc. Announces 10% Dividend Increase to Monthly Dividend</text:p>
          </table:table-cell>
          <table:table-cell table:number-columns-repeated="3"/>
        </table:table-row>
        <table:table-row table:style-name="ro1">
          <table:table-cell office:value-type="string">
            <text:p>HR-UN</text:p>
          </table:table-cell>
          <table:table-cell office:value-type="float" office:value="-0.181038860245">
            <text:p>-0,1810388602</text:p>
          </table:table-cell>
          <table:table-cell office:value-type="float" office:value="-0.795775209869">
            <text:p>-0,7957752099</text:p>
          </table:table-cell>
          <table:table-cell office:value-type="float" office:value="22.75">
            <text:p>22,75</text:p>
          </table:table-cell>
          <table:table-cell office:value-type="date" office:date-value="2017-01-05">
            <text:p>2017-01-05</text:p>
          </table:table-cell>
          <table:table-cell office:value-type="string">
            <text:p>16:59:00</text:p>
          </table:table-cell>
          <table:table-cell office:value-type="string">
            <text:p>H&amp;R Announces Date of Fourth Quarter 2016 Earnings Release, Conference Call and Webcast and Declares January &amp; February 2017 Distributions</text:p>
          </table:table-cell>
          <table:table-cell table:number-columns-repeated="3"/>
        </table:table-row>
        <table:table-row table:style-name="ro1">
          <table:table-cell office:value-type="string">
            <text:p>MNW</text:p>
          </table:table-cell>
          <table:table-cell office:value-type="float" office:value="-0.0819641817745">
            <text:p>-0,0819641818</text:p>
          </table:table-cell>
          <table:table-cell office:value-type="float" office:value="-0.871032749995">
            <text:p>-0,87103275</text:p>
          </table:table-cell>
          <table:table-cell office:value-type="float" office:value="9.41">
            <text:p>9,41</text:p>
          </table:table-cell>
          <table:table-cell office:value-type="date" office:date-value="2017-01-05">
            <text:p>2017-01-05</text:p>
          </table:table-cell>
          <table:table-cell office:value-type="string">
            <text:p>16:43:52</text:p>
          </table:table-cell>
          <table:table-cell office:value-type="string">
            <text:p>Mitel to Present at the 19th Annual Needham Growth Conference</text:p>
          </table:table-cell>
          <table:table-cell table:number-columns-repeated="3"/>
        </table:table-row>
        <table:table-row table:style-name="ro1">
          <table:table-cell office:value-type="string">
            <text:p>ARE</text:p>
          </table:table-cell>
          <table:table-cell office:value-type="float" office:value="-0.130831379029">
            <text:p>-0,130831379</text:p>
          </table:table-cell>
          <table:table-cell office:value-type="float" office:value="-0.867007150623">
            <text:p>-0,8670071506</text:p>
          </table:table-cell>
          <table:table-cell office:value-type="float" office:value="15.09">
            <text:p>15,09</text:p>
          </table:table-cell>
          <table:table-cell office:value-type="date" office:date-value="2017-01-05">
            <text:p>2017-01-05</text:p>
          </table:table-cell>
          <table:table-cell office:value-type="string">
            <text:p>10:37:00</text:p>
          </table:table-cell>
          <table:table-cell office:value-type="string">
            <text:p>Aecon Group, Inc. â€“ Value Analysis (TORONTO:ARE) : January 5, 2017</text:p>
          </table:table-cell>
          <table:table-cell table:number-columns-repeated="3"/>
        </table:table-row>
        <table:table-row table:style-name="ro1">
          <table:table-cell office:value-type="string">
            <text:p>WSP</text:p>
          </table:table-cell>
          <table:table-cell office:value-type="float" office:value="-0.772811851522">
            <text:p>-0,7728118515</text:p>
          </table:table-cell>
          <table:table-cell office:value-type="float" office:value="-1.68331921482">
            <text:p>-1,6833192148</text:p>
          </table:table-cell>
          <table:table-cell office:value-type="float" office:value="45.91">
            <text:p>45,91</text:p>
          </table:table-cell>
          <table:table-cell office:value-type="date" office:date-value="2017-01-05">
            <text:p>2017-01-05</text:p>
          </table:table-cell>
          <table:table-cell office:value-type="string">
            <text:p>09:30:14</text:p>
          </table:table-cell>
          <table:table-cell office:value-type="string">
            <text:p>WSP Global, Inc. breached its 50 day moving average in a Bullish Manner : WSP-CA : January 5, 2017</text:p>
          </table:table-cell>
          <table:table-cell table:number-columns-repeated="3"/>
        </table:table-row>
        <table:table-row table:style-name="ro1">
          <table:table-cell office:value-type="string">
            <text:p>XCT</text:p>
          </table:table-cell>
          <table:table-cell office:value-type="float" office:value="-0.0502463573657">
            <text:p>-0,0502463574</text:p>
          </table:table-cell>
          <table:table-cell office:value-type="float" office:value="-2.34796062457">
            <text:p>-2,3479606246</text:p>
          </table:table-cell>
          <table:table-cell office:value-type="float" office:value="2.14">
            <text:p>2,14</text:p>
          </table:table-cell>
          <table:table-cell office:value-type="date" office:date-value="2017-01-05">
            <text:p>2017-01-05</text:p>
          </table:table-cell>
          <table:table-cell office:value-type="string">
            <text:p>08:30:00</text:p>
          </table:table-cell>
          <table:table-cell office:value-type="string">
            <text:p>exactEarth to Announce Fiscal 2016 Financial Results</text:p>
          </table:table-cell>
          <table:table-cell table:number-columns-repeated="3"/>
        </table:table-row>
        <table:table-row table:style-name="ro1">
          <table:table-cell office:value-type="string">
            <text:p>GWO</text:p>
          </table:table-cell>
          <table:table-cell office:value-type="float" office:value="-0.194607344796">
            <text:p>-0,1946073448</text:p>
          </table:table-cell>
          <table:table-cell office:value-type="float" office:value="-0.544813380034">
            <text:p>-0,54481338</text:p>
          </table:table-cell>
          <table:table-cell office:value-type="float" office:value="35.720001">
            <text:p>35,720001</text:p>
          </table:table-cell>
          <table:table-cell office:value-type="date" office:date-value="2017-01-05">
            <text:p>2017-01-05</text:p>
          </table:table-cell>
          <table:table-cell office:value-type="string">
            <text:p>08:24:00</text:p>
          </table:table-cell>
          <table:table-cell office:value-type="string">
            <text:p>Great-West Lifeco announces Normal Course Issuer Bid</text:p>
          </table:table-cell>
          <table:table-cell table:number-columns-repeated="3"/>
        </table:table-row>
        <table:table-row table:style-name="ro1">
          <table:table-cell office:value-type="string">
            <text:p>KEY</text:p>
          </table:table-cell>
          <table:table-cell office:value-type="float" office:value="-0.0368443678019">
            <text:p>-0,0368443678</text:p>
          </table:table-cell>
          <table:table-cell office:value-type="float" office:value="-0.090593483191">
            <text:p>-0,0905934832</text:p>
          </table:table-cell>
          <table:table-cell office:value-type="float" office:value="40.669998">
            <text:p>40,669998</text:p>
          </table:table-cell>
          <table:table-cell office:value-type="date" office:date-value="2017-01-05">
            <text:p>2017-01-05</text:p>
          </table:table-cell>
          <table:table-cell office:value-type="string">
            <text:p>08:15:00</text:p>
          </table:table-cell>
          <table:table-cell office:value-type="string">
            <text:p>Research Reports Initiated on Energy Stocks Keyera, Horizon North Logistics, and Ensign Energy Services</text:p>
          </table:table-cell>
          <table:table-cell table:number-columns-repeated="3"/>
        </table:table-row>
        <table:table-row table:style-name="ro1">
          <table:table-cell office:value-type="string">
            <text:p>ESI</text:p>
          </table:table-cell>
          <table:table-cell office:value-type="float" office:value="0.080693363715">
            <text:p>0,0806933637</text:p>
          </table:table-cell>
          <table:table-cell office:value-type="float" office:value="0.849403828579">
            <text:p>0,8494038286</text:p>
          </table:table-cell>
          <table:table-cell office:value-type="float" office:value="9.5">
            <text:p>9,5</text:p>
          </table:table-cell>
          <table:table-cell office:value-type="date" office:date-value="2017-01-05">
            <text:p>2017-01-05</text:p>
          </table:table-cell>
          <table:table-cell office:value-type="string">
            <text:p>08:15:00</text:p>
          </table:table-cell>
          <table:table-cell office:value-type="string">
            <text:p>Research Reports Initiated on Energy Stocks Keyera, Horizon North Logistics, and Ensign Energy Services</text:p>
          </table:table-cell>
          <table:table-cell table:number-columns-repeated="3"/>
        </table:table-row>
        <table:table-row table:style-name="ro1">
          <table:table-cell office:value-type="string">
            <text:p>BEI-UN</text:p>
          </table:table-cell>
          <table:table-cell office:value-type="float" office:value="1.03254897118">
            <text:p>1,0325489712</text:p>
          </table:table-cell>
          <table:table-cell office:value-type="float" office:value="2.07631001645">
            <text:p>2,0763100165</text:p>
          </table:table-cell>
          <table:table-cell office:value-type="float" office:value="49.73">
            <text:p>49,73</text:p>
          </table:table-cell>
          <table:table-cell office:value-type="date" office:date-value="2017-01-05">
            <text:p>2017-01-05</text:p>
          </table:table-cell>
          <table:table-cell office:value-type="string">
            <text:p>08:15:00</text:p>
          </table:table-cell>
          <table:table-cell office:value-type="string">
            <text:p>Research Reports Initiated on Real Estate Stocks Chartwell Retirement Residences, Boardwalk REIT, Northview Apartment REIT, and Killam Apartment REIT</text:p>
          </table:table-cell>
          <table:table-cell table:number-columns-repeated="3"/>
        </table:table-row>
        <table:table-row table:style-name="ro1">
          <table:table-cell office:value-type="string">
            <text:p>APS</text:p>
          </table:table-cell>
          <table:table-cell office:value-type="float" office:value="-0.0794936655766">
            <text:p>-0,0794936656</text:p>
          </table:table-cell>
          <table:table-cell office:value-type="float" office:value="-4.5950095709">
            <text:p>-4,5950095709</text:p>
          </table:table-cell>
          <table:table-cell office:value-type="float" office:value="1.73">
            <text:p>1,73</text:p>
          </table:table-cell>
          <table:table-cell office:value-type="date" office:date-value="2017-01-05">
            <text:p>2017-01-05</text:p>
          </table:table-cell>
          <table:table-cell office:value-type="string">
            <text:p>08:00:00</text:p>
          </table:table-cell>
          <table:table-cell office:value-type="string">
            <text:p>Aptose Biosciences to Present at Biotech Showcase 2017 Conference</text:p>
          </table:table-cell>
          <table:table-cell table:number-columns-repeated="3"/>
        </table:table-row>
        <table:table-row table:style-name="ro1">
          <table:table-cell office:value-type="string">
            <text:p>IGM</text:p>
          </table:table-cell>
          <table:table-cell office:value-type="float" office:value="0.173674332652">
            <text:p>0,1736743327</text:p>
          </table:table-cell>
          <table:table-cell office:value-type="float" office:value="0.439570593377">
            <text:p>0,4395705934</text:p>
          </table:table-cell>
          <table:table-cell office:value-type="float" office:value="39.509998">
            <text:p>39,509998</text:p>
          </table:table-cell>
          <table:table-cell office:value-type="date" office:date-value="2017-01-05">
            <text:p>2017-01-05</text:p>
          </table:table-cell>
          <table:table-cell office:value-type="string">
            <text:p>07:44:06</text:p>
          </table:table-cell>
          <table:table-cell office:value-type="string">
            <text:p>IGM Financial Inc. acquires additional 3.9% interest in market-leading China Asset Management Co., Ltd.</text:p>
          </table:table-cell>
          <table:table-cell table:number-columns-repeated="3"/>
        </table:table-row>
        <table:table-row table:style-name="ro1">
          <table:table-cell office:value-type="string">
            <text:p>XTC</text:p>
          </table:table-cell>
          <table:table-cell office:value-type="float" office:value="0.0226423639049">
            <text:p>0,0226423639</text:p>
          </table:table-cell>
          <table:table-cell office:value-type="float" office:value="0.209070765512">
            <text:p>0,2090707655</text:p>
          </table:table-cell>
          <table:table-cell office:value-type="float" office:value="10.83">
            <text:p>10,83</text:p>
          </table:table-cell>
          <table:table-cell office:value-type="date" office:date-value="2017-01-04">
            <text:p>2017-01-04</text:p>
          </table:table-cell>
          <table:table-cell office:value-type="string">
            <text:p>19:04:09</text:p>
          </table:table-cell>
          <table:table-cell office:value-type="string">
            <text:p>Exco Technologies Limited - Annual General Meeting and Announcement of First Quarter Results on February 1, 2017</text:p>
          </table:table-cell>
          <table:table-cell table:number-columns-repeated="3"/>
        </table:table-row>
        <table:table-row table:style-name="ro1">
          <table:table-cell office:value-type="string">
            <text:p>MCB</text:p>
          </table:table-cell>
          <table:table-cell office:value-type="float" office:value="0.023617369393">
            <text:p>0,0236173694</text:p>
          </table:table-cell>
          <table:table-cell office:value-type="float" office:value="1.23007132255">
            <text:p>1,2300713226</text:p>
          </table:table-cell>
          <table:table-cell office:value-type="float" office:value="1.92">
            <text:p>1,92</text:p>
          </table:table-cell>
          <table:table-cell office:value-type="date" office:date-value="2017-01-04">
            <text:p>2017-01-04</text:p>
          </table:table-cell>
          <table:table-cell office:value-type="string">
            <text:p>11:13:12</text:p>
          </table:table-cell>
          <table:table-cell office:value-type="string">
            <text:p>McCoy Global Inc. Announces Strategic Asset Acquisition of 3PS Inc.</text:p>
          </table:table-cell>
          <table:table-cell table:number-columns-repeated="3"/>
        </table:table-row>
        <table:table-row table:style-name="ro1">
          <table:table-cell office:value-type="string">
            <text:p>LB</text:p>
          </table:table-cell>
          <table:table-cell office:value-type="float" office:value="0.389144542047">
            <text:p>0,389144542</text:p>
          </table:table-cell>
          <table:table-cell office:value-type="float" office:value="0.667371866529">
            <text:p>0,6673718665</text:p>
          </table:table-cell>
          <table:table-cell office:value-type="float" office:value="58.310001">
            <text:p>58,310001</text:p>
          </table:table-cell>
          <table:table-cell office:value-type="date" office:date-value="2017-01-04">
            <text:p>2017-01-04</text:p>
          </table:table-cell>
          <table:table-cell office:value-type="string">
            <text:p>10:00:00</text:p>
          </table:table-cell>
          <table:table-cell office:value-type="string">
            <text:p>StÃ©phane Therrien, Executive Vice President at Laurentian Bank, to Speak at the RBC Capital Markets Canadian Bank CEO Conference</text:p>
          </table:table-cell>
          <table:table-cell table:number-columns-repeated="3"/>
        </table:table-row>
        <table:table-row table:style-name="ro1">
          <table:table-cell office:value-type="string">
            <text:p>PNT</text:p>
          </table:table-cell>
          <table:table-cell office:value-type="float" office:value="0.118440567875">
            <text:p>0,1184405679</text:p>
          </table:table-cell>
          <table:table-cell office:value-type="float" office:value="2.09258953842">
            <text:p>2,0925895384</text:p>
          </table:table-cell>
          <table:table-cell office:value-type="float" office:value="5.66">
            <text:p>5,66</text:p>
          </table:table-cell>
          <table:table-cell office:value-type="date" office:date-value="2017-01-04">
            <text:p>2017-01-04</text:p>
          </table:table-cell>
          <table:table-cell office:value-type="string">
            <text:p>09:26:13</text:p>
          </table:table-cell>
          <table:table-cell office:value-type="string">
            <text:p>CPI Card Group, Inc. breached its 50 day moving average in a Bullish Manner : PNT-CA : January 4, 2017</text:p>
          </table:table-cell>
          <table:table-cell table:number-columns-repeated="3"/>
        </table:table-row>
        <table:table-row table:style-name="ro1">
          <table:table-cell office:value-type="string">
            <text:p>OGC</text:p>
          </table:table-cell>
          <table:table-cell office:value-type="float" office:value="-0.0150305988722">
            <text:p>-0,0150305989</text:p>
          </table:table-cell>
          <table:table-cell office:value-type="float" office:value="-0.370211794881">
            <text:p>-0,3702117949</text:p>
          </table:table-cell>
          <table:table-cell office:value-type="float" office:value="4.06">
            <text:p>4,06</text:p>
          </table:table-cell>
          <table:table-cell office:value-type="date" office:date-value="2017-01-04">
            <text:p>2017-01-04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New Gold, Silver Wheaton, and OceanaGold</text:p>
          </table:table-cell>
          <table:table-cell table:number-columns-repeated="3"/>
        </table:table-row>
        <table:table-row table:style-name="ro1">
          <table:table-cell office:value-type="string">
            <text:p>BYD-UN</text:p>
          </table:table-cell>
          <table:table-cell office:value-type="float" office:value="0.357197192606">
            <text:p>0,3571971926</text:p>
          </table:table-cell>
          <table:table-cell office:value-type="float" office:value="0.416313729739">
            <text:p>0,4163137297</text:p>
          </table:table-cell>
          <table:table-cell office:value-type="float" office:value="85.800003">
            <text:p>85,800003</text:p>
          </table:table-cell>
          <table:table-cell office:value-type="date" office:date-value="2017-01-04">
            <text:p>2017-01-04</text:p>
          </table:table-cell>
          <table:table-cell office:value-type="string">
            <text:p>07:00:00</text:p>
          </table:table-cell>
          <table:table-cell office:value-type="string">
            <text:p>Boyd Group Income Fund appoints Tim O'Day as President and Chief Operating Officer</text:p>
          </table:table-cell>
          <table:table-cell table:number-columns-repeated="3"/>
        </table:table-row>
        <table:table-row table:style-name="ro1">
          <table:table-cell office:value-type="string">
            <text:p>BPY-UN</text:p>
          </table:table-cell>
          <table:table-cell office:value-type="float" office:value="-0.0958160745042">
            <text:p>-0,0958160745</text:p>
          </table:table-cell>
          <table:table-cell office:value-type="float" office:value="-0.324580198185">
            <text:p>-0,3245801982</text:p>
          </table:table-cell>
          <table:table-cell office:value-type="float" office:value="29.52">
            <text:p>29,52</text:p>
          </table:table-cell>
          <table:table-cell office:value-type="date" office:date-value="2017-01-03">
            <text:p>2017-01-03</text:p>
          </table:table-cell>
          <table:table-cell office:value-type="string">
            <text:p>16:43:09</text:p>
          </table:table-cell>
          <table:table-cell office:value-type="string">
            <text:p>Brookfield Property Partners to Hold Conference Call &amp; Webcast of 2016 Fourth Quarter and Full-Year Financial Results Friday, February 3, 2017 at 11:00 AM (ET)</text:p>
          </table:table-cell>
          <table:table-cell table:number-columns-repeated="3"/>
        </table:table-row>
        <table:table-row table:style-name="ro1">
          <table:table-cell office:value-type="string">
            <text:p>SCL</text:p>
          </table:table-cell>
          <table:table-cell office:value-type="float" office:value="-0.197016507243">
            <text:p>-0,1970165072</text:p>
          </table:table-cell>
          <table:table-cell office:value-type="float" office:value="-0.549711236727">
            <text:p>-0,5497112367</text:p>
          </table:table-cell>
          <table:table-cell office:value-type="float" office:value="35.84">
            <text:p>35,84</text:p>
          </table:table-cell>
          <table:table-cell office:value-type="date" office:date-value="2017-01-03">
            <text:p>2017-01-03</text:p>
          </table:table-cell>
          <table:table-cell office:value-type="string">
            <text:p>14:51:09</text:p>
          </table:table-cell>
          <table:table-cell office:value-type="string">
            <text:p>ETFs with exposure to ShawCor Ltd. : January 3, 2017</text:p>
          </table:table-cell>
          <table:table-cell table:number-columns-repeated="3"/>
        </table:table-row>
        <table:table-row table:style-name="ro1">
          <table:table-cell office:value-type="string">
            <text:p>EFX</text:p>
          </table:table-cell>
          <table:table-cell office:value-type="float" office:value="0.353247567238">
            <text:p>0,3532475672</text:p>
          </table:table-cell>
          <table:table-cell office:value-type="float" office:value="2.07183336045">
            <text:p>2,0718333605</text:p>
          </table:table-cell>
          <table:table-cell office:value-type="float" office:value="17.049999">
            <text:p>17,049999</text:p>
          </table:table-cell>
          <table:table-cell office:value-type="date" office:date-value="2017-01-03">
            <text:p>2017-01-03</text:p>
          </table:table-cell>
          <table:table-cell office:value-type="string">
            <text:p>14:01:03</text:p>
          </table:table-cell>
          <table:table-cell office:value-type="string">
            <text:p>ETFs with exposure to Enerflex Ltd. : January 3, 2017</text:p>
          </table:table-cell>
          <table:table-cell table:number-columns-repeated="3"/>
        </table:table-row>
        <table:table-row table:style-name="ro1">
          <table:table-cell office:value-type="string">
            <text:p>CPX</text:p>
          </table:table-cell>
          <table:table-cell office:value-type="float" office:value="-0.013690710598">
            <text:p>-0,0136907106</text:p>
          </table:table-cell>
          <table:table-cell office:value-type="float" office:value="-0.0589354739474">
            <text:p>-0,0589354739</text:p>
          </table:table-cell>
          <table:table-cell office:value-type="float" office:value="23.23">
            <text:p>23,23</text:p>
          </table:table-cell>
          <table:table-cell office:value-type="date" office:date-value="2017-01-03">
            <text:p>2017-01-03</text:p>
          </table:table-cell>
          <table:table-cell office:value-type="string">
            <text:p>13:53:14</text:p>
          </table:table-cell>
          <table:table-cell office:value-type="string">
            <text:p>ETFs with exposure to Capital Power Corp. : January 3, 2017</text:p>
          </table:table-cell>
          <table:table-cell table:number-columns-repeated="3"/>
        </table:table-row>
        <table:table-row table:style-name="ro1">
          <table:table-cell office:value-type="string">
            <text:p>ATA</text:p>
          </table:table-cell>
          <table:table-cell office:value-type="float" office:value="-0.118741412654">
            <text:p>-0,1187414127</text:p>
          </table:table-cell>
          <table:table-cell office:value-type="float" office:value="-0.948413839088">
            <text:p>-0,9484138391</text:p>
          </table:table-cell>
          <table:table-cell office:value-type="float" office:value="12.52">
            <text:p>12,52</text:p>
          </table:table-cell>
          <table:table-cell office:value-type="date" office:date-value="2017-01-03">
            <text:p>2017-01-03</text:p>
          </table:table-cell>
          <table:table-cell office:value-type="string">
            <text:p>13:35:56</text:p>
          </table:table-cell>
          <table:table-cell office:value-type="string">
            <text:p>ETFs with exposure to ATS Automation Tooling Systems, Inc. : January 3, 2017</text:p>
          </table:table-cell>
          <table:table-cell table:number-columns-repeated="3"/>
        </table:table-row>
        <table:table-row table:style-name="ro1">
          <table:table-cell office:value-type="string">
            <text:p>FNV</text:p>
          </table:table-cell>
          <table:table-cell office:value-type="float" office:value="-0.240017307618">
            <text:p>-0,2400173076</text:p>
          </table:table-cell>
          <table:table-cell office:value-type="float" office:value="-0.298975224972">
            <text:p>-0,298975225</text:p>
          </table:table-cell>
          <table:table-cell office:value-type="float" office:value="80.279999">
            <text:p>80,279999</text:p>
          </table:table-cell>
          <table:table-cell office:value-type="date" office:date-value="2017-01-03">
            <text:p>2017-01-03</text:p>
          </table:table-cell>
          <table:table-cell office:value-type="string">
            <text:p>13:35:29</text:p>
          </table:table-cell>
          <table:table-cell office:value-type="string">
            <text:p>What Were Mining Stocksâ€™ Correlations during December?</text:p>
          </table:table-cell>
          <table:table-cell table:number-columns-repeated="3"/>
        </table:table-row>
        <table:table-row table:style-name="ro1">
          <table:table-cell office:value-type="string">
            <text:p>ATD-B</text:p>
          </table:table-cell>
          <table:table-cell office:value-type="float" office:value="0.0950199275663">
            <text:p>0,0950199276</text:p>
          </table:table-cell>
          <table:table-cell office:value-type="float" office:value="0.156077410589">
            <text:p>0,1560774106</text:p>
          </table:table-cell>
          <table:table-cell office:value-type="float" office:value="60.88">
            <text:p>60,88</text:p>
          </table:table-cell>
          <table:table-cell office:value-type="date" office:date-value="2017-01-03">
            <text:p>2017-01-03</text:p>
          </table:table-cell>
          <table:table-cell office:value-type="string">
            <text:p>12:32:23</text:p>
          </table:table-cell>
          <table:table-cell office:value-type="string">
            <text:p>ETFs with exposure to Alimentation Couche-Tard, Inc. : January 3, 2017</text:p>
          </table:table-cell>
          <table:table-cell table:number-columns-repeated="3"/>
        </table:table-row>
        <table:table-row table:style-name="ro1">
          <table:table-cell office:value-type="string">
            <text:p>CSU</text:p>
          </table:table-cell>
          <table:table-cell office:value-type="float" office:value="-3.74025491156">
            <text:p>-3,7402549116</text:p>
          </table:table-cell>
          <table:table-cell office:value-type="float" office:value="-0.613035950668">
            <text:p>-0,6130359507</text:p>
          </table:table-cell>
          <table:table-cell office:value-type="float" office:value="610.119995">
            <text:p>610,119995</text:p>
          </table:table-cell>
          <table:table-cell office:value-type="date" office:date-value="2017-01-02">
            <text:p>2017-01-02</text:p>
          </table:table-cell>
          <table:table-cell office:value-type="string">
            <text:p>08:50:25</text:p>
          </table:table-cell>
          <table:table-cell office:value-type="string">
            <text:p>Constellation Software, Inc. breached its 50 day moving average in a Bearish Manner : CSU-CA : January 2, 2017</text:p>
          </table:table-cell>
          <table:table-cell table:number-columns-repeated="3"/>
        </table:table-row>
        <table:table-row table:style-name="ro1">
          <table:table-cell office:value-type="string">
            <text:p>GAS</text:p>
          </table:table-cell>
          <table:table-cell office:value-type="float" office:value="0.175302946812">
            <text:p>0,1753029468</text:p>
          </table:table-cell>
          <table:table-cell office:value-type="float" office:value="1.45238564053">
            <text:p>1,4523856405</text:p>
          </table:table-cell>
          <table:table-cell office:value-type="float" office:value="12.07">
            <text:p>12,07</text:p>
          </table:table-cell>
          <table:table-cell office:value-type="date" office:date-value="2016-12-30">
            <text:p>2016-12-30</text:p>
          </table:table-cell>
          <table:table-cell office:value-type="string">
            <text:p>19:21:00</text:p>
          </table:table-cell>
          <table:table-cell office:value-type="string">
            <text:p>Auspice Capital Advisors Confirms 2016 Annual Non-Cash Distribution for GAS</text:p>
          </table:table-cell>
          <table:table-cell table:number-columns-repeated="3"/>
        </table:table-row>
        <table:table-row table:style-name="ro1">
          <table:table-cell office:value-type="string">
            <text:p>TCL-A</text:p>
          </table:table-cell>
          <table:table-cell office:value-type="float" office:value="-0.0653983574008">
            <text:p>-0,0653983574</text:p>
          </table:table-cell>
          <table:table-cell office:value-type="float" office:value="-0.290336769815">
            <text:p>-0,2903367698</text:p>
          </table:table-cell>
          <table:table-cell office:value-type="float" office:value="22.525">
            <text:p>22,525</text:p>
          </table:table-cell>
          <table:table-cell office:value-type="date" office:date-value="2016-12-30">
            <text:p>2016-12-30</text:p>
          </table:table-cell>
          <table:table-cell office:value-type="string">
            <text:p>10:23:08</text:p>
          </table:table-cell>
          <table:table-cell office:value-type="string">
            <text:p>Transcontinental, Inc. : TCL.A-CA: Dividend Analysis : January 04th, 2017 (record date) : By the numbers : December 30, 2016</text:p>
          </table:table-cell>
          <table:table-cell table:number-columns-repeated="3"/>
        </table:table-row>
        <table:table-row table:style-name="ro1">
          <table:table-cell office:value-type="string">
            <text:p>CWB</text:p>
          </table:table-cell>
          <table:table-cell office:value-type="float" office:value="-0.294888450615">
            <text:p>-0,2948884506</text:p>
          </table:table-cell>
          <table:table-cell office:value-type="float" office:value="-0.953097741059">
            <text:p>-0,9530977411</text:p>
          </table:table-cell>
          <table:table-cell office:value-type="float" office:value="30.940001">
            <text:p>30,940001</text:p>
          </table:table-cell>
          <table:table-cell office:value-type="date" office:date-value="2016-12-29">
            <text:p>2016-12-29</text:p>
          </table:table-cell>
          <table:table-cell office:value-type="string">
            <text:p>13:42:04</text:p>
          </table:table-cell>
          <table:table-cell office:value-type="string">
            <text:p>ETFs with exposure to Canadian Western Bank : December 29, 2016</text:p>
          </table:table-cell>
          <table:table-cell table:number-columns-repeated="3"/>
        </table:table-row>
        <table:table-row table:style-name="ro1">
          <table:table-cell office:value-type="string">
            <text:p>TCN</text:p>
          </table:table-cell>
          <table:table-cell office:value-type="float" office:value="0.0182549961938">
            <text:p>0,0182549962</text:p>
          </table:table-cell>
          <table:table-cell office:value-type="float" office:value="0.195240601003">
            <text:p>0,195240601</text:p>
          </table:table-cell>
          <table:table-cell office:value-type="float" office:value="9.35">
            <text:p>9,35</text:p>
          </table:table-cell>
          <table:table-cell office:value-type="date" office:date-value="2016-12-29">
            <text:p>2016-12-29</text:p>
          </table:table-cell>
          <table:table-cell office:value-type="string">
            <text:p>12:10:13</text:p>
          </table:table-cell>
          <table:table-cell office:value-type="string">
            <text:p>Tricon Capital Group, Inc. : TCN-CA: Dividend Analysis : December 31st, 2016 (record date) : By the numbers : December 29, 2016</text:p>
          </table:table-cell>
          <table:table-cell table:number-columns-repeated="3"/>
        </table:table-row>
        <table:table-row table:style-name="ro1">
          <table:table-cell office:value-type="string">
            <text:p>RNW</text:p>
          </table:table-cell>
          <table:table-cell office:value-type="float" office:value="0.129857973785">
            <text:p>0,1298579738</text:p>
          </table:table-cell>
          <table:table-cell office:value-type="float" office:value="0.909369564318">
            <text:p>0,9093695643</text:p>
          </table:table-cell>
          <table:table-cell office:value-type="float" office:value="14.28">
            <text:p>14,28</text:p>
          </table:table-cell>
          <table:table-cell office:value-type="date" office:date-value="2016-12-29">
            <text:p>2016-12-29</text:p>
          </table:table-cell>
          <table:table-cell office:value-type="string">
            <text:p>12:09:04</text:p>
          </table:table-cell>
          <table:table-cell office:value-type="string">
            <text:p>TransAlta Renewables, Inc. : RNW-CA: Dividend Analysis : January 01st, 2017 (record date) : By the numbers : December 29, 2016</text:p>
          </table:table-cell>
          <table:table-cell table:number-columns-repeated="3"/>
        </table:table-row>
        <table:table-row table:style-name="ro1">
          <table:table-cell office:value-type="string">
            <text:p>MFI</text:p>
          </table:table-cell>
          <table:table-cell office:value-type="float" office:value="-0.00144977131258">
            <text:p>-0,0014497713</text:p>
          </table:table-cell>
          <table:table-cell office:value-type="float" office:value="-0.00517960454656">
            <text:p>-0,0051796045</text:p>
          </table:table-cell>
          <table:table-cell office:value-type="float" office:value="27.99">
            <text:p>27,99</text:p>
          </table:table-cell>
          <table:table-cell office:value-type="date" office:date-value="2016-12-27">
            <text:p>2016-12-27</text:p>
          </table:table-cell>
          <table:table-cell office:value-type="string">
            <text:p>13:22:36</text:p>
          </table:table-cell>
          <table:table-cell office:value-type="string">
            <text:p>ETFs with exposure to Maple Leaf Foods, Inc. : December 27, 2016</text:p>
          </table:table-cell>
          <table:table-cell table:number-columns-repeated="3"/>
        </table:table-row>
        <table:table-row table:style-name="ro1">
          <table:table-cell office:value-type="string">
            <text:p>LIF</text:p>
          </table:table-cell>
          <table:table-cell office:value-type="float" office:value="-0.148902990237">
            <text:p>-0,1489029902</text:p>
          </table:table-cell>
          <table:table-cell office:value-type="float" office:value="-0.818622514334">
            <text:p>-0,8186225143</text:p>
          </table:table-cell>
          <table:table-cell office:value-type="float" office:value="18.189457">
            <text:p>18,189457</text:p>
          </table:table-cell>
          <table:table-cell office:value-type="date" office:date-value="2016-12-23">
            <text:p>2016-12-23</text:p>
          </table:table-cell>
          <table:table-cell office:value-type="string">
            <text:p>12:52:53</text:p>
          </table:table-cell>
          <table:table-cell office:value-type="string">
            <text:p>ETFs with exposure to Labrador Iron Ore Royalty Corp. : December 23, 2016</text:p>
          </table:table-cell>
          <table:table-cell table:number-columns-repeated="3"/>
        </table:table-row>
        <table:table-row table:style-name="ro1">
          <table:table-cell office:value-type="string">
            <text:p>RFP</text:p>
          </table:table-cell>
          <table:table-cell office:value-type="float" office:value="0.861052095439">
            <text:p>0,8610520954</text:p>
          </table:table-cell>
          <table:table-cell office:value-type="float" office:value="13.165934181">
            <text:p>13,165934181</text:p>
          </table:table-cell>
          <table:table-cell office:value-type="float" office:value="6.54">
            <text:p>6,54</text:p>
          </table:table-cell>
          <table:table-cell office:value-type="date" office:date-value="2016-12-23">
            <text:p>2016-12-23</text:p>
          </table:table-cell>
          <table:table-cell office:value-type="string">
            <text:p>09:40:00</text:p>
          </table:table-cell>
          <table:table-cell office:value-type="string">
            <text:p>Resolute Forest Products, Inc. â€“ Value Analysis (TORONTO:RFP) : December 23, 2016</text:p>
          </table:table-cell>
          <table:table-cell table:number-columns-repeated="3"/>
        </table:table-row>
        <table:table-row table:style-name="ro1">
          <table:table-cell office:value-type="string">
            <text:p>DII-B</text:p>
          </table:table-cell>
          <table:table-cell office:value-type="float" office:value="-0.0198939143148">
            <text:p>-0,0198939143</text:p>
          </table:table-cell>
          <table:table-cell office:value-type="float" office:value="-0.0495983889774">
            <text:p>-0,049598389</text:p>
          </table:table-cell>
          <table:table-cell office:value-type="float" office:value="40.110001">
            <text:p>40,110001</text:p>
          </table:table-cell>
          <table:table-cell office:value-type="date" office:date-value="2016-12-23">
            <text:p>2016-12-23</text:p>
          </table:table-cell>
          <table:table-cell office:value-type="string">
            <text:p>08:13:39</text:p>
          </table:table-cell>
          <table:table-cell office:value-type="string">
            <text:p>Research Reports Initiated on Consumer Goods and Services Stocks CIBT Education Group, Cineplex, Dorel Industries, and Boyd Group Income Fund</text:p>
          </table:table-cell>
          <table:table-cell table:number-columns-repeated="3"/>
        </table:table-row>
        <table:table-row table:style-name="ro1">
          <table:table-cell office:value-type="string">
            <text:p>CTC-A</text:p>
          </table:table-cell>
          <table:table-cell office:value-type="float" office:value="-0.661810535052">
            <text:p>-0,6618105351</text:p>
          </table:table-cell>
          <table:table-cell office:value-type="float" office:value="-0.472114829576">
            <text:p>-0,4721148296</text:p>
          </table:table-cell>
          <table:table-cell office:value-type="float" office:value="140.179993">
            <text:p>140,179993</text:p>
          </table:table-cell>
          <table:table-cell office:value-type="date" office:date-value="2016-12-22">
            <text:p>2016-12-22</text:p>
          </table:table-cell>
          <table:table-cell office:value-type="string">
            <text:p>13:16:21</text:p>
          </table:table-cell>
          <table:table-cell office:value-type="string">
            <text:p>ETFs with exposure to Canadian Tire Corp. Ltd. : December 22, 2016</text:p>
          </table:table-cell>
          <table:table-cell table:number-columns-repeated="3"/>
        </table:table-row>
        <table:table-row table:style-name="ro1">
          <table:table-cell office:value-type="string">
            <text:p>BYL</text:p>
          </table:table-cell>
          <table:table-cell office:value-type="float" office:value="-0.100495755714">
            <text:p>-0,1004957557</text:p>
          </table:table-cell>
          <table:table-cell office:value-type="float" office:value="-4.90223198606">
            <text:p>-4,9022319861</text:p>
          </table:table-cell>
          <table:table-cell office:value-type="float" office:value="2.05">
            <text:p>2,05</text:p>
          </table:table-cell>
          <table:table-cell office:value-type="date" office:date-value="2016-12-22">
            <text:p>2016-12-22</text:p>
          </table:table-cell>
          <table:table-cell office:value-type="string">
            <text:p>09:35:00</text:p>
          </table:table-cell>
          <table:table-cell office:value-type="string">
            <text:p>Baylin Technologies closes public offering of common shares</text:p>
          </table:table-cell>
          <table:table-cell table:number-columns-repeated="3"/>
        </table:table-row>
        <table:table-row table:style-name="ro1">
          <table:table-cell office:value-type="string">
            <text:p>MBT</text:p>
          </table:table-cell>
          <table:table-cell office:value-type="float" office:value="0.211280747601">
            <text:p>0,2112807476</text:p>
          </table:table-cell>
          <table:table-cell office:value-type="float" office:value="0.562515287476">
            <text:p>0,5625152875</text:p>
          </table:table-cell>
          <table:table-cell office:value-type="float" office:value="37.560001">
            <text:p>37,560001</text:p>
          </table:table-cell>
          <table:table-cell office:value-type="date" office:date-value="2016-12-22">
            <text:p>2016-12-22</text:p>
          </table:table-cell>
          <table:table-cell office:value-type="string">
            <text:p>09:34:13</text:p>
          </table:table-cell>
          <table:table-cell office:value-type="string">
            <text:p>Manitoba Telecom Services, Inc. â€“ Value Analysis (TORONTO:MBT) : December 22, 2016</text:p>
          </table:table-cell>
          <table:table-cell table:number-columns-repeated="3"/>
        </table:table-row>
        <table:table-row table:style-name="ro1">
          <table:table-cell office:value-type="string">
            <text:p>OSB</text:p>
          </table:table-cell>
          <table:table-cell office:value-type="float" office:value="0.252518232">
            <text:p>0,252518232</text:p>
          </table:table-cell>
          <table:table-cell office:value-type="float" office:value="0.720245934961">
            <text:p>0,720245935</text:p>
          </table:table-cell>
          <table:table-cell office:value-type="float" office:value="35.060001">
            <text:p>35,060001</text:p>
          </table:table-cell>
          <table:table-cell office:value-type="date" office:date-value="2016-12-21">
            <text:p>2016-12-21</text:p>
          </table:table-cell>
          <table:table-cell office:value-type="string">
            <text:p>08:29:21</text:p>
          </table:table-cell>
          <table:table-cell office:value-type="string">
            <text:p>Research Reports Initiated on Basic Materials Stocks Canfor, Supremex, West Fraser Timber, and Norbord</text:p>
          </table:table-cell>
          <table:table-cell table:number-columns-repeated="3"/>
        </table:table-row>
        <table:table-row table:style-name="ro1">
          <table:table-cell office:value-type="string">
            <text:p>WTE</text:p>
          </table:table-cell>
          <table:table-cell office:value-type="float" office:value="-0.399495062655">
            <text:p>-0,3994950627</text:p>
          </table:table-cell>
          <table:table-cell office:value-type="float" office:value="-1.48495161416">
            <text:p>-1,4849516142</text:p>
          </table:table-cell>
          <table:table-cell office:value-type="float" office:value="26.902901">
            <text:p>26,902901</text:p>
          </table:table-cell>
          <table:table-cell office:value-type="date" office:date-value="2016-12-20">
            <text:p>2016-12-20</text:p>
          </table:table-cell>
          <table:table-cell office:value-type="string">
            <text:p>10:22:40</text:p>
          </table:table-cell>
          <table:table-cell office:value-type="string">
            <text:p>Westshore Terminals Investment Corp. â€“ Value Analysis (TORONTO:WTE) : December 20, 2016</text:p>
          </table:table-cell>
          <table:table-cell table:number-columns-repeated="3"/>
        </table:table-row>
        <table:table-row table:style-name="ro1">
          <table:table-cell office:value-type="string">
            <text:p>TR</text:p>
          </table:table-cell>
          <table:table-cell office:value-type="float" office:value="0.333302444852">
            <text:p>0,3333024449</text:p>
          </table:table-cell>
          <table:table-cell office:value-type="float" office:value="3.74497129047">
            <text:p>3,7449712905</text:p>
          </table:table-cell>
          <table:table-cell office:value-type="float" office:value="8.9">
            <text:p>8,9</text:p>
          </table:table-cell>
          <table:table-cell office:value-type="date" office:date-value="2016-12-05">
            <text:p>2016-12-05</text:p>
          </table:table-cell>
          <table:table-cell office:value-type="string">
            <text:p>11:40:21</text:p>
          </table:table-cell>
          <table:table-cell office:value-type="string">
            <text:p>Trillium Therapeutics, Inc. :TR-CA: Earnings Analysis: Q3, 2016 By the Numbers : December 5, 2016</text:p>
          </table:table-cell>
          <table:table-cell table:number-columns-repeated="3"/>
        </table:table-row>
        <table:table-row table:style-name="ro1">
          <table:table-cell office:value-type="string">
            <text:p>GEO</text:p>
          </table:table-cell>
          <table:table-cell office:value-type="float" office:value="-0.0290683312517">
            <text:p>-0,0290683313</text:p>
          </table:table-cell>
          <table:table-cell office:value-type="float" office:value="-1.16273325007">
            <text:p>-1,1627332501</text:p>
          </table:table-cell>
          <table:table-cell office:value-type="float" office:value="2.5">
            <text:p>2,5</text:p>
          </table:table-cell>
          <table:table-cell office:value-type="date" office:date-value="2016-11-29">
            <text:p>2016-11-29</text:p>
          </table:table-cell>
          <table:table-cell office:value-type="string">
            <text:p>10:12:58</text:p>
          </table:table-cell>
          <table:table-cell office:value-type="string">
            <text:p>Geodrill Ltd. :GEO-CA: Earnings Analysis: Q3, 2016 By the Numbers : November 29, 2016</text:p>
          </table:table-cell>
          <table:table-cell table:number-columns-repeated="3"/>
        </table:table-row>
        <table:table-row table:style-name="ro1">
          <table:table-cell office:value-type="string">
            <text:p>TMB</text:p>
          </table:table-cell>
          <table:table-cell office:value-type="float" office:value="-0.0386583096194">
            <text:p>-0,0386583096</text:p>
          </table:table-cell>
          <table:table-cell office:value-type="float" office:value="-2.43134022764">
            <text:p>-2,4313402276</text:p>
          </table:table-cell>
          <table:table-cell office:value-type="float" office:value="1.59">
            <text:p>1,59</text:p>
          </table:table-cell>
          <table:table-cell office:value-type="date" office:date-value="2016-11-28">
            <text:p>2016-11-28</text:p>
          </table:table-cell>
          <table:table-cell office:value-type="string">
            <text:p>11:02:58</text:p>
          </table:table-cell>
          <table:table-cell office:value-type="string">
            <text:p>Tembec, Inc. :TMB-CA: Earnings Analysis: Q4, 2016 By the Numbers : November 28, 2016</text:p>
          </table:table-cell>
          <table:table-cell table:number-columns-repeated="3"/>
        </table:table-row>
        <table:table-row table:style-name="ro1">
          <table:table-cell office:value-type="string">
            <text:p>EOX</text:p>
          </table:table-cell>
          <table:table-cell office:value-type="float" office:value="-0.14915946832">
            <text:p>-0,1491594683</text:p>
          </table:table-cell>
          <table:table-cell office:value-type="float" office:value="-20.4328038795">
            <text:p>-20,4328038795</text:p>
          </table:table-cell>
          <table:table-cell office:value-type="float" office:value="0.73">
            <text:p>0,73</text:p>
          </table:table-cell>
          <table:table-cell office:value-type="date" office:date-value="2016-11-14">
            <text:p>2016-11-14</text:p>
          </table:table-cell>
          <table:table-cell office:value-type="string">
            <text:p>17:46:00</text:p>
          </table:table-cell>
          <table:table-cell office:value-type="string">
            <text:p>Euromax Files Preliminary Short Form Prospectus</text:p>
          </table:table-cell>
          <table:table-cell table:number-columns-repeated="3"/>
        </table:table-row>
        <table:table-row table:style-name="ro1">
          <table:table-cell office:value-type="string">
            <text:p>GCL</text:p>
          </table:table-cell>
          <table:table-cell office:value-type="float" office:value="0.0235081874433">
            <text:p>0,0235081874</text:p>
          </table:table-cell>
          <table:table-cell office:value-type="float" office:value="2.64136937565">
            <text:p>2,6413693757</text:p>
          </table:table-cell>
          <table:table-cell office:value-type="float" office:value="0.89">
            <text:p>0,89</text:p>
          </table:table-cell>
          <table:table-cell office:value-type="date" office:date-value="2016-10-13">
            <text:p>2016-10-13</text:p>
          </table:table-cell>
          <table:table-cell office:value-type="string">
            <text:p>16:37:00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  <table:table-cell table:number-columns-repeated="3"/>
        </table:table-row>
        <table:table-row table:style-name="ro1">
          <table:table-cell office:value-type="string">
            <text:p>FTU</text:p>
          </table:table-cell>
          <table:table-cell office:value-type="float" office:value="-0.0143781310361">
            <text:p>-0,014378131</text:p>
          </table:table-cell>
          <table:table-cell office:value-type="float" office:value="-5.13504679862">
            <text:p>-5,1350467986</text:p>
          </table:table-cell>
          <table:table-cell office:value-type="float" office:value="0.28">
            <text:p>0,28</text:p>
          </table:table-cell>
          <table:table-cell office:value-type="date" office:date-value="2016-07-28">
            <text:p>2016-07-28</text:p>
          </table:table-cell>
          <table:table-cell office:value-type="string">
            <text:p>16:24:32</text:p>
          </table:table-cell>
          <table:table-cell office:value-type="string">
            <text:p>US Financial 15 Split Corp.: Financial Results to May 31, 201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G267">
          <table:sort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9T22:13:10.03</dc:date>
    <meta:document-statistic meta:table-count="1" meta:cell-count="1902" meta:object-count="0"/>
    <meta:generator>LibreOffice/3.5$Windows_x86 LibreOffice_project/7e68ba2-a744ebf-1f241b7-c506db1-7d53735</meta:generator>
  </office:meta>
</office:document-meta>
</file>